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4.902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0.4cm"/>
    </style:style>
    <style:style style:name="co12" style:family="table-column">
      <style:table-column-properties fo:break-before="auto" style:column-width="6.033cm"/>
    </style:style>
    <style:style style:name="co13" style:family="table-column">
      <style:table-column-properties fo:break-before="auto" style:column-width="5.562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774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1.304cm"/>
    </style:style>
    <style:style style:name="co20" style:family="table-column">
      <style:table-column-properties fo:break-before="auto" style:column-width="1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166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number-columns-repeated="2" table:default-cell-style-name="Default"/>
        <table:table-column table:style-name="co21" table:visibility="collapse" table:default-cell-style-name="Default"/>
        <table:table-column table:style-name="co4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d n-ga tähistatud</text:p>
          </table:table-cell>
          <table:table-cell/>
        </table:table-row>
        <table:table-row table:style-name="ro1">
          <table:table-cell office:value-type="float" office:value="16462428">
            <text:p>16462428</text:p>
          </table:table-cell>
          <table:table-cell office:value-type="float" office:value="183943673">
            <text:p>183943673</text:p>
          </table:table-cell>
          <table:table-cell office:value-type="string">
            <text:p>2013-06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893903">
            <text:p>67303089390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\s*(?P&lt;year&gt;((19[0-9]{2})|(20[0-9]{2})))[-=.&gt;&lt; ]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table:number-columns-repeated="2" office:value-type="string">
            <text:p>PSA 2074.000</text:p>
          </table:table-cell>
          <table:table-cell office:value-type="string">
            <text:p><text:s/>↑ ( &lt;4.100 µg/L )</text:p>
          </table:table-cell>
          <table:table-cell office:value-type="string">
            <text:p>PSA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20834407">
            <text:p>20834407</text:p>
          </table:table-cell>
          <table:table-cell office:value-type="float" office:value="156065565">
            <text:p>156065565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7148871873">
            <text:p>971488718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riin väljub vabalt , pidamine ok PSA 0,042012 </text:p>
          </table:table-cell>
          <table:table-cell office:value-type="string">
            <text:p><text:s/>PSA 0,042012 </text:p>
          </table:table-cell>
          <table:table-cell office:value-type="string">
            <text:p>juunis RRP . uriin väljub vabalt</text:p>
          </table:table-cell>
          <table:table-cell office:value-type="string">
            <text:p><text:s/>PSA</text:p>
          </table:table-cell>
          <table:table-cell office:value-type="float" office:value="0.042012">
            <text:p>0,0420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23849552">
            <text:p>23849552</text:p>
          </table:table-cell>
          <table:table-cell office:value-type="float" office:value="184382621">
            <text:p>184382621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14519722814">
            <text:p>145197228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8 : 58 Psa 1.11</text:p>
          </table:table-cell>
          <table:table-cell office:value-type="string">
            <text:p>Psa 1.11</text:p>
          </table:table-cell>
          <table:table-cell office:value-type="string">
            <text:p>.118,77 , nüüd 6,6Vahepeal olnud</text:p>
          </table:table-cell>
          <table:table-cell office:value-type="string">
            <text:p>Psa</text:p>
          </table:table-cell>
          <table:table-cell table:style-name="ce1" office:value-type="float" office:value="1.11">
            <text:p>1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23078660">
            <text:p>23078660</text:p>
          </table:table-cell>
          <table:table-cell office:value-type="float" office:value="161127836">
            <text:p>161127836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14519722814">
            <text:p>145197228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8 : 58 Psa 1.11</text:p>
          </table:table-cell>
          <table:table-cell office:value-type="string">
            <text:p>Psa 1.11</text:p>
          </table:table-cell>
          <table:table-cell office:value-type="string">
            <text:p>.118,77 , nüüd 6,6Vahepeal olnud</text:p>
          </table:table-cell>
          <table:table-cell office:value-type="string">
            <text:p>Psa</text:p>
          </table:table-cell>
          <table:table-cell table:style-name="ce1" office:value-type="float" office:value="1.11">
            <text:p>1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852794">
            <text:p>1852794</text:p>
          </table:table-cell>
          <table:table-cell office:value-type="float" office:value="127669608">
            <text:p>127669608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591043925">
            <text:p>395910439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Nüüd biokeemiline retsidiiv - PSA 6.06</text:p>
          </table:table-cell>
          <table:table-cell office:value-type="string">
            <text:p><text:s/>PSA 6.06</text:p>
          </table:table-cell>
          <table:table-cell office:value-type="string">
            <text:p>.12 a</text:p>
          </table:table-cell>
          <table:table-cell office:value-type="string">
            <text:p><text:s/>PSA</text:p>
          </table:table-cell>
          <table:table-cell table:style-name="ce1" office:value-type="float" office:value="6.06">
            <text:p>6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täpsus</text:p>
          </table:table-cell>
        </table:table-row>
        <table:table-row table:style-name="ro1">
          <table:table-cell office:value-type="float" office:value="22213032">
            <text:p>22213032</text:p>
          </table:table-cell>
          <table:table-cell office:value-type="float" office:value="214401854">
            <text:p>214401854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33488077488">
            <text:p>334880774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PSA 11</text:p>
          </table:table-cell>
          <table:table-cell office:value-type="string">
            <text:p>-2013 oli 4,5 , ravi foonil lang</text:p>
          </table:table-cell>
          <table:table-cell office:value-type="string">
            <text:p>PSA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  <table:table-cell table:formula="of:=494/500*100" office:value-type="float" office:value="98.8">
            <text:p>98,8</text:p>
          </table:table-cell>
        </table:table-row>
        <table:table-row table:style-name="ro1">
          <table:table-cell office:value-type="float" office:value="18372846">
            <text:p>18372846</text:p>
          </table:table-cell>
          <table:table-cell office:value-type="float" office:value="203812882">
            <text:p>203812882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73030393674">
            <text:p>6730303936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9.09.201313 : 41 : S2-PSA 0,002 </text:p>
          </table:table-cell>
          <table:table-cell office:value-type="string">
            <text:p>PSA 0,002 </text:p>
          </table:table-cell>
          <table:table-cell office:value-type="string">
            <text:p>ug/l</text:p>
          </table:table-cell>
          <table:table-cell office:value-type="string">
            <text:p>PSA</text:p>
          </table:table-cell>
          <table:table-cell office:value-type="float" office:value="0.002">
            <text:p>0,0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74389">
            <text:p>20974389</text:p>
          </table:table-cell>
          <table:table-cell office:value-type="float" office:value="190570426">
            <text:p>190570426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03934">
            <text:p>6730303039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i pidamatus ( 1 -2mähet päevas ) PSA 0,003 ng/ml</text:p>
          </table:table-cell>
          <table:table-cell office:value-type="string">
            <text:p><text:s/>PSA 0,003 ng/ml</text:p>
          </table:table-cell>
          <table:table-cell office:value-type="string">
            <text:p>UH kõht</text:p>
          </table:table-cell>
          <table:table-cell office:value-type="string">
            <text:p><text:s/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94065">
            <text:p>2194065</text:p>
          </table:table-cell>
          <table:table-cell office:value-type="float" office:value="79657007">
            <text:p>79657007</text:p>
          </table:table-cell>
          <table:table-cell office:value-type="string">
            <text:p>2012-0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114057852">
            <text:p>811140578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Qmax 14.3 ml/s , Tqmax 8sPSA 0.003 ng/ml</text:p>
          </table:table-cell>
          <table:table-cell office:value-type="string">
            <text:p>PSA 0.003 ng/ml</text:p>
          </table:table-cell>
          <table:table-cell/>
          <table:table-cell office:value-type="string">
            <text:p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550911">
            <text:p>20550911</text:p>
          </table:table-cell>
          <table:table-cell office:value-type="float" office:value="188621251">
            <text:p>188621251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906164241">
            <text:p>459061642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laaniline kontroll : PSA 0,003ng/ml</text:p>
          </table:table-cell>
          <table:table-cell office:value-type="string">
            <text:p><text:s/>PSA 0,003ng/ml</text:p>
          </table:table-cell>
          <table:table-cell/>
          <table:table-cell office:value-type="string">
            <text:p><text:s/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58483">
            <text:p>18358483</text:p>
          </table:table-cell>
          <table:table-cell office:value-type="float" office:value="191528015">
            <text:p>191528015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980165306">
            <text:p>729801653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.01.2013 ja 29.04.2013 PDD-TURB PSA 0,003 ng/ml</text:p>
          </table:table-cell>
          <table:table-cell office:value-type="string">
            <text:p><text:s/>PSA 0,003 ng/ml</text:p>
          </table:table-cell>
          <table:table-cell office:value-type="string">
            <text:p><text:s/>Uuringud : 30.04.2013Histoloogi</text:p>
          </table:table-cell>
          <table:table-cell office:value-type="string">
            <text:p><text:s/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95090">
            <text:p>22995090</text:p>
          </table:table-cell>
          <table:table-cell office:value-type="float" office:value="157595584">
            <text:p>157595584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89828796648">
            <text:p>898287966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office:value-type="string">
            <text:p>Kontrollitud PSA - 0,003</text:p>
          </table:table-cell>
          <table:table-cell office:value-type="string">
            <text:p><text:s/>PSA - 0,003</text:p>
          </table:table-cell>
          <table:table-cell/>
          <table:table-cell office:value-type="string">
            <text:p><text:s/>PSA</text:p>
          </table:table-cell>
          <table:table-cell office:value-type="float" office:value="0.003">
            <text:p>0,0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399981">
            <text:p>20399981</text:p>
          </table:table-cell>
          <table:table-cell office:value-type="float" office:value="178942120">
            <text:p>178942120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331977799">
            <text:p>303319777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table:number-columns-repeated="2" office:value-type="string">
            <text:p>PSA oli 0,003</text:p>
          </table:table-cell>
          <table:table-cell office:value-type="string">
            <text:p><text:s/>, kreatiniin 191</text:p>
          </table:table-cell>
          <table:table-cell office:value-type="string">
            <text:p>PSA</text:p>
          </table:table-cell>
          <table:table-cell office:value-type="float" office:value="0.003">
            <text:p>0,0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48390">
            <text:p>4748390</text:p>
          </table:table-cell>
          <table:table-cell office:value-type="float" office:value="149889561">
            <text:p>149889561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83253335383">
            <text:p>832533353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&lt;0.003 ( &lt;3.100 µg/L )</text:p>
          </table:table-cell>
          <table:table-cell/>
          <table:table-cell office:value-type="string">
            <text:p>S , P-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45792">
            <text:p>8045792</text:p>
          </table:table-cell>
          <table:table-cell office:value-type="float" office:value="145816137">
            <text:p>145816137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26495089426">
            <text:p>2649508942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&lt;0.003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93652">
            <text:p>22393652</text:p>
          </table:table-cell>
          <table:table-cell office:value-type="float" office:value="177982561">
            <text:p>177982561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91847383721">
            <text:p>91847383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fPSA % Info puudub ( null ) , PSA &lt;0.003 ( &lt;4.100 µg/L )</text:p>
          </table:table-cell>
          <table:table-cell office:value-type="string">
            <text:p><text:s/>PSA &lt;0.003 ( &lt;4.100 µg/L )</text:p>
          </table:table-cell>
          <table:table-cell office:value-type="string">
            <text:p><text:s/>, fPSA &lt;0.01 ( µg/L )</text:p>
          </table:table-cell>
          <table:table-cell office:value-type="string">
            <text:p><text:s/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200734">
            <text:p>8200734</text:p>
          </table:table-cell>
          <table:table-cell office:value-type="float" office:value="140861492">
            <text:p>140861492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26620813151">
            <text:p>2662081315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&lt;0.003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71563">
            <text:p>4571563</text:p>
          </table:table-cell>
          <table:table-cell office:value-type="float" office:value="82538709">
            <text:p>82538709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32071885869">
            <text:p>320718858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&lt;0.003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800827">
            <text:p>13800827</text:p>
          </table:table-cell>
          <table:table-cell office:value-type="float" office:value="207388279">
            <text:p>207388279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19168841753">
            <text:p>191688417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&lt;0.003 ( &lt;4.100 µg/L )</text:p>
          </table:table-cell>
          <table:table-cell/>
          <table:table-cell office:value-type="string">
            <text:p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848732">
            <text:p>21848732</text:p>
          </table:table-cell>
          <table:table-cell office:value-type="float" office:value="181506636">
            <text:p>181506636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84569324696">
            <text:p>845693246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&lt;0.003 ( &lt;4.100 µg/L )</text:p>
          </table:table-cell>
          <table:table-cell/>
          <table:table-cell office:value-type="string">
            <text:p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72930">
            <text:p>23572930</text:p>
          </table:table-cell>
          <table:table-cell office:value-type="float" office:value="187648700">
            <text:p>187648700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26620813151">
            <text:p>266208131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&lt;0.003 ( &lt;4.100 µg/L )</text:p>
          </table:table-cell>
          <table:table-cell/>
          <table:table-cell office:value-type="string">
            <text:p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82209">
            <text:p>22982209</text:p>
          </table:table-cell>
          <table:table-cell office:value-type="float" office:value="187459481">
            <text:p>187459481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673040413262">
            <text:p>6730404132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&lt;0.003 ( &lt;3.100 µg/L )</text:p>
          </table:table-cell>
          <table:table-cell/>
          <table:table-cell office:value-type="string">
            <text:p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185326">
            <text:p>11185326</text:p>
          </table:table-cell>
          <table:table-cell office:value-type="float" office:value="181506636">
            <text:p>181506636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84569324696">
            <text:p>845693246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&lt;0.003 ( &lt;4.100 µg/L )</text:p>
          </table:table-cell>
          <table:table-cell/>
          <table:table-cell office:value-type="string">
            <text:p>PSA</text:p>
          </table:table-cell>
          <table:table-cell office:value-type="float" office:value="0.003">
            <text:p>0,00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212818">
            <text:p>19212818</text:p>
          </table:table-cell>
          <table:table-cell office:value-type="float" office:value="197312315">
            <text:p>197312315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27921480022">
            <text:p>279214800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4.09.201316 : 34 : PSA 0.01 </text:p>
          </table:table-cell>
          <table:table-cell office:value-type="string">
            <text:p><text:s/>PSA 0.01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01">
            <text:p>0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715475">
            <text:p>24715475</text:p>
          </table:table-cell>
          <table:table-cell office:value-type="float" office:value="176041933">
            <text:p>176041933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93977498766">
            <text:p>939774987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010 ( &lt;3.100 µg/L )</text:p>
          </table:table-cell>
          <table:table-cell/>
          <table:table-cell office:value-type="string">
            <text:p>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859">
            <text:p>238859</text:p>
          </table:table-cell>
          <table:table-cell office:value-type="float" office:value="84601313">
            <text:p>84601313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2012-01-02</text:p>
          </table:table-cell>
          <table:table-cell office:value-type="float" office:value="86114945175">
            <text:p>8611494517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<text:s/>Vaba PSA % &lt;100.0 ( null % ) , S , P-PSA 0.010 ( &lt;4.100 µg/L )</text:p>
          </table:table-cell>
          <table:table-cell office:value-type="string">
            <text:p>S , P-PSA 0.010 ( &lt;4.100 µg/L )</text:p>
          </table:table-cell>
          <table:table-cell office:value-type="string">
            <text:p><text:s/>, Vaba PSA &lt;0.01 ( µg/L ) 02.01</text:p>
          </table:table-cell>
          <table:table-cell office:value-type="string">
            <text:p>S , P-PSA</text:p>
          </table:table-cell>
          <table:table-cell office:value-type="float" office:value="0.01">
            <text:p>0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54177">
            <text:p>16754177</text:p>
          </table:table-cell>
          <table:table-cell office:value-type="float" office:value="182335253">
            <text:p>182335253</text:p>
          </table:table-cell>
          <table:table-cell office:value-type="string">
            <text:p>2013-06-10</text:p>
          </table:table-cell>
          <table:table-cell office:value-type="string">
            <text:p>S</text:p>
          </table:table-cell>
          <table:table-cell office:value-type="string">
            <text:p>2013-05-30</text:p>
          </table:table-cell>
          <table:table-cell office:value-type="float" office:value="33658769014">
            <text:p>336587690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011 ( &lt;4.100 µg/L )</text:p>
          </table:table-cell>
          <table:table-cell/>
          <table:table-cell office:value-type="string">
            <text:p>PSA</text:p>
          </table:table-cell>
          <table:table-cell office:value-type="float" office:value="0.011">
            <text:p>0,0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46372">
            <text:p>23846372</text:p>
          </table:table-cell>
          <table:table-cell office:value-type="float" office:value="192385051">
            <text:p>192385051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35041372530">
            <text:p>350413725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015 ( &lt;4.400 µg/L )</text:p>
          </table:table-cell>
          <table:table-cell/>
          <table:table-cell office:value-type="string">
            <text:p>PSA</text:p>
          </table:table-cell>
          <table:table-cell office:value-type="float" office:value="0.015">
            <text:p>0,01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392441">
            <text:p>17392441</text:p>
          </table:table-cell>
          <table:table-cell office:value-type="float" office:value="174614211">
            <text:p>17461421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15040824748">
            <text:p>150408247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8.01.2013 PSA 0,017 ng/ml</text:p>
          </table:table-cell>
          <table:table-cell office:value-type="string">
            <text:p><text:s/>PSA 0,017 ng/ml</text:p>
          </table:table-cell>
          <table:table-cell/>
          <table:table-cell office:value-type="string">
            <text:p><text:s/>PSA</text:p>
          </table:table-cell>
          <table:table-cell office:value-type="float" office:value="0.017">
            <text:p>0,017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564568">
            <text:p>22564568</text:p>
          </table:table-cell>
          <table:table-cell office:value-type="float" office:value="216538721">
            <text:p>216538721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37071713106">
            <text:p>37071713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.03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0.03">
            <text:p>0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312039">
            <text:p>11312039</text:p>
          </table:table-cell>
          <table:table-cell office:value-type="float" office:value="155251854">
            <text:p>155251854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15820678179">
            <text:p>158206781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033 ( &lt;3.100 µg/L )</text:p>
          </table:table-cell>
          <table:table-cell/>
          <table:table-cell office:value-type="string">
            <text:p>PSA</text:p>
          </table:table-cell>
          <table:table-cell office:value-type="float" office:value="0.033">
            <text:p>0,03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848436">
            <text:p>21848436</text:p>
          </table:table-cell>
          <table:table-cell office:value-type="float" office:value="204360806">
            <text:p>204360806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91585719109">
            <text:p>915857191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039 ( &lt;3.100 µg/L )</text:p>
          </table:table-cell>
          <table:table-cell/>
          <table:table-cell office:value-type="string">
            <text:p>PSA</text:p>
          </table:table-cell>
          <table:table-cell office:value-type="float" office:value="0.039">
            <text:p>0,03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570922">
            <text:p>3570922</text:p>
          </table:table-cell>
          <table:table-cell office:value-type="float" office:value="147212206">
            <text:p>147212206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213465943">
            <text:p>992134659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erearsti juures PSA &lt; 0,04 ng/ml</text:p>
          </table:table-cell>
          <table:table-cell office:value-type="string">
            <text:p><text:s/>PSA &lt; 0,04 ng/ml</text:p>
          </table:table-cell>
          <table:table-cell/>
          <table:table-cell office:value-type="string">
            <text:p><text:s/>PSA</text:p>
          </table:table-cell>
          <table:table-cell office:value-type="float" office:value="0.04">
            <text:p>0,0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359588">
            <text:p>9359588</text:p>
          </table:table-cell>
          <table:table-cell office:value-type="float" office:value="207418377">
            <text:p>207418377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73040965464">
            <text:p>67304096546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<text:s/>) , PSA 0.094 ( &lt;4.400 µg/L ) , PSA 0.04 ( µg/L )</text:p>
          </table:table-cell>
          <table:table-cell office:value-type="string">
            <text:p><text:s/>PSA 0.04 ( µg/L )</text:p>
          </table:table-cell>
          <table:table-cell/>
          <table:table-cell office:value-type="string">
            <text:p><text:s/>PSA</text:p>
          </table:table-cell>
          <table:table-cell office:value-type="float" office:value="0.04">
            <text:p>0,0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65460">
            <text:p>22965460</text:p>
          </table:table-cell>
          <table:table-cell office:value-type="float" office:value="173665755">
            <text:p>173665755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27536238344">
            <text:p>275362383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057 ( &lt;4.400 µg/L )</text:p>
          </table:table-cell>
          <table:table-cell/>
          <table:table-cell office:value-type="string">
            <text:p>PSA</text:p>
          </table:table-cell>
          <table:table-cell office:value-type="float" office:value="0.057">
            <text:p>0,05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49557">
            <text:p>19649557</text:p>
          </table:table-cell>
          <table:table-cell office:value-type="float" office:value="219263440">
            <text:p>219263440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2013-12-30</text:p>
          </table:table-cell>
          <table:table-cell office:value-type="float" office:value="98444865754">
            <text:p>984448657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30.12.2013 PSA 0,07 </text:p>
          </table:table-cell>
          <table:table-cell office:value-type="string">
            <text:p><text:s/>PSA 0,07 </text:p>
          </table:table-cell>
          <table:table-cell office:value-type="string">
            <text:p>- normis</text:p>
          </table:table-cell>
          <table:table-cell office:value-type="string">
            <text:p><text:s/>PSA</text:p>
          </table:table-cell>
          <table:table-cell office:value-type="float" office:value="0.07">
            <text:p>0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43856">
            <text:p>543856</text:p>
          </table:table-cell>
          <table:table-cell office:value-type="float" office:value="90036113">
            <text:p>90036113</text:p>
          </table:table-cell>
          <table:table-cell office:value-type="string">
            <text:p>2012-03-20</text:p>
          </table:table-cell>
          <table:table-cell office:value-type="string">
            <text:p>S</text:p>
          </table:table-cell>
          <table:table-cell office:value-type="string">
            <text:p>2012-03-15</text:p>
          </table:table-cell>
          <table:table-cell office:value-type="float" office:value="23807947879">
            <text:p>238079478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09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0.09">
            <text:p>0,0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3829">
            <text:p>703829</text:p>
          </table:table-cell>
          <table:table-cell office:value-type="float" office:value="139368741">
            <text:p>139368741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office:value-type="string">
            <text:p>2012-09-05</text:p>
          </table:table-cell>
          <table:table-cell office:value-type="float" office:value="90820551929">
            <text:p>908205519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094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0.094">
            <text:p>0,09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014872">
            <text:p>6014872</text:p>
          </table:table-cell>
          <table:table-cell office:value-type="float" office:value="86656826">
            <text:p>86656826</text:p>
          </table:table-cell>
          <table:table-cell office:value-type="string">
            <text:p>2012-03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407661742">
            <text:p>7140766174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099 ng/ml</text:p>
          </table:table-cell>
          <table:table-cell office:value-type="string">
            <text:p>2011 suvel ilmnes PSA tõus 0,97-</text:p>
          </table:table-cell>
          <table:table-cell office:value-type="string">
            <text:p>PSA</text:p>
          </table:table-cell>
          <table:table-cell office:value-type="float" office:value="0.099">
            <text:p>0,09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35436">
            <text:p>20835436</text:p>
          </table:table-cell>
          <table:table-cell office:value-type="float" office:value="214445654">
            <text:p>214445654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619794740">
            <text:p>286197947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11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0.11">
            <text:p>0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51812">
            <text:p>17651812</text:p>
          </table:table-cell>
          <table:table-cell office:value-type="float" office:value="194202708">
            <text:p>194202708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64505841328">
            <text:p>645058413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6.08.201317 : 02 : PSA 0.13 </text:p>
          </table:table-cell>
          <table:table-cell office:value-type="string">
            <text:p><text:s/>PSA 0.13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13">
            <text:p>0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16056">
            <text:p>12716056</text:p>
          </table:table-cell>
          <table:table-cell office:value-type="float" office:value="203498273">
            <text:p>203498273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4382472">
            <text:p>6730443824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4 , . 10.13 oli PSA 0,16 ng/ml</text:p>
          </table:table-cell>
          <table:table-cell office:value-type="string">
            <text:p><text:s/>PSA 0,16 ng/ml</text:p>
          </table:table-cell>
          <table:table-cell office:value-type="string">
            <text:p><text:s/>( ilma hormoonita )</text:p>
          </table:table-cell>
          <table:table-cell office:value-type="string">
            <text:p><text:s/>PSA</text:p>
          </table:table-cell>
          <table:table-cell office:value-type="float" office:value="0.16">
            <text:p>0,1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732826">
            <text:p>11732826</text:p>
          </table:table-cell>
          <table:table-cell office:value-type="float" office:value="163808436">
            <text:p>163808436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067234755">
            <text:p>180672347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30.1.13 PSA 0,167 </text:p>
          </table:table-cell>
          <table:table-cell office:value-type="string">
            <text:p><text:s/>PSA 0,167 </text:p>
          </table:table-cell>
          <table:table-cell office:value-type="string">
            <text:p>tõus 4 x alustatud Bicalutmid 15</text:p>
          </table:table-cell>
          <table:table-cell office:value-type="string">
            <text:p><text:s/>PSA</text:p>
          </table:table-cell>
          <table:table-cell office:value-type="float" office:value="0.167">
            <text:p>0,1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27901">
            <text:p>17927901</text:p>
          </table:table-cell>
          <table:table-cell office:value-type="float" office:value="182353124">
            <text:p>182353124</text:p>
          </table:table-cell>
          <table:table-cell office:value-type="string">
            <text:p>2011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188170205">
            <text:p>141881702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\s*(?P&lt;day&gt;([0-3][0-9]))\.(?P&lt;month&gt;(0[1-9]|1[0-2]))\.(?P&lt;year&gt;((19[0-9]{2})|(20[0-9]{2})|([0-9]{2})))\.?\s+-?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uroloogil 1 aasta tagasi viimane PSA 11.01.11 - 0,168</text:p>
          </table:table-cell>
          <table:table-cell office:value-type="string">
            <text:p><text:s/>PSA 11.01.11 - 0,168</text:p>
          </table:table-cell>
          <table:table-cell office:value-type="string">
            <text:p><text:s/>, peale op-i ordineeriti Dripta</text:p>
          </table:table-cell>
          <table:table-cell office:value-type="string">
            <text:p><text:s/>PSA</text:p>
          </table:table-cell>
          <table:table-cell office:value-type="float" office:value="0.168">
            <text:p>0,1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30949">
            <text:p>6630949</text:p>
          </table:table-cell>
          <table:table-cell office:value-type="float" office:value="132168647">
            <text:p>132168647</text:p>
          </table:table-cell>
          <table:table-cell office:value-type="string">
            <text:p>2012-07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351022107">
            <text:p>8035102210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H 0,086 , FT413,6 , FT3 &lt; 1,54 , PSA 0,170 </text:p>
          </table:table-cell>
          <table:table-cell office:value-type="string">
            <text:p><text:s/>PSA 0,170 </text:p>
          </table:table-cell>
          <table:table-cell office:value-type="string">
            <text:p>, IgG 107 , ferritiin 13,6 , CEA</text:p>
          </table:table-cell>
          <table:table-cell office:value-type="string">
            <text:p><text:s/>PSA</text:p>
          </table:table-cell>
          <table:table-cell office:value-type="float" office:value="0.17">
            <text:p>0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06167">
            <text:p>21706167</text:p>
          </table:table-cell>
          <table:table-cell office:value-type="float" office:value="175297756">
            <text:p>175297756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551170687">
            <text:p>155511706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ndatud , öösel vahest käib WC-s PSA 0,192 ng/ml</text:p>
          </table:table-cell>
          <table:table-cell office:value-type="string">
            <text:p><text:s/>PSA 0,192 ng/ml</text:p>
          </table:table-cell>
          <table:table-cell/>
          <table:table-cell office:value-type="string">
            <text:p><text:s/>PSA</text:p>
          </table:table-cell>
          <table:table-cell office:value-type="float" office:value="0.192">
            <text:p>0,19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373066">
            <text:p>19373066</text:p>
          </table:table-cell>
          <table:table-cell office:value-type="float" office:value="171394918">
            <text:p>171394918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690221511">
            <text:p>636902215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218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0.218">
            <text:p>0,2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65485">
            <text:p>19565485</text:p>
          </table:table-cell>
          <table:table-cell office:value-type="float" office:value="216064734">
            <text:p>216064734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07-10-03</text:p>
          </table:table-cell>
          <table:table-cell office:value-type="float" office:value="673030419279">
            <text:p>6730304192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d bikalutamiidi 3 kuud , millega PSA 0,224 </text:p>
          </table:table-cell>
          <table:table-cell office:value-type="string">
            <text:p><text:s/>PSA 0,224 </text:p>
          </table:table-cell>
          <table:table-cell office:value-type="string">
            <text:p>-lt 0 -ni</text:p>
          </table:table-cell>
          <table:table-cell office:value-type="string">
            <text:p><text:s/>PSA</text:p>
          </table:table-cell>
          <table:table-cell office:value-type="float" office:value="0.224">
            <text:p>0,2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049024">
            <text:p>12049024</text:p>
          </table:table-cell>
          <table:table-cell office:value-type="float" office:value="173591911">
            <text:p>17359191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30523052">
            <text:p>6730305230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238 ( &lt;1.400 µg/L )</text:p>
          </table:table-cell>
          <table:table-cell/>
          <table:table-cell office:value-type="string">
            <text:p>PSA</text:p>
          </table:table-cell>
          <table:table-cell office:value-type="float" office:value="0.238">
            <text:p>0,23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1447">
            <text:p>691447</text:p>
          </table:table-cell>
          <table:table-cell office:value-type="float" office:value="144403146">
            <text:p>144403146</text:p>
          </table:table-cell>
          <table:table-cell office:value-type="string">
            <text:p>2012-10-12</text:p>
          </table:table-cell>
          <table:table-cell office:value-type="string">
            <text:p>S</text:p>
          </table:table-cell>
          <table:table-cell office:value-type="string">
            <text:p>2012-10-08</text:p>
          </table:table-cell>
          <table:table-cell office:value-type="float" office:value="14723273303">
            <text:p>147232733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248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0.248">
            <text:p>0,24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45748">
            <text:p>24245748</text:p>
          </table:table-cell>
          <table:table-cell office:value-type="float" office:value="163268388">
            <text:p>163268388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36680691749">
            <text:p>36680691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mol/L ) fPSA % 11.8 ( null % ) , PSA 0.254 ( &lt;4.400 µg/L )</text:p>
          </table:table-cell>
          <table:table-cell office:value-type="string">
            <text:p><text:s/>PSA 0.254 ( &lt;4.400 µg/L )</text:p>
          </table:table-cell>
          <table:table-cell office:value-type="string">
            <text:p><text:s/>, fPSA 0.03 ( µg/L )</text:p>
          </table:table-cell>
          <table:table-cell office:value-type="string">
            <text:p><text:s/>PSA</text:p>
          </table:table-cell>
          <table:table-cell office:value-type="float" office:value="0.254">
            <text:p>0,25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520806">
            <text:p>12520806</text:p>
          </table:table-cell>
          <table:table-cell office:value-type="float" office:value="179634280">
            <text:p>179634280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3030439055">
            <text:p>6730304390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268 ( &lt;3.100 µg/L )</text:p>
          </table:table-cell>
          <table:table-cell/>
          <table:table-cell office:value-type="string">
            <text:p>PSA</text:p>
          </table:table-cell>
          <table:table-cell office:value-type="float" office:value="0.268">
            <text:p>0,26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589429">
            <text:p>3589429</text:p>
          </table:table-cell>
          <table:table-cell office:value-type="float" office:value="131395593">
            <text:p>131395593</text:p>
          </table:table-cell>
          <table:table-cell office:value-type="string">
            <text:p>2012-08-06</text:p>
          </table:table-cell>
          <table:table-cell office:value-type="string">
            <text:p>A</text:p>
          </table:table-cell>
          <table:table-cell office:value-type="string">
            <text:p>2004-08-12</text:p>
          </table:table-cell>
          <table:table-cell office:value-type="float" office:value="65437592625">
            <text:p>654375926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5 . rertsidiiv , PSA 0,276 </text:p>
          </table:table-cell>
          <table:table-cell office:value-type="string">
            <text:p><text:s/>PSA 0,276 </text:p>
          </table:table-cell>
          <table:table-cell office:value-type="string">
            <text:p>Suunatud onko-urol konsiiliumi L</text:p>
          </table:table-cell>
          <table:table-cell office:value-type="string">
            <text:p><text:s/>PSA</text:p>
          </table:table-cell>
          <table:table-cell office:value-type="float" office:value="0.276">
            <text:p>0,2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28923">
            <text:p>2728923</text:p>
          </table:table-cell>
          <table:table-cell office:value-type="float" office:value="135591388">
            <text:p>135591388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04-08-12</text:p>
          </table:table-cell>
          <table:table-cell office:value-type="float" office:value="65437592625">
            <text:p>654375926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5 . retsidiiv , PSA 0,276 </text:p>
          </table:table-cell>
          <table:table-cell office:value-type="string">
            <text:p><text:s/>PSA 0,276 </text:p>
          </table:table-cell>
          <table:table-cell office:value-type="string">
            <text:p>PSA dünaamika : Kuupäev Väärtus </text:p>
          </table:table-cell>
          <table:table-cell office:value-type="string">
            <text:p><text:s/>PSA</text:p>
          </table:table-cell>
          <table:table-cell office:value-type="float" office:value="0.276">
            <text:p>0,2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33728">
            <text:p>19933728</text:p>
          </table:table-cell>
          <table:table-cell office:value-type="float" office:value="190708487">
            <text:p>190708487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606996718">
            <text:p>746069967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* 12.07.201310 : 48 : PSA 0.30 </text:p>
          </table:table-cell>
          <table:table-cell office:value-type="string">
            <text:p><text:s/>PSA 0.30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3">
            <text:p>0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3259">
            <text:p>193259</text:p>
          </table:table-cell>
          <table:table-cell office:value-type="float" office:value="124408935">
            <text:p>124408935</text:p>
          </table:table-cell>
          <table:table-cell office:value-type="string">
            <text:p>2012-05-07</text:p>
          </table:table-cell>
          <table:table-cell office:value-type="string">
            <text:p>S</text:p>
          </table:table-cell>
          <table:table-cell office:value-type="string">
            <text:p>2012-04-19</text:p>
          </table:table-cell>
          <table:table-cell office:value-type="float" office:value="68773251496">
            <text:p>6877325149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- 0,307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0.307">
            <text:p>0,3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47611">
            <text:p>12747611</text:p>
          </table:table-cell>
          <table:table-cell office:value-type="float" office:value="174170434">
            <text:p>174170434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2-10-11</text:p>
          </table:table-cell>
          <table:table-cell office:value-type="float" office:value="71325162718">
            <text:p>713251627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309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0.309">
            <text:p>0,30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84113">
            <text:p>22484113</text:p>
          </table:table-cell>
          <table:table-cell office:value-type="float" office:value="172007458">
            <text:p>172007458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673030455964">
            <text:p>6730304559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HBG 13.4 ( 18.3 . 54.1 nmol/L ) S , P-PSA 0.325 ( &lt;2.000 µg/L )</text:p>
          </table:table-cell>
          <table:table-cell office:value-type="string">
            <text:p>S , P-PSA 0.325 ( &lt;2.000 µg/L )</text:p>
          </table:table-cell>
          <table:table-cell/>
          <table:table-cell office:value-type="string">
            <text:p>S , P-PSA</text:p>
          </table:table-cell>
          <table:table-cell office:value-type="float" office:value="0.325">
            <text:p>0,32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41916">
            <text:p>19941916</text:p>
          </table:table-cell>
          <table:table-cell office:value-type="float" office:value="212107682">
            <text:p>212107682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3462">
            <text:p>673030353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anal pärast - uriin põletikuta , PSA 0,34 </text:p>
          </table:table-cell>
          <table:table-cell office:value-type="string">
            <text:p><text:s/>PSA 0,34 </text:p>
          </table:table-cell>
          <table:table-cell office:value-type="string">
            <text:p>, kerge kol ja LDL kol tõus</text:p>
          </table:table-cell>
          <table:table-cell office:value-type="string">
            <text:p><text:s/>PSA</text:p>
          </table:table-cell>
          <table:table-cell office:value-type="float" office:value="0.34">
            <text:p>0,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05244">
            <text:p>19905244</text:p>
          </table:table-cell>
          <table:table-cell office:value-type="float" office:value="204781363">
            <text:p>204781363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806119077">
            <text:p>898061190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* 24.10.2013 <text:s text:c="2"/>: Pats tegi psa-0.35 </text:p>
          </table:table-cell>
          <table:table-cell office:value-type="string">
            <text:p>psa-0.35 </text:p>
          </table:table-cell>
          <table:table-cell office:value-type="string">
            <text:p>Tuli õde ja võttab anal koopia</text:p>
          </table:table-cell>
          <table:table-cell office:value-type="string">
            <text:p>psa</text:p>
          </table:table-cell>
          <table:table-cell office:value-type="float" office:value="0.35">
            <text:p>0,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191024">
            <text:p>11191024</text:p>
          </table:table-cell>
          <table:table-cell office:value-type="float" office:value="163261739">
            <text:p>163261739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673030483126">
            <text:p>6730304831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351 ( &lt;1.400 µg/L )</text:p>
          </table:table-cell>
          <table:table-cell/>
          <table:table-cell office:value-type="string">
            <text:p>PSA</text:p>
          </table:table-cell>
          <table:table-cell office:value-type="float" office:value="0.351">
            <text:p>0,35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453852">
            <text:p>14453852</text:p>
          </table:table-cell>
          <table:table-cell office:value-type="float" office:value="165693833">
            <text:p>165693833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673030505943">
            <text:p>6730305059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353 ( &lt;1.400 µg/L )</text:p>
          </table:table-cell>
          <table:table-cell/>
          <table:table-cell office:value-type="string">
            <text:p>PSA</text:p>
          </table:table-cell>
          <table:table-cell office:value-type="float" office:value="0.353">
            <text:p>0,35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77004">
            <text:p>23077004</text:p>
          </table:table-cell>
          <table:table-cell office:value-type="float" office:value="208644072">
            <text:p>208644072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94197839942">
            <text:p>941978399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358 ( &lt;4.100 µg/L )</text:p>
          </table:table-cell>
          <table:table-cell/>
          <table:table-cell office:value-type="string">
            <text:p>PSA</text:p>
          </table:table-cell>
          <table:table-cell office:value-type="float" office:value="0.358">
            <text:p>0,35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3357">
            <text:p>2233357</text:p>
          </table:table-cell>
          <table:table-cell office:value-type="float" office:value="85608419">
            <text:p>85608419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883896007">
            <text:p>248838960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Immuunanalüüsid I PSA 0.36 ng/mL</text:p>
          </table:table-cell>
          <table:table-cell office:value-type="string">
            <text:p><text:s/>PSA 0.36 ng/mL</text:p>
          </table:table-cell>
          <table:table-cell/>
          <table:table-cell office:value-type="string">
            <text:p><text:s/>PSA</text:p>
          </table:table-cell>
          <table:table-cell office:value-type="float" office:value="0.36">
            <text:p>0,3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55212">
            <text:p>19555212</text:p>
          </table:table-cell>
          <table:table-cell office:value-type="float" office:value="202663869">
            <text:p>202663869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5-25</text:p>
          </table:table-cell>
          <table:table-cell office:value-type="float" office:value="39163638837">
            <text:p>391636388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5.05.201313 : 04 : PSA 0.36 </text:p>
          </table:table-cell>
          <table:table-cell office:value-type="string">
            <text:p><text:s/>PSA 0.36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36">
            <text:p>0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834786">
            <text:p>14834786</text:p>
          </table:table-cell>
          <table:table-cell office:value-type="float" office:value="183057326">
            <text:p>183057326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50929057491">
            <text:p>509290574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361 ( &lt;4.400 µg/L )</text:p>
          </table:table-cell>
          <table:table-cell/>
          <table:table-cell office:value-type="string">
            <text:p>PSA</text:p>
          </table:table-cell>
          <table:table-cell office:value-type="float" office:value="0.361">
            <text:p>0,36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79984">
            <text:p>21779984</text:p>
          </table:table-cell>
          <table:table-cell office:value-type="float" office:value="215522602">
            <text:p>215522602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51803828400">
            <text:p>518038284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n 12.13 ( 11.40 . 27.90 nmol/L ) PSA 0.397 ( &lt;2.000 µg/L )</text:p>
          </table:table-cell>
          <table:table-cell office:value-type="string">
            <text:p><text:s/>PSA 0.397 ( &lt;2.000 µg/L )</text:p>
          </table:table-cell>
          <table:table-cell/>
          <table:table-cell office:value-type="string">
            <text:p><text:s/>PSA</text:p>
          </table:table-cell>
          <table:table-cell office:value-type="float" office:value="0.397">
            <text:p>0,39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80016">
            <text:p>23280016</text:p>
          </table:table-cell>
          <table:table-cell office:value-type="float" office:value="195962517">
            <text:p>195962517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0444023">
            <text:p>6730304440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4 ng/ml</text:p>
          </table:table-cell>
          <table:table-cell/>
          <table:table-cell office:value-type="string">
            <text:p>PSA</text:p>
          </table:table-cell>
          <table:table-cell office:value-type="float" office:value="0.4">
            <text:p>0,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423761">
            <text:p>17423761</text:p>
          </table:table-cell>
          <table:table-cell office:value-type="float" office:value="166071422">
            <text:p>166071422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201881931">
            <text:p>812018819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<text:s/>12,1 ml/sTestosteroon 7,7 ng/mlPSA 0.4ng/ml</text:p>
          </table:table-cell>
          <table:table-cell office:value-type="string">
            <text:p>PSA 0.4ng/ml</text:p>
          </table:table-cell>
          <table:table-cell office:value-type="string">
            <text:p>Düsuurilised vaevused samuti väh</text:p>
          </table:table-cell>
          <table:table-cell office:value-type="string">
            <text:p>PSA</text:p>
          </table:table-cell>
          <table:table-cell office:value-type="float" office:value="0.4">
            <text:p>0,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81436">
            <text:p>5581436</text:p>
          </table:table-cell>
          <table:table-cell office:value-type="float" office:value="86025700">
            <text:p>86025700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975442555">
            <text:p>8197544255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elmine PSA 0,4 </text:p>
          </table:table-cell>
          <table:table-cell office:value-type="string">
            <text:p><text:s/>PSA 0,4 </text:p>
          </table:table-cell>
          <table:table-cell office:value-type="string">
            <text:p>nüüd 0,6 - minimaalne PSA tõus ,</text:p>
          </table:table-cell>
          <table:table-cell office:value-type="string">
            <text:p><text:s/>PSA</text:p>
          </table:table-cell>
          <table:table-cell office:value-type="float" office:value="0.4">
            <text:p>0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1900">
            <text:p>691900</text:p>
          </table:table-cell>
          <table:table-cell office:value-type="float" office:value="151120475">
            <text:p>151120475</text:p>
          </table:table-cell>
          <table:table-cell office:value-type="string">
            <text:p>2012-12-05</text:p>
          </table:table-cell>
          <table:table-cell office:value-type="string">
            <text:p>S</text:p>
          </table:table-cell>
          <table:table-cell office:value-type="string">
            <text:p>2012-11-26</text:p>
          </table:table-cell>
          <table:table-cell office:value-type="float" office:value="88592050130">
            <text:p>8859205013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405 ( &lt;3.100 µg/L )</text:p>
          </table:table-cell>
          <table:table-cell/>
          <table:table-cell office:value-type="string">
            <text:p>S , P-PSA</text:p>
          </table:table-cell>
          <table:table-cell office:value-type="float" office:value="0.405">
            <text:p>0,4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11913">
            <text:p>16811913</text:p>
          </table:table-cell>
          <table:table-cell office:value-type="float" office:value="190272170">
            <text:p>190272170</text:p>
          </table:table-cell>
          <table:table-cell office:value-type="string">
            <text:p>2013-07-30</text:p>
          </table:table-cell>
          <table:table-cell office:value-type="string">
            <text:p>S</text:p>
          </table:table-cell>
          <table:table-cell office:value-type="string">
            <text:p>2013-07-25</text:p>
          </table:table-cell>
          <table:table-cell office:value-type="float" office:value="40084290763">
            <text:p>4008429076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409 ( &lt;4.400 µg/L )</text:p>
          </table:table-cell>
          <table:table-cell/>
          <table:table-cell office:value-type="string">
            <text:p>PSA</text:p>
          </table:table-cell>
          <table:table-cell office:value-type="float" office:value="0.409">
            <text:p>0,40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5962">
            <text:p>75962</text:p>
          </table:table-cell>
          <table:table-cell office:value-type="float" office:value="141692490">
            <text:p>141692490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office:value-type="string">
            <text:p>2012-09-26</text:p>
          </table:table-cell>
          <table:table-cell office:value-type="float" office:value="23172453996">
            <text:p>2317245399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<text:s/>P-Vaba PSA % 17.0 ( null % ) , S , P-PSA 0.411 ( &lt;4.100 µg/L )</text:p>
          </table:table-cell>
          <table:table-cell office:value-type="string">
            <text:p>S , P-PSA 0.411 ( &lt;4.100 µg/L )</text:p>
          </table:table-cell>
          <table:table-cell office:value-type="string">
            <text:p><text:s/>, S , P-Vaba PSA 0.07 ( µg/L )</text:p>
          </table:table-cell>
          <table:table-cell office:value-type="string">
            <text:p>S , P-PSA</text:p>
          </table:table-cell>
          <table:table-cell office:value-type="float" office:value="0.411">
            <text:p>0,4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30252">
            <text:p>7430252</text:p>
          </table:table-cell>
          <table:table-cell office:value-type="float" office:value="123225209">
            <text:p>123225209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799469224">
            <text:p>697994692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-l eesnäärmevähk ei progresseeru PSA 0,42ng/ml</text:p>
          </table:table-cell>
          <table:table-cell office:value-type="string">
            <text:p><text:s/>PSA 0,42ng/ml</text:p>
          </table:table-cell>
          <table:table-cell office:value-type="string">
            <text:p><text:s/>Jääkuriini 87ml Flosini ravi er</text:p>
          </table:table-cell>
          <table:table-cell office:value-type="string">
            <text:p><text:s/>PSA</text:p>
          </table:table-cell>
          <table:table-cell office:value-type="float" office:value="0.42">
            <text:p>0,4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90241">
            <text:p>19890241</text:p>
          </table:table-cell>
          <table:table-cell office:value-type="float" office:value="159756261">
            <text:p>159756261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66693893166">
            <text:p>666938931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office:value-type="string">
            <text:p>25.01.2013 : PSA 0,425</text:p>
          </table:table-cell>
          <table:table-cell office:value-type="string">
            <text:p><text:s/>PSA 0,425</text:p>
          </table:table-cell>
          <table:table-cell/>
          <table:table-cell office:value-type="string">
            <text:p><text:s/>PSA</text:p>
          </table:table-cell>
          <table:table-cell office:value-type="float" office:value="0.425">
            <text:p>0,4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624182">
            <text:p>12624182</text:p>
          </table:table-cell>
          <table:table-cell office:value-type="float" office:value="199438154">
            <text:p>199438154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37564322120">
            <text:p>375643221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ihape 419 ↑ ( 202 . 417 µmol/L ) PSA 0.444 ( &lt;1.400 µg/L )</text:p>
          </table:table-cell>
          <table:table-cell office:value-type="string">
            <text:p><text:s/>PSA 0.444 ( &lt;1.400 µg/L )</text:p>
          </table:table-cell>
          <table:table-cell/>
          <table:table-cell office:value-type="string">
            <text:p><text:s/>PSA</text:p>
          </table:table-cell>
          <table:table-cell office:value-type="float" office:value="0.444">
            <text:p>0,44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83589">
            <text:p>21483589</text:p>
          </table:table-cell>
          <table:table-cell office:value-type="float" office:value="213962280">
            <text:p>213962280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70699543622">
            <text:p>706995436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449 ( &lt;4.400 µg/L )</text:p>
          </table:table-cell>
          <table:table-cell/>
          <table:table-cell office:value-type="string">
            <text:p>PSA</text:p>
          </table:table-cell>
          <table:table-cell office:value-type="float" office:value="0.449">
            <text:p>0,44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148562">
            <text:p>24148562</text:p>
          </table:table-cell>
          <table:table-cell office:value-type="float" office:value="207721685">
            <text:p>207721685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4875210">
            <text:p>6730348752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0,45 </text:p>
          </table:table-cell>
          <table:table-cell office:value-type="string">
            <text:p>PSA 0,45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0.45">
            <text:p>0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358659">
            <text:p>17358659</text:p>
          </table:table-cell>
          <table:table-cell office:value-type="float" office:value="162578576">
            <text:p>162578576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228321112">
            <text:p>772283211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45 </text:p>
          </table:table-cell>
          <table:table-cell office:value-type="string">
            <text:p>- langustendentsiga Vajab T Sild</text:p>
          </table:table-cell>
          <table:table-cell office:value-type="string">
            <text:p>PSA</text:p>
          </table:table-cell>
          <table:table-cell office:value-type="float" office:value="0.45">
            <text:p>0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46134">
            <text:p>24646134</text:p>
          </table:table-cell>
          <table:table-cell office:value-type="float" office:value="180143707">
            <text:p>18014370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2-07-12</text:p>
          </table:table-cell>
          <table:table-cell office:value-type="float" office:value="68339178064">
            <text:p>683391780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 kuu möödumisel kell 8.00-10.00PSA 0.462 </text:p>
          </table:table-cell>
          <table:table-cell office:value-type="string">
            <text:p>PSA 0.462 </text:p>
          </table:table-cell>
          <table:table-cell office:value-type="string">
            <text:p>--&gt; ealises optimaalses vahemiku</text:p>
          </table:table-cell>
          <table:table-cell office:value-type="string">
            <text:p>PSA</text:p>
          </table:table-cell>
          <table:table-cell office:value-type="float" office:value="0.462">
            <text:p>0,4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70900">
            <text:p>22370900</text:p>
          </table:table-cell>
          <table:table-cell office:value-type="float" office:value="188583541">
            <text:p>188583541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673030419732">
            <text:p>6730304197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465 ( &lt;1.400 µg/L )</text:p>
          </table:table-cell>
          <table:table-cell/>
          <table:table-cell office:value-type="string">
            <text:p>PSA</text:p>
          </table:table-cell>
          <table:table-cell office:value-type="float" office:value="0.465">
            <text:p>0,46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46256">
            <text:p>13546256</text:p>
          </table:table-cell>
          <table:table-cell office:value-type="float" office:value="171963810">
            <text:p>171963810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10902236664">
            <text:p>109022366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467 ( &lt;2.000 µg/L )</text:p>
          </table:table-cell>
          <table:table-cell/>
          <table:table-cell office:value-type="string">
            <text:p>PSA</text:p>
          </table:table-cell>
          <table:table-cell office:value-type="float" office:value="0.467">
            <text:p>0,46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06603">
            <text:p>23506603</text:p>
          </table:table-cell>
          <table:table-cell office:value-type="float" office:value="183814928">
            <text:p>183814928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0494160">
            <text:p>6730304941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467 ( &lt;2.000 µg/L )</text:p>
          </table:table-cell>
          <table:table-cell/>
          <table:table-cell office:value-type="string">
            <text:p>PSA</text:p>
          </table:table-cell>
          <table:table-cell office:value-type="float" office:value="0.467">
            <text:p>0,46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4419">
            <text:p>484419</text:p>
          </table:table-cell>
          <table:table-cell office:value-type="float" office:value="82531868">
            <text:p>82531868</text:p>
          </table:table-cell>
          <table:table-cell office:value-type="string">
            <text:p>2012-02-06</text:p>
          </table:table-cell>
          <table:table-cell office:value-type="string">
            <text:p>S</text:p>
          </table:table-cell>
          <table:table-cell office:value-type="string">
            <text:p>2012-01-23</text:p>
          </table:table-cell>
          <table:table-cell office:value-type="float" office:value="94431784577">
            <text:p>944317845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470 ( &lt;1.400 µg/L )</text:p>
          </table:table-cell>
          <table:table-cell/>
          <table:table-cell office:value-type="string">
            <text:p>S , P-PSA</text:p>
          </table:table-cell>
          <table:table-cell office:value-type="float" office:value="0.47">
            <text:p>0,4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718614">
            <text:p>14718614</text:p>
          </table:table-cell>
          <table:table-cell office:value-type="float" office:value="163251501">
            <text:p>163251501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29392179502">
            <text:p>293921795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.472 </text:p>
          </table:table-cell>
          <table:table-cell office:value-type="string">
            <text:p>, võrdne aastatagusega</text:p>
          </table:table-cell>
          <table:table-cell office:value-type="string">
            <text:p>PSA</text:p>
          </table:table-cell>
          <table:table-cell office:value-type="float" office:value="0.472">
            <text:p>0,4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74886">
            <text:p>19474886</text:p>
          </table:table-cell>
          <table:table-cell office:value-type="float" office:value="156478604">
            <text:p>156478604</text:p>
          </table:table-cell>
          <table:table-cell office:value-type="string">
            <text:p>2013-01-13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87212461914">
            <text:p>872124619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8.01.201319 : 00 : PSA 0.48 ng/mL</text:p>
          </table:table-cell>
          <table:table-cell office:value-type="string">
            <text:p><text:s/>PSA 0.48 ng/mL</text:p>
          </table:table-cell>
          <table:table-cell/>
          <table:table-cell office:value-type="string">
            <text:p><text:s/>PSA</text:p>
          </table:table-cell>
          <table:table-cell office:value-type="float" office:value="0.48">
            <text:p>0,4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79183">
            <text:p>5079183</text:p>
          </table:table-cell>
          <table:table-cell office:value-type="float" office:value="151140203">
            <text:p>151140203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57214459998">
            <text:p>572144599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483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0.483">
            <text:p>0,48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587040">
            <text:p>24587040</text:p>
          </table:table-cell>
          <table:table-cell office:value-type="float" office:value="188537955">
            <text:p>188537955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60353049182">
            <text:p>603530491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tat 20 cc , jääkuriini ei ole , PSA 0,49</text:p>
          </table:table-cell>
          <table:table-cell office:value-type="string">
            <text:p><text:s/>PSA 0,49</text:p>
          </table:table-cell>
          <table:table-cell/>
          <table:table-cell office:value-type="string">
            <text:p><text:s/>PSA</text:p>
          </table:table-cell>
          <table:table-cell office:value-type="float" office:value="0.49">
            <text:p>0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39639">
            <text:p>19039639</text:p>
          </table:table-cell>
          <table:table-cell office:value-type="float" office:value="176389398">
            <text:p>176389398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315155527">
            <text:p>353151555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kaalne prostatektoomia , viimane PSA 0,5 </text:p>
          </table:table-cell>
          <table:table-cell office:value-type="string">
            <text:p><text:s/>PSA 0,5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79693">
            <text:p>23279693</text:p>
          </table:table-cell>
          <table:table-cell office:value-type="float" office:value="160468954">
            <text:p>160468954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673030357582">
            <text:p>6730303575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501 ( &lt;1.400 µg/L )</text:p>
          </table:table-cell>
          <table:table-cell/>
          <table:table-cell office:value-type="string">
            <text:p>S , P-PSA</text:p>
          </table:table-cell>
          <table:table-cell office:value-type="float" office:value="0.501">
            <text:p>0,5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93819">
            <text:p>10993819</text:p>
          </table:table-cell>
          <table:table-cell office:value-type="float" office:value="209350278">
            <text:p>209350278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34637970071">
            <text:p>346379700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ihape 493 ↑ ( 202 . 417 µmol/L ) PSA 0.507 ( &lt;1.400 µg/L )</text:p>
          </table:table-cell>
          <table:table-cell office:value-type="string">
            <text:p><text:s/>PSA 0.507 ( &lt;1.400 µg/L )</text:p>
          </table:table-cell>
          <table:table-cell/>
          <table:table-cell office:value-type="string">
            <text:p><text:s/>PSA</text:p>
          </table:table-cell>
          <table:table-cell office:value-type="float" office:value="0.507">
            <text:p>0,50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566175">
            <text:p>17566175</text:p>
          </table:table-cell>
          <table:table-cell office:value-type="float" office:value="196163779">
            <text:p>196163779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7510">
            <text:p>6730304275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07a detsembris TSH 11.40 mU/l , PSA 0,51 mcg/L</text:p>
          </table:table-cell>
          <table:table-cell office:value-type="string">
            <text:p><text:s/>PSA 0,51 mcg/L</text:p>
          </table:table-cell>
          <table:table-cell/>
          <table:table-cell office:value-type="string">
            <text:p><text:s/>PSA</text:p>
          </table:table-cell>
          <table:table-cell office:value-type="float" office:value="0.51">
            <text:p>0,51</text:p>
          </table:table-cell>
          <table:table-cell table:number-columns-repeated="2" office:value-type="string">
            <text:p>NULL</text:p>
          </table:table-cell>
          <table:table-cell office:value-type="string">
            <text:p>mc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096930">
            <text:p>18096930</text:p>
          </table:table-cell>
          <table:table-cell office:value-type="float" office:value="179081499">
            <text:p>179081499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96788850459">
            <text:p>967888504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0.05.201316 : 14 : PSA 0.51 </text:p>
          </table:table-cell>
          <table:table-cell office:value-type="string">
            <text:p><text:s/>PSA 0.51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51">
            <text:p>0,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9038">
            <text:p>639038</text:p>
          </table:table-cell>
          <table:table-cell office:value-type="float" office:value="141692024">
            <text:p>141692024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9149948300">
            <text:p>591499483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511 ( &lt;4.100 µg/L )</text:p>
          </table:table-cell>
          <table:table-cell office:value-type="string">
            <text:p><text:s/>Veritsusaeg 1.43 ( &lt;8 min )</text:p>
          </table:table-cell>
          <table:table-cell office:value-type="string">
            <text:p>S , P-PSA</text:p>
          </table:table-cell>
          <table:table-cell office:value-type="float" office:value="0.511">
            <text:p>0,5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48221">
            <text:p>16248221</text:p>
          </table:table-cell>
          <table:table-cell office:value-type="float" office:value="182607044">
            <text:p>182607044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office:value-type="string">
            <text:p>2013-03-28</text:p>
          </table:table-cell>
          <table:table-cell office:value-type="float" office:value="65185774470">
            <text:p>651857744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517 ( &lt;2.000 µg/L )</text:p>
          </table:table-cell>
          <table:table-cell/>
          <table:table-cell office:value-type="string">
            <text:p>PSA</text:p>
          </table:table-cell>
          <table:table-cell office:value-type="float" office:value="0.517">
            <text:p>0,5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87687">
            <text:p>8387687</text:p>
          </table:table-cell>
          <table:table-cell office:value-type="float" office:value="147396498">
            <text:p>147396498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1-06-01</text:p>
          </table:table-cell>
          <table:table-cell office:value-type="float" office:value="36181547497">
            <text:p>361815474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53 </text:p>
          </table:table-cell>
          <table:table-cell office:value-type="string">
            <text:p>( bil orhiektoomia 2009 mai ) - </text:p>
          </table:table-cell>
          <table:table-cell office:value-type="string">
            <text:p>PSA</text:p>
          </table:table-cell>
          <table:table-cell office:value-type="float" office:value="0.53">
            <text:p>0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  <table:table-cell table:number-columns-repeated="5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94464">
            <text:p>7894464</text:p>
          </table:table-cell>
          <table:table-cell office:value-type="float" office:value="131801240">
            <text:p>131801240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office:value-type="string">
            <text:p>2012-07-19</text:p>
          </table:table-cell>
          <table:table-cell office:value-type="float" office:value="62531942323">
            <text:p>625319423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539 ( &lt;2.000 µg/L )</text:p>
          </table:table-cell>
          <table:table-cell/>
          <table:table-cell office:value-type="string">
            <text:p>S , P-PSA</text:p>
          </table:table-cell>
          <table:table-cell office:value-type="float" office:value="0.539">
            <text:p>0,53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15559">
            <text:p>16615559</text:p>
          </table:table-cell>
          <table:table-cell office:value-type="float" office:value="155169416">
            <text:p>155169416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office:value-type="string">
            <text:p>2012-08-10</text:p>
          </table:table-cell>
          <table:table-cell office:value-type="float" office:value="17140280948">
            <text:p>171402809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545 ( &lt;3.100 µg/L )</text:p>
          </table:table-cell>
          <table:table-cell table:style-name="ce1" office:value-type="string">
            <text:p><text:s/>14.08.2012</text:p>
          </table:table-cell>
          <table:table-cell office:value-type="string">
            <text:p>S , P-PSA</text:p>
          </table:table-cell>
          <table:table-cell office:value-type="float" office:value="0.545">
            <text:p>0,54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754980">
            <text:p>13754980</text:p>
          </table:table-cell>
          <table:table-cell office:value-type="float" office:value="171337294">
            <text:p>171337294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26281423203">
            <text:p>262814232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56ng/ml</text:p>
          </table:table-cell>
          <table:table-cell/>
          <table:table-cell office:value-type="string">
            <text:p>PSA</text:p>
          </table:table-cell>
          <table:table-cell office:value-type="float" office:value="0.56">
            <text:p>0,5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30772">
            <text:p>21530772</text:p>
          </table:table-cell>
          <table:table-cell office:value-type="float" office:value="166302343">
            <text:p>166302343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73030480237">
            <text:p>6730304802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580 ( &lt;1.400 µg/L )</text:p>
          </table:table-cell>
          <table:table-cell/>
          <table:table-cell office:value-type="string">
            <text:p>PSA</text:p>
          </table:table-cell>
          <table:table-cell office:value-type="float" office:value="0.58">
            <text:p>0,5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89379">
            <text:p>589379</text:p>
          </table:table-cell>
          <table:table-cell office:value-type="float" office:value="120806170">
            <text:p>120806170</text:p>
          </table:table-cell>
          <table:table-cell office:value-type="string">
            <text:p>2012-05-03</text:p>
          </table:table-cell>
          <table:table-cell office:value-type="string">
            <text:p>S</text:p>
          </table:table-cell>
          <table:table-cell office:value-type="string">
            <text:p>2012-04-30</text:p>
          </table:table-cell>
          <table:table-cell office:value-type="float" office:value="98292130494">
            <text:p>9829213049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58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0.58">
            <text:p>0,5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95124">
            <text:p>19595124</text:p>
          </table:table-cell>
          <table:table-cell office:value-type="float" office:value="194521956">
            <text:p>194521956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07</text:p>
          </table:table-cell>
          <table:table-cell office:value-type="float" office:value="34404183096">
            <text:p>344041830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7.08.2013 S-PSA 0,592 ng/ml</text:p>
          </table:table-cell>
          <table:table-cell office:value-type="string">
            <text:p>S-PSA 0,592 ng/ml</text:p>
          </table:table-cell>
          <table:table-cell office:value-type="string">
            <text:p><text:s/>0,24-3</text:p>
          </table:table-cell>
          <table:table-cell office:value-type="string">
            <text:p>S-PSA</text:p>
          </table:table-cell>
          <table:table-cell office:value-type="float" office:value="0.592">
            <text:p>0,59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16620">
            <text:p>21716620</text:p>
          </table:table-cell>
          <table:table-cell office:value-type="float" office:value="207969612">
            <text:p>207969612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21505711607">
            <text:p>215057116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0,597 </text:p>
          </table:table-cell>
          <table:table-cell office:value-type="string">
            <text:p>PSA 0,597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0.597">
            <text:p>0,5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88781">
            <text:p>4388781</text:p>
          </table:table-cell>
          <table:table-cell office:value-type="float" office:value="124156292">
            <text:p>124156292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23</text:p>
          </table:table-cell>
          <table:table-cell office:value-type="float" office:value="91806065594">
            <text:p>918060655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.6 ng/ml</text:p>
          </table:table-cell>
          <table:table-cell/>
          <table:table-cell office:value-type="string">
            <text:p>PSA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92486">
            <text:p>22792486</text:p>
          </table:table-cell>
          <table:table-cell office:value-type="float" office:value="199727973">
            <text:p>199727973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15711851119">
            <text:p>15711851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6 ng/ml</text:p>
          </table:table-cell>
          <table:table-cell/>
          <table:table-cell office:value-type="string">
            <text:p>PSA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65657">
            <text:p>2165657</text:p>
          </table:table-cell>
          <table:table-cell office:value-type="float" office:value="79143803">
            <text:p>79143803</text:p>
          </table:table-cell>
          <table:table-cell office:value-type="string">
            <text:p>2012-01-02</text:p>
          </table:table-cell>
          <table:table-cell office:value-type="string">
            <text:p>A</text:p>
          </table:table-cell>
          <table:table-cell office:value-type="string">
            <text:p>2011-11-14</text:p>
          </table:table-cell>
          <table:table-cell office:value-type="float" office:value="44246330352">
            <text:p>442463303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6 ng/ml</text:p>
          </table:table-cell>
          <table:table-cell/>
          <table:table-cell office:value-type="string">
            <text:p>PSA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06289">
            <text:p>4506289</text:p>
          </table:table-cell>
          <table:table-cell office:value-type="float" office:value="87496066">
            <text:p>87496066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71440544573">
            <text:p>714405445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6.03.2012 - PSA 0,6 </text:p>
          </table:table-cell>
          <table:table-cell office:value-type="string">
            <text:p><text:s/>PSA 0,6 </text:p>
          </table:table-cell>
          <table:table-cell office:value-type="string">
            <text:p>, testo 18,9</text:p>
          </table:table-cell>
          <table:table-cell office:value-type="string">
            <text:p><text:s/>PSA</text:p>
          </table:table-cell>
          <table:table-cell office:value-type="float" office:value="0.6">
            <text:p>0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80145">
            <text:p>4080145</text:p>
          </table:table-cell>
          <table:table-cell office:value-type="float" office:value="96241107">
            <text:p>96241107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77252698432">
            <text:p>772526984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60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5692">
            <text:p>735692</text:p>
          </table:table-cell>
          <table:table-cell office:value-type="float" office:value="127417967">
            <text:p>127417967</text:p>
          </table:table-cell>
          <table:table-cell office:value-type="string">
            <text:p>2012-06-18</text:p>
          </table:table-cell>
          <table:table-cell office:value-type="string">
            <text:p>S</text:p>
          </table:table-cell>
          <table:table-cell office:value-type="string">
            <text:p>2012-06-05</text:p>
          </table:table-cell>
          <table:table-cell office:value-type="float" office:value="28676715061">
            <text:p>286767150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600 ( &lt;2.000 µg/L )</text:p>
          </table:table-cell>
          <table:table-cell/>
          <table:table-cell office:value-type="string">
            <text:p>S , P-PSA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22046">
            <text:p>20922046</text:p>
          </table:table-cell>
          <table:table-cell office:value-type="float" office:value="186159073">
            <text:p>186159073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06-05-17</text:p>
          </table:table-cell>
          <table:table-cell office:value-type="float" office:value="46691522158">
            <text:p>466915221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61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0.61">
            <text:p>0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48774">
            <text:p>19048774</text:p>
          </table:table-cell>
          <table:table-cell office:value-type="float" office:value="186159073">
            <text:p>186159073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06-05-17</text:p>
          </table:table-cell>
          <table:table-cell office:value-type="float" office:value="46691522158">
            <text:p>466915221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61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0.61">
            <text:p>0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80833">
            <text:p>21580833</text:p>
          </table:table-cell>
          <table:table-cell office:value-type="float" office:value="190847346">
            <text:p>190847346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1-04-18</text:p>
          </table:table-cell>
          <table:table-cell office:value-type="float" office:value="68034071604">
            <text:p>680340716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<text:s/>15.04.201100 : 00 ) VASTUSED : S , P-PSA 0.620 ( &lt;1.400 µg/L )</text:p>
          </table:table-cell>
          <table:table-cell office:value-type="string">
            <text:p>S , P-PSA 0.620 ( &lt;1.400 µg/L )</text:p>
          </table:table-cell>
          <table:table-cell office:value-type="string">
            <text:p><text:s/>S , P-Testosteroon 21.24 ( 8.64</text:p>
          </table:table-cell>
          <table:table-cell office:value-type="string">
            <text:p>S , P-PSA</text:p>
          </table:table-cell>
          <table:table-cell office:value-type="float" office:value="0.62">
            <text:p>0,6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7920">
            <text:p>1917920</text:p>
          </table:table-cell>
          <table:table-cell office:value-type="float" office:value="121930321">
            <text:p>121930321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81611742441">
            <text:p>816117424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2.05.201213 : 13 : 51 : PSA 0.63 ng/mL</text:p>
          </table:table-cell>
          <table:table-cell office:value-type="string">
            <text:p><text:s/>PSA 0.63 ng/mL</text:p>
          </table:table-cell>
          <table:table-cell/>
          <table:table-cell office:value-type="string">
            <text:p><text:s/>PSA</text:p>
          </table:table-cell>
          <table:table-cell office:value-type="float" office:value="0.63">
            <text:p>0,6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342444">
            <text:p>24342444</text:p>
          </table:table-cell>
          <table:table-cell office:value-type="float" office:value="208744341">
            <text:p>208744341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54427720786">
            <text:p>544277207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usihape 326 ( 202 . 417 µmol/L ) PSA 0.638 ( &lt;1.400 µg/L )</text:p>
          </table:table-cell>
          <table:table-cell office:value-type="string">
            <text:p><text:s/>PSA 0.638 ( &lt;1.400 µg/L )</text:p>
          </table:table-cell>
          <table:table-cell/>
          <table:table-cell office:value-type="string">
            <text:p><text:s/>PSA</text:p>
          </table:table-cell>
          <table:table-cell office:value-type="float" office:value="0.638">
            <text:p>0,63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54776">
            <text:p>13554776</text:p>
          </table:table-cell>
          <table:table-cell office:value-type="float" office:value="162552760">
            <text:p>162552760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673034602112">
            <text:p>6730346021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65 ng/ml</text:p>
          </table:table-cell>
          <table:table-cell office:value-type="string">
            <text:p><text:s/>Avtardi foonil</text:p>
          </table:table-cell>
          <table:table-cell office:value-type="string">
            <text:p>PSA</text:p>
          </table:table-cell>
          <table:table-cell office:value-type="float" office:value="0.65">
            <text:p>0,6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53602">
            <text:p>16653602</text:p>
          </table:table-cell>
          <table:table-cell office:value-type="float" office:value="155220341">
            <text:p>155220341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office:value-type="string">
            <text:p>2012-12-18</text:p>
          </table:table-cell>
          <table:table-cell office:value-type="float" office:value="42518733042">
            <text:p>4251873304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655 ( &lt;4.100 µg/L )</text:p>
          </table:table-cell>
          <table:table-cell/>
          <table:table-cell office:value-type="string">
            <text:p>PSA</text:p>
          </table:table-cell>
          <table:table-cell office:value-type="float" office:value="0.655">
            <text:p>0,65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2074">
            <text:p>2074</text:p>
          </table:table-cell>
          <table:table-cell table:number-columns-repeated="5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78267">
            <text:p>19878267</text:p>
          </table:table-cell>
          <table:table-cell office:value-type="float" office:value="184160973">
            <text:p>184160973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78437371334">
            <text:p>784373713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7.03.201319 : 02 : 09 : PSA 0.67 </text:p>
          </table:table-cell>
          <table:table-cell office:value-type="string">
            <text:p><text:s/>PSA 0.67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67">
            <text:p>0,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963154">
            <text:p>12963154</text:p>
          </table:table-cell>
          <table:table-cell office:value-type="float" office:value="211510588">
            <text:p>211510588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90497822327">
            <text:p>904978223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\s*(?P&lt;value&gt;([0-9])+(\s?[,.]\s?[0-9]+)?)\s*(?P&lt;day&gt;([0-3][0-9]))\.(?P&lt;month&gt;(0[1-9]|1[0-2]))\.(?P&lt;year&gt;((19[0-9]{2})|(20[0-9]{2})|([0-9]{2})))</text:p>
          </table:table-cell>
          <table:table-cell office:value-type="string">
            <text:p>NULL</text:p>
          </table:table-cell>
          <table:table-cell office:value-type="string">
            <text:p><text:s/>seksi pool nõrgenenudseljavaludpsa 0,67516.10.13</text:p>
          </table:table-cell>
          <table:table-cell office:value-type="string">
            <text:p>psa 0,67516.10.13</text:p>
          </table:table-cell>
          <table:table-cell office:value-type="string">
            <text:p>ipss - 0-0-1-1-1-0-!=4 palliobj </text:p>
          </table:table-cell>
          <table:table-cell office:value-type="string">
            <text:p>psa</text:p>
          </table:table-cell>
          <table:table-cell office:value-type="float" office:value="0.675">
            <text:p>0,6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971812">
            <text:p>23971812</text:p>
          </table:table-cell>
          <table:table-cell office:value-type="float" office:value="212003861">
            <text:p>212003861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22126071752">
            <text:p>22126071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677 ( &lt;1.400 µg/L )</text:p>
          </table:table-cell>
          <table:table-cell/>
          <table:table-cell office:value-type="string">
            <text:p>PSA</text:p>
          </table:table-cell>
          <table:table-cell office:value-type="float" office:value="0.677">
            <text:p>0,67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81670">
            <text:p>7881670</text:p>
          </table:table-cell>
          <table:table-cell office:value-type="float" office:value="81684818">
            <text:p>81684818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89497967947">
            <text:p>8949796794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680 ( &lt;1.400 µg/L )</text:p>
          </table:table-cell>
          <table:table-cell/>
          <table:table-cell office:value-type="string">
            <text:p>S , P-PSA</text:p>
          </table:table-cell>
          <table:table-cell office:value-type="float" office:value="0.68">
            <text:p>0,6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89880">
            <text:p>24489880</text:p>
          </table:table-cell>
          <table:table-cell office:value-type="float" office:value="195773782">
            <text:p>195773782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73030547800">
            <text:p>6730305478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liin 49.9 ( 20.6 . 76.7 nmol/L ) PSA 0.693 ( &lt;3.100 µg/L )</text:p>
          </table:table-cell>
          <table:table-cell office:value-type="string">
            <text:p><text:s/>PSA 0.693 ( &lt;3.100 µg/L )</text:p>
          </table:table-cell>
          <table:table-cell/>
          <table:table-cell office:value-type="string">
            <text:p><text:s/>PSA</text:p>
          </table:table-cell>
          <table:table-cell office:value-type="float" office:value="0.693">
            <text:p>0,69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22056">
            <text:p>4822056</text:p>
          </table:table-cell>
          <table:table-cell office:value-type="float" office:value="150592203">
            <text:p>150592203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13342491030">
            <text:p>133424910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7 </text:p>
          </table:table-cell>
          <table:table-cell office:value-type="string">
            <text:p>, CRV 0</text:p>
          </table:table-cell>
          <table:table-cell office:value-type="string">
            <text:p>PSA</text:p>
          </table:table-cell>
          <table:table-cell office:value-type="float" office:value="0.7">
            <text:p>0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46962">
            <text:p>23646962</text:p>
          </table:table-cell>
          <table:table-cell office:value-type="float" office:value="174166135">
            <text:p>174166135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673044106140">
            <text:p>6730441061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<text:s/>13.57 ( 11.40 . 27.90 nmol/L ) S , P-PSA 0.700 ( &lt;2.000 µg/L )</text:p>
          </table:table-cell>
          <table:table-cell office:value-type="string">
            <text:p>S , P-PSA 0.700 ( &lt;2.000 µg/L )</text:p>
          </table:table-cell>
          <table:table-cell/>
          <table:table-cell office:value-type="string">
            <text:p>S , P-PSA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201173">
            <text:p>14201173</text:p>
          </table:table-cell>
          <table:table-cell office:value-type="float" office:value="161314909">
            <text:p>161314909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0-10-01</text:p>
          </table:table-cell>
          <table:table-cell office:value-type="float" office:value="48502552549">
            <text:p>485025525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office:value-type="string">
            <text:p>VASTUSED : PSA 0.710 ( µg/L )</text:p>
          </table:table-cell>
          <table:table-cell office:value-type="string">
            <text:p><text:s/>PSA 0.710 ( µg/L )</text:p>
          </table:table-cell>
          <table:table-cell/>
          <table:table-cell office:value-type="string">
            <text:p><text:s/>PSA</text:p>
          </table:table-cell>
          <table:table-cell office:value-type="float" office:value="0.71">
            <text:p>0,7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7196">
            <text:p>617196</text:p>
          </table:table-cell>
          <table:table-cell office:value-type="float" office:value="81628547">
            <text:p>81628547</text:p>
          </table:table-cell>
          <table:table-cell office:value-type="string">
            <text:p>2012-01-19</text:p>
          </table:table-cell>
          <table:table-cell office:value-type="string">
            <text:p>S</text:p>
          </table:table-cell>
          <table:table-cell office:value-type="string">
            <text:p>2012-01-05</text:p>
          </table:table-cell>
          <table:table-cell office:value-type="float" office:value="84665675861">
            <text:p>846656758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740 ( &lt;3.100 µg/L )</text:p>
          </table:table-cell>
          <table:table-cell/>
          <table:table-cell office:value-type="string">
            <text:p>S , P-PSA</text:p>
          </table:table-cell>
          <table:table-cell office:value-type="float" office:value="0.74">
            <text:p>0,7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4064">
            <text:p>564064</text:p>
          </table:table-cell>
          <table:table-cell office:value-type="float" office:value="123710418">
            <text:p>123710418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2012-05-15</text:p>
          </table:table-cell>
          <table:table-cell office:value-type="float" office:value="23622755145">
            <text:p>236227551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749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0.749">
            <text:p>0,74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66170">
            <text:p>6366170</text:p>
          </table:table-cell>
          <table:table-cell office:value-type="float" office:value="153259284">
            <text:p>153259284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781536225">
            <text:p>2978153622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75 ng/ml</text:p>
          </table:table-cell>
          <table:table-cell office:value-type="string">
            <text:p><text:s/>, nüüd 9,14 ng/ml</text:p>
          </table:table-cell>
          <table:table-cell office:value-type="string">
            <text:p>PSA</text:p>
          </table:table-cell>
          <table:table-cell office:value-type="float" office:value="0.75">
            <text:p>0,7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865325">
            <text:p>10865325</text:p>
          </table:table-cell>
          <table:table-cell office:value-type="float" office:value="160466951">
            <text:p>160466951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2-09-27</text:p>
          </table:table-cell>
          <table:table-cell office:value-type="float" office:value="673046176921">
            <text:p>6730461769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BG 109.0 ( 20.6 . 76.7 nmol/L ) S , P-PSA 0.753 ( &lt;4.100 µg/L )</text:p>
          </table:table-cell>
          <table:table-cell office:value-type="string">
            <text:p>S , P-PSA 0.753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0.753">
            <text:p>0,75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78695">
            <text:p>12178695</text:p>
          </table:table-cell>
          <table:table-cell office:value-type="float" office:value="183614827">
            <text:p>183614827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673030484841">
            <text:p>6730304848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758 ( &lt;1.400 µg/L )</text:p>
          </table:table-cell>
          <table:table-cell/>
          <table:table-cell office:value-type="string">
            <text:p>PSA</text:p>
          </table:table-cell>
          <table:table-cell office:value-type="float" office:value="0.758">
            <text:p>0,75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5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94794">
            <text:p>16894794</text:p>
          </table:table-cell>
          <table:table-cell office:value-type="float" office:value="212717278">
            <text:p>212717278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926916531">
            <text:p>809269165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763 ( &lt;4.400 µg/L )</text:p>
          </table:table-cell>
          <table:table-cell/>
          <table:table-cell office:value-type="string">
            <text:p>PSA</text:p>
          </table:table-cell>
          <table:table-cell office:value-type="float" office:value="0.763">
            <text:p>0,76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94137">
            <text:p>17994137</text:p>
          </table:table-cell>
          <table:table-cell office:value-type="float" office:value="162506234">
            <text:p>162506234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51023452389">
            <text:p>510234523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office:value-type="string">
            <text:p>21.01.2013 : PSA 0,767</text:p>
          </table:table-cell>
          <table:table-cell office:value-type="string">
            <text:p><text:s/>PSA 0,767</text:p>
          </table:table-cell>
          <table:table-cell/>
          <table:table-cell office:value-type="string">
            <text:p><text:s/>PSA</text:p>
          </table:table-cell>
          <table:table-cell office:value-type="float" office:value="0.767">
            <text:p>0,7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04949">
            <text:p>18704949</text:p>
          </table:table-cell>
          <table:table-cell office:value-type="float" office:value="206321765">
            <text:p>206321765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0324146">
            <text:p>6730303241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6.09.201316 : 38 : PSA 0.77 </text:p>
          </table:table-cell>
          <table:table-cell office:value-type="string">
            <text:p><text:s/>PSA 0.77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77">
            <text:p>0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153329">
            <text:p>13153329</text:p>
          </table:table-cell>
          <table:table-cell office:value-type="float" office:value="213631068">
            <text:p>213631068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65996710985">
            <text:p>659967109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\s*(?P&lt;day&gt;([0-3][0-9]))\.(?P&lt;month&gt;(0[1-9]|1[0-2]))\.(?P&lt;year&gt;((19[0-9]{2})|(20[0-9]{2})|([0-9]{2})))\.?\s+-?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PSA 30.10.13 - 0,77</text:p>
          </table:table-cell>
          <table:table-cell office:value-type="string">
            <text:p>PSA 30.10.13 - 0,77</text:p>
          </table:table-cell>
          <table:table-cell office:value-type="string">
            <text:p><text:s/>.</text:p>
          </table:table-cell>
          <table:table-cell office:value-type="string">
            <text:p>PSA</text:p>
          </table:table-cell>
          <table:table-cell office:value-type="float" office:value="0.77">
            <text:p>0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21056">
            <text:p>16821056</text:p>
          </table:table-cell>
          <table:table-cell office:value-type="float" office:value="187865437">
            <text:p>187865437</text:p>
          </table:table-cell>
          <table:table-cell office:value-type="string">
            <text:p>2013-07-10</text:p>
          </table:table-cell>
          <table:table-cell office:value-type="string">
            <text:p>S</text:p>
          </table:table-cell>
          <table:table-cell office:value-type="string">
            <text:p>2013-07-01</text:p>
          </table:table-cell>
          <table:table-cell office:value-type="float" office:value="22380755261">
            <text:p>223807552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785 ( &lt;4.400 µg/L )</text:p>
          </table:table-cell>
          <table:table-cell/>
          <table:table-cell office:value-type="string">
            <text:p>PSA</text:p>
          </table:table-cell>
          <table:table-cell office:value-type="float" office:value="0.785">
            <text:p>0,78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32852">
            <text:p>17632852</text:p>
          </table:table-cell>
          <table:table-cell office:value-type="float" office:value="203444043">
            <text:p>203444043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84578250885">
            <text:p>845782508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4.10.201313 : 47 : PSA 0.79 </text:p>
          </table:table-cell>
          <table:table-cell office:value-type="string">
            <text:p><text:s/>PSA 0.79 </text:p>
          </table:table-cell>
          <table:table-cell office:value-type="string">
            <text:p>ug/l [ norm .. - 3.00 ]</text:p>
          </table:table-cell>
          <table:table-cell office:value-type="string">
            <text:p><text:s/>PSA</text:p>
          </table:table-cell>
          <table:table-cell office:value-type="float" office:value="0.79">
            <text:p>0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63584">
            <text:p>15063584</text:p>
          </table:table-cell>
          <table:table-cell office:value-type="float" office:value="207090949">
            <text:p>207090949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70063088911">
            <text:p>700630889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790 ( &lt;1.400 µg/L )</text:p>
          </table:table-cell>
          <table:table-cell/>
          <table:table-cell office:value-type="string">
            <text:p>PSA</text:p>
          </table:table-cell>
          <table:table-cell office:value-type="float" office:value="0.79">
            <text:p>0,7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01896">
            <text:p>23501896</text:p>
          </table:table-cell>
          <table:table-cell office:value-type="float" office:value="215101167">
            <text:p>215101167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95700961380">
            <text:p>95700961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ihape 453 ↑ ( 202 . 417 µmol/L ) PSA 0.795 ( &lt;1.400 µg/L )</text:p>
          </table:table-cell>
          <table:table-cell office:value-type="string">
            <text:p><text:s/>PSA 0.795 ( &lt;1.400 µg/L )</text:p>
          </table:table-cell>
          <table:table-cell/>
          <table:table-cell office:value-type="string">
            <text:p><text:s/>PSA</text:p>
          </table:table-cell>
          <table:table-cell office:value-type="float" office:value="0.795">
            <text:p>0,79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55536">
            <text:p>21555536</text:p>
          </table:table-cell>
          <table:table-cell office:value-type="float" office:value="192408963">
            <text:p>192408963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92517532974">
            <text:p>925175329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8 </text:p>
          </table:table-cell>
          <table:table-cell office:value-type="string">
            <text:p>, testo 19</text:p>
          </table:table-cell>
          <table:table-cell office:value-type="string">
            <text:p>PSA</text:p>
          </table:table-cell>
          <table:table-cell office:value-type="float" office:value="0.8">
            <text:p>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09413">
            <text:p>16909413</text:p>
          </table:table-cell>
          <table:table-cell office:value-type="float" office:value="191338877">
            <text:p>191338877</text:p>
          </table:table-cell>
          <table:table-cell office:value-type="string">
            <text:p>2013-08-06</text:p>
          </table:table-cell>
          <table:table-cell office:value-type="string">
            <text:p>S</text:p>
          </table:table-cell>
          <table:table-cell office:value-type="string">
            <text:p>2013-06-12</text:p>
          </table:table-cell>
          <table:table-cell office:value-type="float" office:value="15422152274">
            <text:p>154221522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805 ( &lt;4.100 µg/L )</text:p>
          </table:table-cell>
          <table:table-cell/>
          <table:table-cell office:value-type="string">
            <text:p>PSA</text:p>
          </table:table-cell>
          <table:table-cell office:value-type="float" office:value="0.805">
            <text:p>0,80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291030">
            <text:p>8291030</text:p>
          </table:table-cell>
          <table:table-cell office:value-type="float" office:value="148424229">
            <text:p>148424229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59401463343">
            <text:p>5940146334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826 ( &lt;3.100 µg/L )</text:p>
          </table:table-cell>
          <table:table-cell/>
          <table:table-cell office:value-type="string">
            <text:p>S , P-PSA</text:p>
          </table:table-cell>
          <table:table-cell office:value-type="float" office:value="0.826">
            <text:p>0,82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60390">
            <text:p>23060390</text:p>
          </table:table-cell>
          <table:table-cell office:value-type="float" office:value="173996508">
            <text:p>173996508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73030539743">
            <text:p>6730305397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83 ng/ml</text:p>
          </table:table-cell>
          <table:table-cell/>
          <table:table-cell office:value-type="string">
            <text:p>PSA</text:p>
          </table:table-cell>
          <table:table-cell office:value-type="float" office:value="0.83">
            <text:p>0,8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17637">
            <text:p>19117637</text:p>
          </table:table-cell>
          <table:table-cell office:value-type="float" office:value="181953652">
            <text:p>181953652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357645">
            <text:p>6730413576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7.06.2013 : 30.05.201317 : 29 : PSA 0.83 </text:p>
          </table:table-cell>
          <table:table-cell office:value-type="string">
            <text:p><text:s/>PSA 0.83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83">
            <text:p>0,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142402">
            <text:p>11142402</text:p>
          </table:table-cell>
          <table:table-cell office:value-type="float" office:value="162538175">
            <text:p>162538175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90992825454">
            <text:p>909928254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830 ( &lt;4.100 µg/L )</text:p>
          </table:table-cell>
          <table:table-cell/>
          <table:table-cell office:value-type="string">
            <text:p>PSA</text:p>
          </table:table-cell>
          <table:table-cell office:value-type="float" office:value="0.83">
            <text:p>0,8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64274">
            <text:p>13564274</text:p>
          </table:table-cell>
          <table:table-cell office:value-type="float" office:value="190649387">
            <text:p>190649387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673030555001">
            <text:p>6730305550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liin 39.3 ( 20.6 . 76.7 nmol/L ) PSA 0.831 ( &lt;3.100 µg/L )</text:p>
          </table:table-cell>
          <table:table-cell office:value-type="string">
            <text:p><text:s/>PSA 0.831 ( &lt;3.100 µg/L )</text:p>
          </table:table-cell>
          <table:table-cell/>
          <table:table-cell office:value-type="string">
            <text:p><text:s/>PSA</text:p>
          </table:table-cell>
          <table:table-cell office:value-type="float" office:value="0.831">
            <text:p>0,83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974812">
            <text:p>14974812</text:p>
          </table:table-cell>
          <table:table-cell office:value-type="float" office:value="205392627">
            <text:p>205392627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673030398797">
            <text:p>6730303987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852 ( &lt;1.400 µg/L )</text:p>
          </table:table-cell>
          <table:table-cell/>
          <table:table-cell office:value-type="string">
            <text:p>PSA</text:p>
          </table:table-cell>
          <table:table-cell office:value-type="float" office:value="0.852">
            <text:p>0,85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117284">
            <text:p>14117284</text:p>
          </table:table-cell>
          <table:table-cell office:value-type="float" office:value="180727958">
            <text:p>180727958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673045925350">
            <text:p>6730459253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<text:s/>21.41 ( 11.40 . 27.90 nmol/L ) S , P-PSA 0.858 ( &lt;1.400 µg/L )</text:p>
          </table:table-cell>
          <table:table-cell office:value-type="string">
            <text:p>S , P-PSA 0.858 ( &lt;1.400 µg/L )</text:p>
          </table:table-cell>
          <table:table-cell/>
          <table:table-cell office:value-type="string">
            <text:p>S , P-PSA</text:p>
          </table:table-cell>
          <table:table-cell office:value-type="float" office:value="0.858">
            <text:p>0,85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0149">
            <text:p>2140149</text:p>
          </table:table-cell>
          <table:table-cell office:value-type="float" office:value="85311863">
            <text:p>85311863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2-16</text:p>
          </table:table-cell>
          <table:table-cell office:value-type="float" office:value="72129193744">
            <text:p>721291937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6.02.2012 PSA 0,859 ng/ml</text:p>
          </table:table-cell>
          <table:table-cell office:value-type="string">
            <text:p><text:s/>PSA 0,859 ng/ml</text:p>
          </table:table-cell>
          <table:table-cell office:value-type="string">
            <text:p><text:s/>0,16-1,78</text:p>
          </table:table-cell>
          <table:table-cell office:value-type="string">
            <text:p><text:s/>PSA</text:p>
          </table:table-cell>
          <table:table-cell office:value-type="float" office:value="0.859">
            <text:p>0,85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97640">
            <text:p>2597640</text:p>
          </table:table-cell>
          <table:table-cell office:value-type="float" office:value="131133517">
            <text:p>131133517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2012-08-02</text:p>
          </table:table-cell>
          <table:table-cell office:value-type="float" office:value="96794156268">
            <text:p>967941562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2.08.201215 : 38 : PSA 0.86 ng/mL</text:p>
          </table:table-cell>
          <table:table-cell office:value-type="string">
            <text:p><text:s/>PSA 0.86 ng/mL</text:p>
          </table:table-cell>
          <table:table-cell/>
          <table:table-cell office:value-type="string">
            <text:p><text:s/>PSA</text:p>
          </table:table-cell>
          <table:table-cell office:value-type="float" office:value="0.86">
            <text:p>0,8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57898">
            <text:p>23457898</text:p>
          </table:table-cell>
          <table:table-cell office:value-type="float" office:value="194150162">
            <text:p>19415016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73030397673">
            <text:p>6730303976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- 0,86 </text:p>
          </table:table-cell>
          <table:table-cell office:value-type="string">
            <text:p>; kreatiniin 65 ; uurea 2 ( pere</text:p>
          </table:table-cell>
          <table:table-cell office:value-type="string">
            <text:p>PSA</text:p>
          </table:table-cell>
          <table:table-cell office:value-type="float" office:value="0.86">
            <text:p>0,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952180">
            <text:p>13952180</text:p>
          </table:table-cell>
          <table:table-cell office:value-type="float" office:value="211990586">
            <text:p>211990586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0366831">
            <text:p>6730303668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liin 48.0 ( 18.3 . 54.1 nmol/L ) PSA 0.864 ( &lt;1.400 µg/L )</text:p>
          </table:table-cell>
          <table:table-cell office:value-type="string">
            <text:p><text:s/>PSA 0.864 ( &lt;1.400 µg/L )</text:p>
          </table:table-cell>
          <table:table-cell office:value-type="string">
            <text:p><text:s/>ALAT 34 ( &lt;41 U/L ) ASAT 23 ( &lt;</text:p>
          </table:table-cell>
          <table:table-cell office:value-type="string">
            <text:p><text:s/>PSA</text:p>
          </table:table-cell>
          <table:table-cell office:value-type="float" office:value="0.864">
            <text:p>0,86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68011">
            <text:p>18168011</text:p>
          </table:table-cell>
          <table:table-cell office:value-type="float" office:value="216683599">
            <text:p>216683599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2-17</text:p>
          </table:table-cell>
          <table:table-cell office:value-type="float" office:value="83184832739">
            <text:p>831848327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7.12.201310 : 50 : 47 : PSA 0.87 </text:p>
          </table:table-cell>
          <table:table-cell office:value-type="string">
            <text:p><text:s/>PSA 0.87 </text:p>
          </table:table-cell>
          <table:table-cell office:value-type="string">
            <text:p>ug/l [ norm .. - 1.40 ]</text:p>
          </table:table-cell>
          <table:table-cell office:value-type="string">
            <text:p><text:s/>PSA</text:p>
          </table:table-cell>
          <table:table-cell office:value-type="float" office:value="0.87">
            <text:p>0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713443">
            <text:p>14713443</text:p>
          </table:table-cell>
          <table:table-cell office:value-type="float" office:value="157958463">
            <text:p>157958463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9104170">
            <text:p>6730391041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9 U/L , kreatiniin 55 mkmol/l , PSA 0.88 ng/mL</text:p>
          </table:table-cell>
          <table:table-cell office:value-type="string">
            <text:p><text:s/>PSA 0.88 ng/mL</text:p>
          </table:table-cell>
          <table:table-cell/>
          <table:table-cell office:value-type="string">
            <text:p><text:s/>PSA</text:p>
          </table:table-cell>
          <table:table-cell office:value-type="float" office:value="0.88">
            <text:p>0,8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35477">
            <text:p>16235477</text:p>
          </table:table-cell>
          <table:table-cell office:value-type="float" office:value="190095616">
            <text:p>190095616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office:value-type="string">
            <text:p>2013-07-26</text:p>
          </table:table-cell>
          <table:table-cell office:value-type="float" office:value="30435512639">
            <text:p>304355126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884 ( &lt;4.100 µg/L )</text:p>
          </table:table-cell>
          <table:table-cell/>
          <table:table-cell office:value-type="string">
            <text:p>PSA</text:p>
          </table:table-cell>
          <table:table-cell office:value-type="float" office:value="0.884">
            <text:p>0,88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241390">
            <text:p>13241390</text:p>
          </table:table-cell>
          <table:table-cell office:value-type="float" office:value="189807730">
            <text:p>189807730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2013-07-17</text:p>
          </table:table-cell>
          <table:table-cell office:value-type="float" office:value="673030352820">
            <text:p>6730303528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0,89 </text:p>
          </table:table-cell>
          <table:table-cell office:value-type="string">
            <text:p>PSA 0,89 </text:p>
          </table:table-cell>
          <table:table-cell office:value-type="string">
            <text:p>, urea , kreat normis</text:p>
          </table:table-cell>
          <table:table-cell office:value-type="string">
            <text:p>PSA</text:p>
          </table:table-cell>
          <table:table-cell office:value-type="float" office:value="0.89">
            <text:p>0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42698">
            <text:p>18142698</text:p>
          </table:table-cell>
          <table:table-cell office:value-type="float" office:value="201925586">
            <text:p>201925586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5</text:p>
          </table:table-cell>
          <table:table-cell office:value-type="float" office:value="673035607090">
            <text:p>6730356070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5.10.201314 : 04 : 11 : PSA 0.89 </text:p>
          </table:table-cell>
          <table:table-cell office:value-type="string">
            <text:p><text:s/>PSA 0.89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89">
            <text:p>0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0482">
            <text:p>2260482</text:p>
          </table:table-cell>
          <table:table-cell office:value-type="float" office:value="92614201">
            <text:p>92614201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603846201">
            <text:p>116038462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9ng/ml</text:p>
          </table:table-cell>
          <table:table-cell/>
          <table:table-cell office:value-type="string">
            <text:p>PSA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177247">
            <text:p>11177247</text:p>
          </table:table-cell>
          <table:table-cell office:value-type="float" office:value="214916660">
            <text:p>214916660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77949639000">
            <text:p>779496390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liin 39.7 ( 18.3 . 54.1 nmol/L ) PSA 0.900 ( &lt;2.000 µg/L )</text:p>
          </table:table-cell>
          <table:table-cell office:value-type="string">
            <text:p><text:s/>PSA 0.900 ( &lt;2.000 µg/L )</text:p>
          </table:table-cell>
          <table:table-cell/>
          <table:table-cell office:value-type="string">
            <text:p><text:s/>PSA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99353">
            <text:p>2699353</text:p>
          </table:table-cell>
          <table:table-cell office:value-type="float" office:value="136704515">
            <text:p>136704515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081290533">
            <text:p>750812905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erearstil PSA 0,92 </text:p>
          </table:table-cell>
          <table:table-cell office:value-type="string">
            <text:p><text:s/>PSA 0,92 </text:p>
          </table:table-cell>
          <table:table-cell office:value-type="string">
            <text:p>UH-abd : norm leid , prostata os</text:p>
          </table:table-cell>
          <table:table-cell office:value-type="string">
            <text:p><text:s/>PSA</text:p>
          </table:table-cell>
          <table:table-cell office:value-type="float" office:value="0.92">
            <text:p>0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476811">
            <text:p>11476811</text:p>
          </table:table-cell>
          <table:table-cell office:value-type="float" office:value="210148435">
            <text:p>210148435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673030596872">
            <text:p>6730305968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0,92</text:p>
          </table:table-cell>
          <table:table-cell/>
          <table:table-cell office:value-type="string">
            <text:p>PSA</text:p>
          </table:table-cell>
          <table:table-cell office:value-type="float" office:value="0.92">
            <text:p>0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03221">
            <text:p>7203221</text:p>
          </table:table-cell>
          <table:table-cell office:value-type="float" office:value="123420057">
            <text:p>123420057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38433395437">
            <text:p>3843339543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920 ( &lt;1.400 µg/L )</text:p>
          </table:table-cell>
          <table:table-cell/>
          <table:table-cell office:value-type="string">
            <text:p>S , P-PSA</text:p>
          </table:table-cell>
          <table:table-cell office:value-type="float" office:value="0.92">
            <text:p>0,9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60188">
            <text:p>18660188</text:p>
          </table:table-cell>
          <table:table-cell office:value-type="float" office:value="188069092">
            <text:p>188069092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04736">
            <text:p>6730305047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b-183 !!! ; ER 5.63 ; TSH-1,28 ; PSA-0,94 </text:p>
          </table:table-cell>
          <table:table-cell office:value-type="string">
            <text:p><text:s/>PSA-0,94 </text:p>
          </table:table-cell>
          <table:table-cell office:value-type="string">
            <text:p>; vs-6,9 ; chol-4,3 ; LDL-2.3 ; </text:p>
          </table:table-cell>
          <table:table-cell office:value-type="string">
            <text:p><text:s/>PSA</text:p>
          </table:table-cell>
          <table:table-cell office:value-type="float" office:value="0.94">
            <text:p>0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834653">
            <text:p>22834653</text:p>
          </table:table-cell>
          <table:table-cell office:value-type="float" office:value="210433139">
            <text:p>210433139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40251982549">
            <text:p>40251982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muunuuringud 26.08.201313 : 48 : PSA 0.96 </text:p>
          </table:table-cell>
          <table:table-cell office:value-type="string">
            <text:p><text:s/>PSA 0.96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0.96">
            <text:p>0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58191">
            <text:p>12158191</text:p>
          </table:table-cell>
          <table:table-cell office:value-type="float" office:value="192055852">
            <text:p>192055852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673030521756">
            <text:p>6730305217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982 ( &lt;2.000 µg/L )</text:p>
          </table:table-cell>
          <table:table-cell/>
          <table:table-cell office:value-type="string">
            <text:p>PSA</text:p>
          </table:table-cell>
          <table:table-cell office:value-type="float" office:value="0.982">
            <text:p>0,98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222783">
            <text:p>22222783</text:p>
          </table:table-cell>
          <table:table-cell office:value-type="float" office:value="160467330">
            <text:p>160467330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673030357277">
            <text:p>6730303572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982 ( &lt;4.100 µg/L )</text:p>
          </table:table-cell>
          <table:table-cell/>
          <table:table-cell office:value-type="string">
            <text:p>PSA</text:p>
          </table:table-cell>
          <table:table-cell office:value-type="float" office:value="0.982">
            <text:p>0,98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31857">
            <text:p>21531857</text:p>
          </table:table-cell>
          <table:table-cell office:value-type="float" office:value="215530319">
            <text:p>21553031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52390041009">
            <text:p>523900410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984 ( &lt;3.100 µg/L )</text:p>
          </table:table-cell>
          <table:table-cell/>
          <table:table-cell office:value-type="string">
            <text:p>S , P-PSA</text:p>
          </table:table-cell>
          <table:table-cell office:value-type="float" office:value="0.984">
            <text:p>0,98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54438">
            <text:p>16554438</text:p>
          </table:table-cell>
          <table:table-cell office:value-type="float" office:value="211404658">
            <text:p>211404658</text:p>
          </table:table-cell>
          <table:table-cell office:value-type="string">
            <text:p>2013-10-18</text:p>
          </table:table-cell>
          <table:table-cell office:value-type="string">
            <text:p>S</text:p>
          </table:table-cell>
          <table:table-cell office:value-type="string">
            <text:p>2013-10-15</text:p>
          </table:table-cell>
          <table:table-cell office:value-type="float" office:value="48008114733">
            <text:p>480081147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988 ( &lt;4.400 µg/L )</text:p>
          </table:table-cell>
          <table:table-cell/>
          <table:table-cell office:value-type="string">
            <text:p>PSA</text:p>
          </table:table-cell>
          <table:table-cell office:value-type="float" office:value="0.988">
            <text:p>0,98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78504">
            <text:p>23178504</text:p>
          </table:table-cell>
          <table:table-cell office:value-type="float" office:value="215432313">
            <text:p>215432313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34315533192">
            <text:p>343155331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0.993 ( &lt;4.400 µg/L )</text:p>
          </table:table-cell>
          <table:table-cell/>
          <table:table-cell office:value-type="string">
            <text:p>PSA</text:p>
          </table:table-cell>
          <table:table-cell office:value-type="float" office:value="0.993">
            <text:p>0,99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65415">
            <text:p>5065415</text:p>
          </table:table-cell>
          <table:table-cell office:value-type="float" office:value="145823309">
            <text:p>145823309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76890792443">
            <text:p>768907924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0.997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0.997">
            <text:p>0,99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611858">
            <text:p>3611858</text:p>
          </table:table-cell>
          <table:table-cell office:value-type="float" office:value="147445436">
            <text:p>147445436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37372685360">
            <text:p>373726853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ng/ml</text:p>
          </table:table-cell>
          <table:table-cell/>
          <table:table-cell office:value-type="string">
            <text:p>PS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90743">
            <text:p>18990743</text:p>
          </table:table-cell>
          <table:table-cell office:value-type="float" office:value="176248827">
            <text:p>176248827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673030413864">
            <text:p>6730304138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6.05.201317 : 08 : PSA 1.0 </text:p>
          </table:table-cell>
          <table:table-cell office:value-type="string">
            <text:p><text:s/>PSA 1.0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29419">
            <text:p>12729419</text:p>
          </table:table-cell>
          <table:table-cell office:value-type="float" office:value="162635156">
            <text:p>162635156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19620568412">
            <text:p>196205684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000 ( &lt;3.100 µg/L )</text:p>
          </table:table-cell>
          <table:table-cell/>
          <table:table-cell office:value-type="string">
            <text:p>PS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88285">
            <text:p>16288285</text:p>
          </table:table-cell>
          <table:table-cell office:value-type="float" office:value="172489144">
            <text:p>172489144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2338384218">
            <text:p>923383842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010 ( &lt;4.100 µg/L )</text:p>
          </table:table-cell>
          <table:table-cell office:value-type="string">
            <text:p><text:s/>PT % 45 ( &gt; 70 % )</text:p>
          </table:table-cell>
          <table:table-cell office:value-type="string">
            <text:p>PSA</text:p>
          </table:table-cell>
          <table:table-cell table:style-name="ce1" office:value-type="float" office:value="1.01">
            <text:p>1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4610">
            <text:p>1814610</text:p>
          </table:table-cell>
          <table:table-cell office:value-type="float" office:value="121656045">
            <text:p>121656045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53223742874">
            <text:p>532237428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3.04.2012 : 16.04.201214 : 05 : PSA 1.040 ug/L</text:p>
          </table:table-cell>
          <table:table-cell office:value-type="string">
            <text:p><text:s/>PSA 1.040 ug/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1.04">
            <text:p>1,04</text:p>
          </table:table-cell>
          <table:table-cell table:number-columns-repeated="2" office:value-type="string">
            <text:p>NULL</text:p>
          </table:table-cell>
          <table:table-cell office:value-type="string">
            <text:p>u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226979">
            <text:p>19226979</text:p>
          </table:table-cell>
          <table:table-cell office:value-type="float" office:value="212864918">
            <text:p>212864918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777261763">
            <text:p>957772617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06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table:style-name="ce1" office:value-type="float" office:value="1.06">
            <text:p>1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217703">
            <text:p>12217703</text:p>
          </table:table-cell>
          <table:table-cell office:value-type="float" office:value="213065167">
            <text:p>213065167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0408156">
            <text:p>6730304081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060 ( &lt;2.000 µg/L )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06">
            <text:p>1,0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21132">
            <text:p>18521132</text:p>
          </table:table-cell>
          <table:table-cell office:value-type="float" office:value="164447070">
            <text:p>164447070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33976690287">
            <text:p>339766902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9.11.201216 : 55 : PSA 1.07 ng/mL</text:p>
          </table:table-cell>
          <table:table-cell office:value-type="string">
            <text:p><text:s/>PSA 1.07 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1.07">
            <text:p>1,07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76299">
            <text:p>20976299</text:p>
          </table:table-cell>
          <table:table-cell office:value-type="float" office:value="192681707">
            <text:p>192681707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5392">
            <text:p>6730304853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Uriin N PSA 1,08ng/ml</text:p>
          </table:table-cell>
          <table:table-cell office:value-type="string">
            <text:p><text:s/>PSA 1,08ng/ml</text:p>
          </table:table-cell>
          <table:table-cell office:value-type="string">
            <text:p><text:s/>= N ( 2011 )</text:p>
          </table:table-cell>
          <table:table-cell office:value-type="string">
            <text:p><text:s/>PSA</text:p>
          </table:table-cell>
          <table:table-cell table:style-name="ce1" office:value-type="float" office:value="1.08">
            <text:p>1,0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07216">
            <text:p>16907216</text:p>
          </table:table-cell>
          <table:table-cell office:value-type="float" office:value="177754579">
            <text:p>177754579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office:value-type="string">
            <text:p>2013-05-13</text:p>
          </table:table-cell>
          <table:table-cell office:value-type="float" office:value="673041465293">
            <text:p>6730414652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080 ( &lt;4.100 µg/L )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08">
            <text:p>1,0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63369">
            <text:p>23363369</text:p>
          </table:table-cell>
          <table:table-cell office:value-type="float" office:value="169763282">
            <text:p>169763282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55177395178">
            <text:p>551773951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10 ng/ml</text:p>
          </table:table-cell>
          <table:table-cell office:value-type="string">
            <text:p><text:s/>( 26.02.2013 )</text:p>
          </table:table-cell>
          <table:table-cell office:value-type="string">
            <text:p>PSA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848724">
            <text:p>21848724</text:p>
          </table:table-cell>
          <table:table-cell office:value-type="float" office:value="211408354">
            <text:p>211408354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53101251254">
            <text:p>531012512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Aktuaalne PSA 1,1 </text:p>
          </table:table-cell>
          <table:table-cell office:value-type="string">
            <text:p><text:s/>PSA 1,1 </text:p>
          </table:table-cell>
          <table:table-cell office:value-type="string">
            <text:p>- ordin</text:p>
          </table:table-cell>
          <table:table-cell office:value-type="string">
            <text:p><text:s/>PSA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557797">
            <text:p>14557797</text:p>
          </table:table-cell>
          <table:table-cell office:value-type="float" office:value="208803044">
            <text:p>208803044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33358671733">
            <text:p>333586717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100 ( &lt;4.100 µg/L )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95584">
            <text:p>22095584</text:p>
          </table:table-cell>
          <table:table-cell office:value-type="float" office:value="207148899">
            <text:p>207148899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8773535381">
            <text:p>687735353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110 ( &lt;4.100 µg/L )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11">
            <text:p>1,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19835">
            <text:p>19419835</text:p>
          </table:table-cell>
          <table:table-cell office:value-type="float" office:value="182631609">
            <text:p>182631609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34833">
            <text:p>6730304348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12 ng/ml</text:p>
          </table:table-cell>
          <table:table-cell office:value-type="string">
            <text:p><text:s/>Plaanis UH ( abd+rektaalne+jääk</text:p>
          </table:table-cell>
          <table:table-cell office:value-type="string">
            <text:p>PSA</text:p>
          </table:table-cell>
          <table:table-cell table:style-name="ce1" office:value-type="float" office:value="1.12">
            <text:p>1,1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750607">
            <text:p>3750607</text:p>
          </table:table-cell>
          <table:table-cell office:value-type="float" office:value="134205501">
            <text:p>134205501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338998586">
            <text:p>103389985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124 ng/ml</text:p>
          </table:table-cell>
          <table:table-cell office:value-type="string">
            <text:p><text:s/>, IPSS 11pOrdin Caps tamsulosin</text:p>
          </table:table-cell>
          <table:table-cell office:value-type="string">
            <text:p>PSA</text:p>
          </table:table-cell>
          <table:table-cell office:value-type="float" office:value="1.124">
            <text:p>1,12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5861">
            <text:p>555861</text:p>
          </table:table-cell>
          <table:table-cell office:value-type="float" office:value="141695764">
            <text:p>141695764</text:p>
          </table:table-cell>
          <table:table-cell office:value-type="string">
            <text:p>2012-10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438189792">
            <text:p>684381897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1.13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1.13">
            <text:p>1,1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730742">
            <text:p>9730742</text:p>
          </table:table-cell>
          <table:table-cell office:value-type="float" office:value="185073088">
            <text:p>185073088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7209932252">
            <text:p>4720993225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H 2,50 mU/l , fT415,97 pmol/l , PSA 1,15 </text:p>
          </table:table-cell>
          <table:table-cell office:value-type="string">
            <text:p><text:s/>PSA 1,15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1.15">
            <text:p>1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71727">
            <text:p>9471727</text:p>
          </table:table-cell>
          <table:table-cell office:value-type="float" office:value="215008444">
            <text:p>215008444</text:p>
          </table:table-cell>
          <table:table-cell office:value-type="string">
            <text:p>2013-12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2235541571">
            <text:p>6223554157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<text:s/>, LDL 2,28 , HDL 0,84 , TG 1,56PSA 1,16</text:p>
          </table:table-cell>
          <table:table-cell office:value-type="string">
            <text:p>PSA 1,16</text:p>
          </table:table-cell>
          <table:table-cell office:value-type="string">
            <text:p>Hgb 149 , Lk 6,7 , Tr 249Rö-thor</text:p>
          </table:table-cell>
          <table:table-cell office:value-type="string">
            <text:p>PSA</text:p>
          </table:table-cell>
          <table:table-cell office:value-type="float" office:value="1.16">
            <text:p>1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68602">
            <text:p>23068602</text:p>
          </table:table-cell>
          <table:table-cell office:value-type="float" office:value="170743250">
            <text:p>170743250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673030403599">
            <text:p>6730304035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190 ( &lt;1.400 µg/L )</text:p>
          </table:table-cell>
          <table:table-cell/>
          <table:table-cell office:value-type="string">
            <text:p>PSA</text:p>
          </table:table-cell>
          <table:table-cell office:value-type="float" office:value="1.19">
            <text:p>1,1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293469">
            <text:p>13293469</text:p>
          </table:table-cell>
          <table:table-cell office:value-type="float" office:value="210841039">
            <text:p>210841039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673030432473">
            <text:p>6730304324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oon ok , urineerimine 19.07.2013 PSA 1,2 ug/L</text:p>
          </table:table-cell>
          <table:table-cell office:value-type="string">
            <text:p><text:s/>PSA 1,2 ug/L</text:p>
          </table:table-cell>
          <table:table-cell office:value-type="string">
            <text:p>26.07.13 UH : Prostata maht &lt;20m</text:p>
          </table:table-cell>
          <table:table-cell office:value-type="string">
            <text:p><text:s/>PSA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u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59706">
            <text:p>18659706</text:p>
          </table:table-cell>
          <table:table-cell office:value-type="float" office:value="196189472">
            <text:p>196189472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81795198814">
            <text:p>817951988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4.09.201319 : 15 : PSA 1.22 </text:p>
          </table:table-cell>
          <table:table-cell office:value-type="string">
            <text:p><text:s/>PSA 1.22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1.22">
            <text:p>1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5590">
            <text:p>405590</text:p>
          </table:table-cell>
          <table:table-cell office:value-type="float" office:value="85817487">
            <text:p>85817487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office:value-type="string">
            <text:p>2012-02-16</text:p>
          </table:table-cell>
          <table:table-cell office:value-type="float" office:value="66971794507">
            <text:p>6697179450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16.02.2012 S , P-PSA 1.240 ( &lt;4.400 µg/L )</text:p>
          </table:table-cell>
          <table:table-cell office:value-type="string">
            <text:p>S , P-PSA 1.24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1.24">
            <text:p>1,2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411852">
            <text:p>17411852</text:p>
          </table:table-cell>
          <table:table-cell office:value-type="float" office:value="219535663">
            <text:p>219535663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2-18</text:p>
          </table:table-cell>
          <table:table-cell office:value-type="float" office:value="673030331667">
            <text:p>6730303316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8.12.201316 : 12 : 08 : PSA 1.26 </text:p>
          </table:table-cell>
          <table:table-cell office:value-type="string">
            <text:p><text:s/>PSA 1.26 </text:p>
          </table:table-cell>
          <table:table-cell office:value-type="string">
            <text:p>ug/l [ norm .. - 1.40 ]</text:p>
          </table:table-cell>
          <table:table-cell office:value-type="string">
            <text:p><text:s/>PSA</text:p>
          </table:table-cell>
          <table:table-cell office:value-type="float" office:value="1.26">
            <text:p>1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22332">
            <text:p>16722332</text:p>
          </table:table-cell>
          <table:table-cell office:value-type="float" office:value="192195107">
            <text:p>192195107</text:p>
          </table:table-cell>
          <table:table-cell office:value-type="string">
            <text:p>2013-08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6988931245">
            <text:p>769889312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270 ( &lt;3.100 µg/L )</text:p>
          </table:table-cell>
          <table:table-cell/>
          <table:table-cell office:value-type="string">
            <text:p>PSA</text:p>
          </table:table-cell>
          <table:table-cell office:value-type="float" office:value="1.27">
            <text:p>1,2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653999">
            <text:p>21653999</text:p>
          </table:table-cell>
          <table:table-cell office:value-type="float" office:value="169729697">
            <text:p>169729697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88466488462">
            <text:p>88466488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3 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95736">
            <text:p>17695736</text:p>
          </table:table-cell>
          <table:table-cell office:value-type="float" office:value="215243971">
            <text:p>215243971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590584731">
            <text:p>555905847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Jäetud jälgimisele PSA 1.3ng/ml</text:p>
          </table:table-cell>
          <table:table-cell office:value-type="string">
            <text:p><text:s/>PSA 1.3ng/ml</text:p>
          </table:table-cell>
          <table:table-cell office:value-type="string">
            <text:p><text:s/>Seisund hea , pt kaebusteta</text:p>
          </table:table-cell>
          <table:table-cell office:value-type="string">
            <text:p><text:s/>PSA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41087">
            <text:p>22941087</text:p>
          </table:table-cell>
          <table:table-cell office:value-type="float" office:value="155254555">
            <text:p>155254555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673042228476">
            <text:p>6730422284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300 ( &lt;4.100 µg/L )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015792">
            <text:p>14015792</text:p>
          </table:table-cell>
          <table:table-cell office:value-type="float" office:value="176581806">
            <text:p>176581806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8792028591">
            <text:p>687920285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1,31 </text:p>
          </table:table-cell>
          <table:table-cell office:value-type="string">
            <text:p>PSA 1,31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1.31">
            <text:p>1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274449">
            <text:p>14274449</text:p>
          </table:table-cell>
          <table:table-cell office:value-type="float" office:value="182150561">
            <text:p>182150561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673030371029">
            <text:p>6730303710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330 ( &lt;3.100 µg/L )</text:p>
          </table:table-cell>
          <table:table-cell/>
          <table:table-cell office:value-type="string">
            <text:p>PSA</text:p>
          </table:table-cell>
          <table:table-cell office:value-type="float" office:value="1.33">
            <text:p>1,3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8137">
            <text:p>568137</text:p>
          </table:table-cell>
          <table:table-cell office:value-type="float" office:value="86475352">
            <text:p>86475352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office:value-type="string">
            <text:p>2012-03-02</text:p>
          </table:table-cell>
          <table:table-cell office:value-type="float" office:value="58215091768">
            <text:p>582150917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1.340 ( &lt;3.100 µg/L )</text:p>
          </table:table-cell>
          <table:table-cell/>
          <table:table-cell office:value-type="string">
            <text:p>S , P-PSA</text:p>
          </table:table-cell>
          <table:table-cell office:value-type="float" office:value="1.34">
            <text:p>1,3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23436">
            <text:p>22023436</text:p>
          </table:table-cell>
          <table:table-cell office:value-type="float" office:value="202200737">
            <text:p>202200737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30535224">
            <text:p>6730305352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350 ( &lt;4.100 µg/L )</text:p>
          </table:table-cell>
          <table:table-cell/>
          <table:table-cell office:value-type="string">
            <text:p>PSA</text:p>
          </table:table-cell>
          <table:table-cell office:value-type="float" office:value="1.35">
            <text:p>1,3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089026">
            <text:p>11089026</text:p>
          </table:table-cell>
          <table:table-cell office:value-type="float" office:value="167526916">
            <text:p>167526916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90075177699">
            <text:p>900751776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390 ( &lt;4.400 µg/L )</text:p>
          </table:table-cell>
          <table:table-cell/>
          <table:table-cell office:value-type="string">
            <text:p>PSA</text:p>
          </table:table-cell>
          <table:table-cell office:value-type="float" office:value="1.39">
            <text:p>1,3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739359">
            <text:p>6739359</text:p>
          </table:table-cell>
          <table:table-cell office:value-type="float" office:value="87061692">
            <text:p>87061692</text:p>
          </table:table-cell>
          <table:table-cell office:value-type="string">
            <text:p>2012-03-16</text:p>
          </table:table-cell>
          <table:table-cell office:value-type="string">
            <text:p>S</text:p>
          </table:table-cell>
          <table:table-cell office:value-type="string">
            <text:p>2012-03-05</text:p>
          </table:table-cell>
          <table:table-cell office:value-type="float" office:value="39410540146">
            <text:p>3941054014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Viimane PSA 1,4 ng/ml</text:p>
          </table:table-cell>
          <table:table-cell office:value-type="string">
            <text:p><text:s/>PSA 1,4 ng/ml</text:p>
          </table:table-cell>
          <table:table-cell office:value-type="string">
            <text:p><text:s/>ja digitaalselt limaskest liigu</text:p>
          </table:table-cell>
          <table:table-cell office:value-type="string">
            <text:p><text:s/>PSA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551073">
            <text:p>20551073</text:p>
          </table:table-cell>
          <table:table-cell office:value-type="float" office:value="165297641">
            <text:p>165297641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173244683">
            <text:p>211732446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4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88505">
            <text:p>14388505</text:p>
          </table:table-cell>
          <table:table-cell office:value-type="float" office:value="173006759">
            <text:p>173006759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29426074413">
            <text:p>294260744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esnäärme maht 81,4 ml!PSA 1,4 </text:p>
          </table:table-cell>
          <table:table-cell office:value-type="string">
            <text:p>PSA 1,4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table:style-name="ce1" office:value-type="float" office:value="1.4">
            <text:p>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85112">
            <text:p>24485112</text:p>
          </table:table-cell>
          <table:table-cell office:value-type="float" office:value="200815834">
            <text:p>200815834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0-06-21</text:p>
          </table:table-cell>
          <table:table-cell office:value-type="float" office:value="673030388594">
            <text:p>6730303885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40 ( µg/L )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5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4318">
            <text:p>524318</text:p>
          </table:table-cell>
          <table:table-cell office:value-type="float" office:value="142695090">
            <text:p>142695090</text:p>
          </table:table-cell>
          <table:table-cell office:value-type="string">
            <text:p>2012-10-18</text:p>
          </table:table-cell>
          <table:table-cell office:value-type="string">
            <text:p>S</text:p>
          </table:table-cell>
          <table:table-cell office:value-type="string">
            <text:p>2012-10-08</text:p>
          </table:table-cell>
          <table:table-cell office:value-type="float" office:value="49920932512">
            <text:p>499209325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1.44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1.44">
            <text:p>1,4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19990">
            <text:p>719990</text:p>
          </table:table-cell>
          <table:table-cell office:value-type="float" office:value="82523849">
            <text:p>82523849</text:p>
          </table:table-cell>
          <table:table-cell office:value-type="string">
            <text:p>2012-01-10</text:p>
          </table:table-cell>
          <table:table-cell office:value-type="string">
            <text:p>S</text:p>
          </table:table-cell>
          <table:table-cell office:value-type="string">
            <text:p>2011-12-28</text:p>
          </table:table-cell>
          <table:table-cell office:value-type="float" office:value="93141723566">
            <text:p>931417235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1.460 ( &lt;2.000 µg/L )</text:p>
          </table:table-cell>
          <table:table-cell/>
          <table:table-cell office:value-type="string">
            <text:p>S , P-PSA</text:p>
          </table:table-cell>
          <table:table-cell office:value-type="float" office:value="1.46">
            <text:p>1,4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295493">
            <text:p>17295493</text:p>
          </table:table-cell>
          <table:table-cell office:value-type="float" office:value="196878499">
            <text:p>196878499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32776">
            <text:p>6730304327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2,83 ! , TSH 3,83 , PSA 1,48 </text:p>
          </table:table-cell>
          <table:table-cell office:value-type="string">
            <text:p><text:s/>PSA 1,48 </text:p>
          </table:table-cell>
          <table:table-cell office:value-type="string">
            <text:p>, kolest 7,2 ! , Trigl</text:p>
          </table:table-cell>
          <table:table-cell office:value-type="string">
            <text:p><text:s/>PSA</text:p>
          </table:table-cell>
          <table:table-cell office:value-type="float" office:value="1.48">
            <text:p>1,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31843">
            <text:p>2631843</text:p>
          </table:table-cell>
          <table:table-cell office:value-type="float" office:value="150322189">
            <text:p>150322189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14147764943">
            <text:p>141477649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8.11.201212 : 34 PSA 1,5 ng/ml</text:p>
          </table:table-cell>
          <table:table-cell office:value-type="string">
            <text:p><text:s/>PSA 1,5 ng/ml</text:p>
          </table:table-cell>
          <table:table-cell office:value-type="string">
            <text:p><text:s/>0,27-4,8</text:p>
          </table:table-cell>
          <table:table-cell office:value-type="string">
            <text:p><text:s/>PSA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095968">
            <text:p>20095968</text:p>
          </table:table-cell>
          <table:table-cell office:value-type="float" office:value="159346493">
            <text:p>159346493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385157289">
            <text:p>263851572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5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564840">
            <text:p>24564840</text:p>
          </table:table-cell>
          <table:table-cell office:value-type="float" office:value="165923409">
            <text:p>165923409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84411232380">
            <text:p>84411232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5 </text:p>
          </table:table-cell>
          <table:table-cell office:value-type="string">
            <text:p>--&gt; kõrgem ealisest optimaalsest</text:p>
          </table:table-cell>
          <table:table-cell office:value-type="string">
            <text:p>PSA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70101">
            <text:p>18670101</text:p>
          </table:table-cell>
          <table:table-cell office:value-type="float" office:value="200443388">
            <text:p>200443388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90076397698">
            <text:p>900763976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kestab bikalutamiidi seniks kuni PSA &lt;1,5 </text:p>
          </table:table-cell>
          <table:table-cell office:value-type="string">
            <text:p><text:s/>PSA &lt;1,5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49292">
            <text:p>18849292</text:p>
          </table:table-cell>
          <table:table-cell office:value-type="float" office:value="210310418">
            <text:p>210310418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673030470841">
            <text:p>6730304708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4.11.201314 : 01 : PSA 1.50 </text:p>
          </table:table-cell>
          <table:table-cell office:value-type="string">
            <text:p><text:s/>PSA 1.50 </text:p>
          </table:table-cell>
          <table:table-cell office:value-type="string">
            <text:p>ug/l [ norm .. - 3.00 ]</text:p>
          </table:table-cell>
          <table:table-cell office:value-type="string">
            <text:p><text:s/>PSA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97613">
            <text:p>23197613</text:p>
          </table:table-cell>
          <table:table-cell office:value-type="float" office:value="160903058">
            <text:p>160903058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3030387282">
            <text:p>6730303872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510 ( &lt;2.000 µg/L )</text:p>
          </table:table-cell>
          <table:table-cell/>
          <table:table-cell office:value-type="string">
            <text:p>PSA</text:p>
          </table:table-cell>
          <table:table-cell office:value-type="float" office:value="1.51">
            <text:p>1,5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58761">
            <text:p>23458761</text:p>
          </table:table-cell>
          <table:table-cell office:value-type="float" office:value="177521972">
            <text:p>177521972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55551974877">
            <text:p>555519748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n 13.34 ( 9.47 . 28.30 nmol/L ) S , P-PSA 1.520 ( &lt;4.100 µg/L )</text:p>
          </table:table-cell>
          <table:table-cell office:value-type="string">
            <text:p>S , P-PSA 1.52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1.52">
            <text:p>1,5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53130">
            <text:p>2653130</text:p>
          </table:table-cell>
          <table:table-cell office:value-type="float" office:value="139228450">
            <text:p>139228450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96100925414">
            <text:p>961009254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9.09.201216 : 28 : 54 : PSA 1.56 ng/mL</text:p>
          </table:table-cell>
          <table:table-cell office:value-type="string">
            <text:p><text:s/>PSA 1.56 ng/mL</text:p>
          </table:table-cell>
          <table:table-cell/>
          <table:table-cell office:value-type="string">
            <text:p><text:s/>PSA</text:p>
          </table:table-cell>
          <table:table-cell office:value-type="float" office:value="1.56">
            <text:p>1,5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80779">
            <text:p>18680779</text:p>
          </table:table-cell>
          <table:table-cell office:value-type="float" office:value="202248204">
            <text:p>202248204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051721162">
            <text:p>43051721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6.05.13 oli PSA 3,54 . 01.10.13 PSA 1,58 </text:p>
          </table:table-cell>
          <table:table-cell office:value-type="string">
            <text:p><text:s/>PSA 1,58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1.58">
            <text:p>1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043630">
            <text:p>18043630</text:p>
          </table:table-cell>
          <table:table-cell office:value-type="float" office:value="200992837">
            <text:p>200992837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7800450885">
            <text:p>978004508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* 02.10.2013 : 9002 psa 1,6 </text:p>
          </table:table-cell>
          <table:table-cell office:value-type="string">
            <text:p>psa 1,6 </text:p>
          </table:table-cell>
          <table:table-cell office:value-type="string">
            <text:p>, suhk</text:p>
          </table:table-cell>
          <table:table-cell office:value-type="string">
            <text:p>psa</text:p>
          </table:table-cell>
          <table:table-cell table:style-name="ce1" office:value-type="float" office:value="1.6">
            <text:p>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428598">
            <text:p>12428598</text:p>
          </table:table-cell>
          <table:table-cell office:value-type="float" office:value="194647470">
            <text:p>194647470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56267334504">
            <text:p>562673345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6 </text:p>
          </table:table-cell>
          <table:table-cell office:value-type="string">
            <text:p>soovib olla 3 KUUD RAVITA - LOOD</text:p>
          </table:table-cell>
          <table:table-cell office:value-type="string">
            <text:p>PSA</text:p>
          </table:table-cell>
          <table:table-cell table:style-name="ce1" office:value-type="float" office:value="1.6">
            <text:p>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204789">
            <text:p>11204789</text:p>
          </table:table-cell>
          <table:table-cell office:value-type="float" office:value="199598166">
            <text:p>199598166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34431171637">
            <text:p>344311716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600 ( &lt;4.400 µg/L )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25684">
            <text:p>18225684</text:p>
          </table:table-cell>
          <table:table-cell office:value-type="float" office:value="206983386">
            <text:p>206983386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96724036751">
            <text:p>967240367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4.11.2013 : PSA 1.610 </text:p>
          </table:table-cell>
          <table:table-cell office:value-type="string">
            <text:p><text:s/>PSA 1.610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1.61">
            <text:p>1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837037">
            <text:p>21837037</text:p>
          </table:table-cell>
          <table:table-cell office:value-type="float" office:value="218135507">
            <text:p>218135507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12-16</text:p>
          </table:table-cell>
          <table:table-cell office:value-type="float" office:value="41148824019">
            <text:p>411488240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610 ( &lt;4.400 µg/L )</text:p>
          </table:table-cell>
          <table:table-cell/>
          <table:table-cell office:value-type="string">
            <text:p>PSA</text:p>
          </table:table-cell>
          <table:table-cell office:value-type="float" office:value="1.61">
            <text:p>1,6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24467">
            <text:p>16624467</text:p>
          </table:table-cell>
          <table:table-cell office:value-type="float" office:value="212322209">
            <text:p>212322209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2013-11-06</text:p>
          </table:table-cell>
          <table:table-cell office:value-type="float" office:value="88590963994">
            <text:p>885909639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630 ( &lt;4.100 µg/L )</text:p>
          </table:table-cell>
          <table:table-cell/>
          <table:table-cell office:value-type="string">
            <text:p>PSA</text:p>
          </table:table-cell>
          <table:table-cell office:value-type="float" office:value="1.63">
            <text:p>1,6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67997">
            <text:p>2767997</text:p>
          </table:table-cell>
          <table:table-cell office:value-type="float" office:value="149464341">
            <text:p>149464341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90484929388">
            <text:p>904849293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2.11.201217 : 22 : 13 : PSA 1.65 ng/mL</text:p>
          </table:table-cell>
          <table:table-cell office:value-type="string">
            <text:p><text:s/>PSA 1.65 ng/mL</text:p>
          </table:table-cell>
          <table:table-cell/>
          <table:table-cell office:value-type="string">
            <text:p><text:s/>PSA</text:p>
          </table:table-cell>
          <table:table-cell office:value-type="float" office:value="1.65">
            <text:p>1,6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87825">
            <text:p>18387825</text:p>
          </table:table-cell>
          <table:table-cell office:value-type="float" office:value="177572988">
            <text:p>177572988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684079264">
            <text:p>406840792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elmisel suvel PSA 1,66 </text:p>
          </table:table-cell>
          <table:table-cell office:value-type="string">
            <text:p><text:s/>PSA 1,66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1.66">
            <text:p>1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99339">
            <text:p>8599339</text:p>
          </table:table-cell>
          <table:table-cell office:value-type="float" office:value="142705407">
            <text:p>142705407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52286544365">
            <text:p>5228654436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1.66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1.66">
            <text:p>1,6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97907">
            <text:p>2597907</text:p>
          </table:table-cell>
          <table:table-cell office:value-type="float" office:value="152139144">
            <text:p>152139144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043968050">
            <text:p>190439680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Külv - kasvutaPSA 1,7ng/ml</text:p>
          </table:table-cell>
          <table:table-cell office:value-type="string">
            <text:p>PSA 1,7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59366">
            <text:p>6159366</text:p>
          </table:table-cell>
          <table:table-cell office:value-type="float" office:value="146229613">
            <text:p>146229613</text:p>
          </table:table-cell>
          <table:table-cell office:value-type="string">
            <text:p>2012-11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670392523">
            <text:p>7267039252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reatiniin 1121-149 , uurea 6,7 , PSA 1,71 </text:p>
          </table:table-cell>
          <table:table-cell office:value-type="string">
            <text:p><text:s/>PSA 1,71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1.71">
            <text:p>1,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78552">
            <text:p>20978552</text:p>
          </table:table-cell>
          <table:table-cell office:value-type="float" office:value="191793753">
            <text:p>191793753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993331067">
            <text:p>709933310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74ng/ml</text:p>
          </table:table-cell>
          <table:table-cell office:value-type="string">
            <text:p><text:s/>Uriin N Nycturia 4-5 x</text:p>
          </table:table-cell>
          <table:table-cell office:value-type="string">
            <text:p>PSA</text:p>
          </table:table-cell>
          <table:table-cell office:value-type="float" office:value="1.74">
            <text:p>1,7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29062">
            <text:p>4529062</text:p>
          </table:table-cell>
          <table:table-cell office:value-type="float" office:value="90681225">
            <text:p>90681225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80074584716">
            <text:p>800745847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1.75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1.75">
            <text:p>1,7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530996">
            <text:p>14530996</text:p>
          </table:table-cell>
          <table:table-cell office:value-type="float" office:value="206716233">
            <text:p>206716233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673045908821">
            <text:p>6730459088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790 ( &lt;3.100 µg/L )</text:p>
          </table:table-cell>
          <table:table-cell/>
          <table:table-cell office:value-type="string">
            <text:p>PSA</text:p>
          </table:table-cell>
          <table:table-cell office:value-type="float" office:value="1.79">
            <text:p>1,7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752395">
            <text:p>20752395</text:p>
          </table:table-cell>
          <table:table-cell office:value-type="float" office:value="200443388">
            <text:p>200443388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90076397698">
            <text:p>900763976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8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table:style-name="ce1" office:value-type="float" office:value="1.8">
            <text:p>1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688782">
            <text:p>12688782</text:p>
          </table:table-cell>
          <table:table-cell office:value-type="float" office:value="205616903">
            <text:p>205616903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33701172620">
            <text:p>337011726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g kaobsept 2013 PSA 2,1 aug 2012 PSA 1,83</text:p>
          </table:table-cell>
          <table:table-cell office:value-type="string">
            <text:p><text:s/>PSA 1,83</text:p>
          </table:table-cell>
          <table:table-cell office:value-type="string">
            <text:p>Eesnäärme rektaalne UH - uuring </text:p>
          </table:table-cell>
          <table:table-cell office:value-type="string">
            <text:p><text:s/>PSA</text:p>
          </table:table-cell>
          <table:table-cell office:value-type="float" office:value="1.83">
            <text:p>1,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93804">
            <text:p>18293804</text:p>
          </table:table-cell>
          <table:table-cell office:value-type="float" office:value="210781950">
            <text:p>210781950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30144422298">
            <text:p>301444222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8.11.201310 : 31 : PSA 1.860 </text:p>
          </table:table-cell>
          <table:table-cell office:value-type="string">
            <text:p><text:s/>PSA 1.860 </text:p>
          </table:table-cell>
          <table:table-cell office:value-type="string">
            <text:p>ug/l [ norm .. - 3.100 ]</text:p>
          </table:table-cell>
          <table:table-cell office:value-type="string">
            <text:p><text:s/>PSA</text:p>
          </table:table-cell>
          <table:table-cell office:value-type="float" office:value="1.86">
            <text:p>1,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91633">
            <text:p>2791633</text:p>
          </table:table-cell>
          <table:table-cell office:value-type="float" office:value="148377902">
            <text:p>148377902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49530392466">
            <text:p>495303924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,87 </text:p>
          </table:table-cell>
          <table:table-cell office:value-type="string">
            <text:p>ng / ml ( dets 2011 oli 2,18ng/m</text:p>
          </table:table-cell>
          <table:table-cell office:value-type="string">
            <text:p>PSA</text:p>
          </table:table-cell>
          <table:table-cell office:value-type="float" office:value="1.87">
            <text:p>1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54490">
            <text:p>16954490</text:p>
          </table:table-cell>
          <table:table-cell office:value-type="float" office:value="210532839">
            <text:p>210532839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673040237275">
            <text:p>6730402372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8.11.201319 : 09 : PSA 1.88 </text:p>
          </table:table-cell>
          <table:table-cell office:value-type="string">
            <text:p><text:s/>PSA 1.88 </text:p>
          </table:table-cell>
          <table:table-cell office:value-type="string">
            <text:p>ug/l [ norm .. - 1.40 ]</text:p>
          </table:table-cell>
          <table:table-cell office:value-type="string">
            <text:p><text:s/>PSA</text:p>
          </table:table-cell>
          <table:table-cell office:value-type="float" office:value="1.88">
            <text:p>1,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76436">
            <text:p>15076436</text:p>
          </table:table-cell>
          <table:table-cell office:value-type="float" office:value="198203582">
            <text:p>198203582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54842162027">
            <text:p>548421620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880 ( &lt;3.100 µg/L )</text:p>
          </table:table-cell>
          <table:table-cell/>
          <table:table-cell office:value-type="string">
            <text:p>PSA</text:p>
          </table:table-cell>
          <table:table-cell office:value-type="float" office:value="1.88">
            <text:p>1,8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32784">
            <text:p>23132784</text:p>
          </table:table-cell>
          <table:table-cell office:value-type="float" office:value="155257652">
            <text:p>155257652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48658653939">
            <text:p>486586539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890 ( &lt;2.000 µg/L )</text:p>
          </table:table-cell>
          <table:table-cell/>
          <table:table-cell office:value-type="string">
            <text:p>PSA</text:p>
          </table:table-cell>
          <table:table-cell office:value-type="float" office:value="1.89">
            <text:p>1,8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58916">
            <text:p>23458916</text:p>
          </table:table-cell>
          <table:table-cell office:value-type="float" office:value="207394668">
            <text:p>207394668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57570028757">
            <text:p>575700287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890 ( &lt;4.400 µg/L )</text:p>
          </table:table-cell>
          <table:table-cell/>
          <table:table-cell office:value-type="string">
            <text:p>PSA</text:p>
          </table:table-cell>
          <table:table-cell office:value-type="float" office:value="1.89">
            <text:p>1,89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698721">
            <text:p>20698721</text:p>
          </table:table-cell>
          <table:table-cell office:value-type="float" office:value="209160450">
            <text:p>209160450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827498201">
            <text:p>69827498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.9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9">
            <text:p>1,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44154">
            <text:p>21744154</text:p>
          </table:table-cell>
          <table:table-cell office:value-type="float" office:value="160696110">
            <text:p>160696110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71858263484">
            <text:p>718582634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.9 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.9">
            <text:p>1,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713292">
            <text:p>3713292</text:p>
          </table:table-cell>
          <table:table-cell office:value-type="float" office:value="139568188">
            <text:p>139568188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279021067">
            <text:p>552790210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thyreos , 12,09 - FT3-5,73pmol/l PSA - 1.9 </text:p>
          </table:table-cell>
          <table:table-cell office:value-type="string">
            <text:p><text:s/>PSA - 1.9 </text:p>
          </table:table-cell>
          <table:table-cell office:value-type="string">
            <text:p>. Vajab kontrool TSH talvel , en</text:p>
          </table:table-cell>
          <table:table-cell office:value-type="string">
            <text:p><text:s/>PSA</text:p>
          </table:table-cell>
          <table:table-cell table:style-name="ce1" office:value-type="float" office:value="1.9">
            <text:p>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08142">
            <text:p>10908142</text:p>
          </table:table-cell>
          <table:table-cell office:value-type="float" office:value="172966640">
            <text:p>172966640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47953841532">
            <text:p>479538415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940 ( &lt;3.100 µg/L )</text:p>
          </table:table-cell>
          <table:table-cell/>
          <table:table-cell office:value-type="string">
            <text:p>PSA</text:p>
          </table:table-cell>
          <table:table-cell office:value-type="float" office:value="1.94">
            <text:p>1,9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358283">
            <text:p>12358283</text:p>
          </table:table-cell>
          <table:table-cell office:value-type="float" office:value="159030372">
            <text:p>159030372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24664231548">
            <text:p>246642315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940 ( &lt;4.400 µg/L )</text:p>
          </table:table-cell>
          <table:table-cell/>
          <table:table-cell office:value-type="string">
            <text:p>PSA</text:p>
          </table:table-cell>
          <table:table-cell office:value-type="float" office:value="1.94">
            <text:p>1,9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00107">
            <text:p>18500107</text:p>
          </table:table-cell>
          <table:table-cell office:value-type="float" office:value="206053041">
            <text:p>206053041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52634936698">
            <text:p>526349366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.2013 . perearsti juures tehtud PSA 1,95 ng/ml</text:p>
          </table:table-cell>
          <table:table-cell office:value-type="string">
            <text:p><text:s/>PSA 1,95 ng/ml</text:p>
          </table:table-cell>
          <table:table-cell office:value-type="string">
            <text:p><text:s/>F/T 20 %</text:p>
          </table:table-cell>
          <table:table-cell office:value-type="string">
            <text:p><text:s/>PSA</text:p>
          </table:table-cell>
          <table:table-cell office:value-type="float" office:value="1.95">
            <text:p>1,9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54158">
            <text:p>15054158</text:p>
          </table:table-cell>
          <table:table-cell office:value-type="float" office:value="196819026">
            <text:p>196819026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33013223115">
            <text:p>330132231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1.980 ( &lt;2.000 µg/L )</text:p>
          </table:table-cell>
          <table:table-cell/>
          <table:table-cell office:value-type="string">
            <text:p>PSA</text:p>
          </table:table-cell>
          <table:table-cell office:value-type="float" office:value="1.98">
            <text:p>1,9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31718">
            <text:p>18931718</text:p>
          </table:table-cell>
          <table:table-cell office:value-type="float" office:value="170101640">
            <text:p>170101640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443557451">
            <text:p>304435574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ng/ml</text:p>
          </table:table-cell>
          <table:table-cell/>
          <table:table-cell office:value-type="string">
            <text:p>PS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212530">
            <text:p>6212530</text:p>
          </table:table-cell>
          <table:table-cell office:value-type="float" office:value="147686387">
            <text:p>147686387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474485357">
            <text:p>634744853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<text:s/>, TSH , transaminaasid normis , PSA 2 . , 08 </text:p>
          </table:table-cell>
          <table:table-cell office:value-type="string">
            <text:p><text:s/>PSA 2 . , 08 </text:p>
          </table:table-cell>
          <table:table-cell office:value-type="string">
            <text:p>, kolesterool 3,7 , trigl-d 1,60</text:p>
          </table:table-cell>
          <table:table-cell office:value-type="string">
            <text:p><text:s/>PSA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64575">
            <text:p>20964575</text:p>
          </table:table-cell>
          <table:table-cell office:value-type="float" office:value="211808012">
            <text:p>211808012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554238271">
            <text:p>435542382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 tühjeneb Põdenud klamüdiat , . PSA 2,0</text:p>
          </table:table-cell>
          <table:table-cell office:value-type="string">
            <text:p><text:s/>PSA 2,0</text:p>
          </table:table-cell>
          <table:table-cell/>
          <table:table-cell office:value-type="string">
            <text:p><text:s/>PSA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017662">
            <text:p>11017662</text:p>
          </table:table-cell>
          <table:table-cell office:value-type="float" office:value="159085955">
            <text:p>159085955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673047510743">
            <text:p>6730475107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,01 ng/ml</text:p>
          </table:table-cell>
          <table:table-cell office:value-type="string">
            <text:p><text:s/>--&gt; vanuselises optimaalses vää</text:p>
          </table:table-cell>
          <table:table-cell office:value-type="string">
            <text:p>PSA</text:p>
          </table:table-cell>
          <table:table-cell table:style-name="ce1" office:value-type="float" office:value="2.01">
            <text:p>2,01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237394">
            <text:p>8237394</text:p>
          </table:table-cell>
          <table:table-cell office:value-type="float" office:value="149907356">
            <text:p>149907356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36789945422">
            <text:p>367899454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2.010 ( &lt;4.400 µg/L )</text:p>
          </table:table-cell>
          <table:table-cell/>
          <table:table-cell office:value-type="string">
            <text:p>S , P-PSA</text:p>
          </table:table-cell>
          <table:table-cell table:style-name="ce1" office:value-type="float" office:value="2.01">
            <text:p>2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11529">
            <text:p>16511529</text:p>
          </table:table-cell>
          <table:table-cell office:value-type="float" office:value="206515208">
            <text:p>206515208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8727737758">
            <text:p>487277377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2.080 ( &lt;3.100 µg/L )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2.08">
            <text:p>2,0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25916">
            <text:p>23625916</text:p>
          </table:table-cell>
          <table:table-cell office:value-type="float" office:value="191273413">
            <text:p>191273413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673030391250">
            <text:p>6730303912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,1 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2.1">
            <text:p>2,1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203407">
            <text:p>22203407</text:p>
          </table:table-cell>
          <table:table-cell office:value-type="float" office:value="198365634">
            <text:p>198365634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73030425806">
            <text:p>6730304258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PSA 2.100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2.1">
            <text:p>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86196">
            <text:p>4786196</text:p>
          </table:table-cell>
          <table:table-cell office:value-type="float" office:value="151141911">
            <text:p>151141911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56746024079">
            <text:p>567460240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2.100 ( &lt;4.100 µg/L )</text:p>
          </table:table-cell>
          <table:table-cell/>
          <table:table-cell office:value-type="string">
            <text:p>S , P-PSA</text:p>
          </table:table-cell>
          <table:table-cell table:style-name="ce1" office:value-type="float" office:value="2.1">
            <text:p>2,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63121">
            <text:p>17963121</text:p>
          </table:table-cell>
          <table:table-cell office:value-type="float" office:value="171119892">
            <text:p>171119892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673030420545">
            <text:p>6730304205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6.03.201315 : 35 : 09 : PSA 2.11 </text:p>
          </table:table-cell>
          <table:table-cell office:value-type="string">
            <text:p><text:s/>PSA 2.11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table:style-name="ce1" office:value-type="float" office:value="2.11">
            <text:p>2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92926">
            <text:p>23092926</text:p>
          </table:table-cell>
          <table:table-cell office:value-type="float" office:value="194838346">
            <text:p>194838346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24397191911">
            <text:p>243971919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2.150 ( &lt;4.400 µg/L )</text:p>
          </table:table-cell>
          <table:table-cell/>
          <table:table-cell office:value-type="string">
            <text:p>PSA</text:p>
          </table:table-cell>
          <table:table-cell office:value-type="float" office:value="2.15">
            <text:p>2,1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60825">
            <text:p>8560825</text:p>
          </table:table-cell>
          <table:table-cell office:value-type="float" office:value="133366713">
            <text:p>133366713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office:value-type="string">
            <text:p>2012-08-10</text:p>
          </table:table-cell>
          <table:table-cell office:value-type="float" office:value="90484531461">
            <text:p>9048453146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2.17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2.17">
            <text:p>2,1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26747">
            <text:p>8126747</text:p>
          </table:table-cell>
          <table:table-cell office:value-type="float" office:value="133263170">
            <text:p>133263170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office:value-type="string">
            <text:p>2012-07-27</text:p>
          </table:table-cell>
          <table:table-cell office:value-type="float" office:value="23551788241">
            <text:p>2355178824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,22 </text:p>
          </table:table-cell>
          <table:table-cell office:value-type="string">
            <text:p>, eesnääre 74cm3 , ei jääkuriini</text:p>
          </table:table-cell>
          <table:table-cell office:value-type="string">
            <text:p>PSA</text:p>
          </table:table-cell>
          <table:table-cell office:value-type="float" office:value="2.22">
            <text:p>2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86619">
            <text:p>18286619</text:p>
          </table:table-cell>
          <table:table-cell office:value-type="float" office:value="206549145">
            <text:p>206549145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06464">
            <text:p>6730305064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LÄNS : 9018 Tegi vere psa 2,23 </text:p>
          </table:table-cell>
          <table:table-cell office:value-type="string">
            <text:p>psa 2,23 </text:p>
          </table:table-cell>
          <table:table-cell office:value-type="string">
            <text:p>, kusih</text:p>
          </table:table-cell>
          <table:table-cell office:value-type="string">
            <text:p>psa</text:p>
          </table:table-cell>
          <table:table-cell office:value-type="float" office:value="2.23">
            <text:p>2,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692729">
            <text:p>14692729</text:p>
          </table:table-cell>
          <table:table-cell office:value-type="float" office:value="212257340">
            <text:p>212257340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673030346612">
            <text:p>6730303466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,3 </text:p>
          </table:table-cell>
          <table:table-cell office:value-type="string">
            <text:p>( olnud 3,8 )</text:p>
          </table:table-cell>
          <table:table-cell office:value-type="string">
            <text:p>PSA</text:p>
          </table:table-cell>
          <table:table-cell table:style-name="ce1" office:value-type="float" office:value="2.3">
            <text:p>2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63055">
            <text:p>16463055</text:p>
          </table:table-cell>
          <table:table-cell office:value-type="float" office:value="216304233">
            <text:p>216304233</text:p>
          </table:table-cell>
          <table:table-cell office:value-type="string">
            <text:p>2013-12-17</text:p>
          </table:table-cell>
          <table:table-cell office:value-type="string">
            <text:p>S</text:p>
          </table:table-cell>
          <table:table-cell office:value-type="string">
            <text:p>2013-12-09</text:p>
          </table:table-cell>
          <table:table-cell office:value-type="float" office:value="673042888740">
            <text:p>6730428887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<text:s/>) TSH 1.03 ( 0.27 . 4.20 mU/L ) PSA 2.350 ( &lt;3.100 µg/L )</text:p>
          </table:table-cell>
          <table:table-cell office:value-type="string">
            <text:p><text:s/>PSA 2.350 ( &lt;3.100 µg/L )</text:p>
          </table:table-cell>
          <table:table-cell/>
          <table:table-cell office:value-type="string">
            <text:p><text:s/>PSA</text:p>
          </table:table-cell>
          <table:table-cell office:value-type="float" office:value="2.35">
            <text:p>2,3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702456">
            <text:p>20702456</text:p>
          </table:table-cell>
          <table:table-cell office:value-type="float" office:value="172489552">
            <text:p>172489552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2110">
            <text:p>6730303421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,4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2.4">
            <text:p>2,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35899">
            <text:p>23235899</text:p>
          </table:table-cell>
          <table:table-cell office:value-type="float" office:value="175834283">
            <text:p>175834283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51472619819">
            <text:p>514726198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2.410 ( &lt;3.100 µg/L )</text:p>
          </table:table-cell>
          <table:table-cell/>
          <table:table-cell office:value-type="string">
            <text:p>PSA</text:p>
          </table:table-cell>
          <table:table-cell office:value-type="float" office:value="2.41">
            <text:p>2,4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773727">
            <text:p>10773727</text:p>
          </table:table-cell>
          <table:table-cell office:value-type="float" office:value="205622682">
            <text:p>205622682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673030381672">
            <text:p>6730303816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,42 ng/ml</text:p>
          </table:table-cell>
          <table:table-cell/>
          <table:table-cell office:value-type="string">
            <text:p>PSA</text:p>
          </table:table-cell>
          <table:table-cell office:value-type="float" office:value="2.42">
            <text:p>2,4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16049">
            <text:p>19416049</text:p>
          </table:table-cell>
          <table:table-cell office:value-type="float" office:value="166104111">
            <text:p>166104111</text:p>
          </table:table-cell>
          <table:table-cell office:value-type="string">
            <text:p>2011-12-28</text:p>
          </table:table-cell>
          <table:table-cell office:value-type="string">
            <text:p>A</text:p>
          </table:table-cell>
          <table:table-cell office:value-type="string">
            <text:p>2011-12-22</text:p>
          </table:table-cell>
          <table:table-cell office:value-type="float" office:value="673041249322">
            <text:p>6730412493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2.12.201117 : 20 : 49 : PSA 2.43 ng/mL</text:p>
          </table:table-cell>
          <table:table-cell office:value-type="string">
            <text:p><text:s/>PSA 2.43 ng/mL</text:p>
          </table:table-cell>
          <table:table-cell/>
          <table:table-cell office:value-type="string">
            <text:p><text:s/>PSA</text:p>
          </table:table-cell>
          <table:table-cell office:value-type="float" office:value="2.43">
            <text:p>2,4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18216">
            <text:p>22418216</text:p>
          </table:table-cell>
          <table:table-cell office:value-type="float" office:value="162536414">
            <text:p>162536414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74956551524">
            <text:p>749565515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uroloogi ( dr <text:s/>) konsultatioon : PSA 2,43 </text:p>
          </table:table-cell>
          <table:table-cell office:value-type="string">
            <text:p><text:s/>PSA 2,43 </text:p>
          </table:table-cell>
          <table:table-cell office:value-type="string">
            <text:p>; UH - uuringul paremal subkorti</text:p>
          </table:table-cell>
          <table:table-cell office:value-type="string">
            <text:p><text:s/>PSA</text:p>
          </table:table-cell>
          <table:table-cell office:value-type="float" office:value="2.43">
            <text:p>2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69105">
            <text:p>18669105</text:p>
          </table:table-cell>
          <table:table-cell office:value-type="float" office:value="174766441">
            <text:p>174766441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56729972041">
            <text:p>567299720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5.04.201310 : 08 : PSA 2.54 </text:p>
          </table:table-cell>
          <table:table-cell office:value-type="string">
            <text:p><text:s/>PSA 2.54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2.54">
            <text:p>2,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64857">
            <text:p>18764857</text:p>
          </table:table-cell>
          <table:table-cell office:value-type="float" office:value="216588820">
            <text:p>216588820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71082636869">
            <text:p>710826368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3.06.201316 : 48 : S-PSA 2.58 </text:p>
          </table:table-cell>
          <table:table-cell office:value-type="string">
            <text:p>S-PSA 2.58 </text:p>
          </table:table-cell>
          <table:table-cell office:value-type="string">
            <text:p>ug/l [ norm .. - 3.00 ]</text:p>
          </table:table-cell>
          <table:table-cell office:value-type="string">
            <text:p>S-PSA</text:p>
          </table:table-cell>
          <table:table-cell office:value-type="float" office:value="2.58">
            <text:p>2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350049">
            <text:p>24350049</text:p>
          </table:table-cell>
          <table:table-cell office:value-type="float" office:value="196983438">
            <text:p>196983438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1-01-20</text:p>
          </table:table-cell>
          <table:table-cell office:value-type="float" office:value="673030502223">
            <text:p>6730305022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2.58 ( µg/L )</text:p>
          </table:table-cell>
          <table:table-cell/>
          <table:table-cell office:value-type="string">
            <text:p>PSA</text:p>
          </table:table-cell>
          <table:table-cell office:value-type="float" office:value="2.58">
            <text:p>2,5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57368">
            <text:p>23357368</text:p>
          </table:table-cell>
          <table:table-cell office:value-type="float" office:value="202399512">
            <text:p>202399512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35942819987">
            <text:p>359428199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9.2013 - Perearsti juures leitud PSA 2,6 ng/ml</text:p>
          </table:table-cell>
          <table:table-cell office:value-type="string">
            <text:p><text:s/>PSA 2,6 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2.6">
            <text:p>2,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25768">
            <text:p>8325768</text:p>
          </table:table-cell>
          <table:table-cell office:value-type="float" office:value="142707817">
            <text:p>142707817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04-30</text:p>
          </table:table-cell>
          <table:table-cell office:value-type="float" office:value="67305630008">
            <text:p>6730563000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ai raviks AB PSA 2.6 ng/ml</text:p>
          </table:table-cell>
          <table:table-cell office:value-type="string">
            <text:p><text:s/>PSA 2.6 ng/ml</text:p>
          </table:table-cell>
          <table:table-cell office:value-type="string">
            <text:p><text:s/>Alustan ravi t</text:p>
          </table:table-cell>
          <table:table-cell office:value-type="string">
            <text:p><text:s/>PSA</text:p>
          </table:table-cell>
          <table:table-cell table:style-name="ce1" office:value-type="float" office:value="2.6">
            <text:p>2,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618266">
            <text:p>8618266</text:p>
          </table:table-cell>
          <table:table-cell office:value-type="float" office:value="133261630">
            <text:p>133261630</text:p>
          </table:table-cell>
          <table:table-cell office:value-type="string">
            <text:p>2012-07-10</text:p>
          </table:table-cell>
          <table:table-cell office:value-type="string">
            <text:p>A</text:p>
          </table:table-cell>
          <table:table-cell office:value-type="string">
            <text:p>2012-07-03</text:p>
          </table:table-cell>
          <table:table-cell office:value-type="float" office:value="78164195384">
            <text:p>7816419538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2.62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2.62">
            <text:p>2,6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144211">
            <text:p>20144211</text:p>
          </table:table-cell>
          <table:table-cell office:value-type="float" office:value="214289669">
            <text:p>21428966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8595">
            <text:p>6730303785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.640 ng/ml</text:p>
          </table:table-cell>
          <table:table-cell/>
          <table:table-cell office:value-type="string">
            <text:p>PSA</text:p>
          </table:table-cell>
          <table:table-cell office:value-type="float" office:value="2.64">
            <text:p>2,6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54733">
            <text:p>24054733</text:p>
          </table:table-cell>
          <table:table-cell office:value-type="float" office:value="179427170">
            <text:p>179427170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44915978709">
            <text:p>449159787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SA 1,640 mai 2013 ( PSA 2.650 </text:p>
          </table:table-cell>
          <table:table-cell office:value-type="string">
            <text:p><text:s/>PSA 2.650 </text:p>
          </table:table-cell>
          <table:table-cell office:value-type="string">
            <text:p>sept 2012 )</text:p>
          </table:table-cell>
          <table:table-cell office:value-type="string">
            <text:p><text:s/>PSA</text:p>
          </table:table-cell>
          <table:table-cell office:value-type="float" office:value="2.65">
            <text:p>2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989743">
            <text:p>13989743</text:p>
          </table:table-cell>
          <table:table-cell office:value-type="float" office:value="183319229">
            <text:p>183319229</text:p>
          </table:table-cell>
          <table:table-cell office:value-type="string">
            <text:p>2011-10-13</text:p>
          </table:table-cell>
          <table:table-cell office:value-type="string">
            <text:p>A</text:p>
          </table:table-cell>
          <table:table-cell office:value-type="string">
            <text:p>2011-10-13</text:p>
          </table:table-cell>
          <table:table-cell office:value-type="float" office:value="82066416188">
            <text:p>820664161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PSA 2.650</text:p>
          </table:table-cell>
          <table:table-cell/>
          <table:table-cell office:value-type="string">
            <text:p>PSA</text:p>
          </table:table-cell>
          <table:table-cell office:value-type="float" office:value="2.65">
            <text:p>2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271983">
            <text:p>17271983</text:p>
          </table:table-cell>
          <table:table-cell office:value-type="float" office:value="179148351">
            <text:p>179148351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0611">
            <text:p>6730304606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* 23.05.2013 : PSA 2,71 </text:p>
          </table:table-cell>
          <table:table-cell office:value-type="string">
            <text:p><text:s/>PSA 2,71 </text:p>
          </table:table-cell>
          <table:table-cell office:value-type="string">
            <text:p>, normi piirides</text:p>
          </table:table-cell>
          <table:table-cell office:value-type="string">
            <text:p><text:s/>PSA</text:p>
          </table:table-cell>
          <table:table-cell office:value-type="float" office:value="2.71">
            <text:p>2,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94255">
            <text:p>24094255</text:p>
          </table:table-cell>
          <table:table-cell office:value-type="float" office:value="205983987">
            <text:p>205983987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673030352923">
            <text:p>673030352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2.710 ( &lt;4.400 µg/L )</text:p>
          </table:table-cell>
          <table:table-cell/>
          <table:table-cell office:value-type="string">
            <text:p>PSA</text:p>
          </table:table-cell>
          <table:table-cell office:value-type="float" office:value="2.71">
            <text:p>2,7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37050">
            <text:p>2737050</text:p>
          </table:table-cell>
          <table:table-cell office:value-type="float" office:value="144065046">
            <text:p>144065046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18907245855">
            <text:p>189072458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30.10.201213 : 25 : 27 : PSA 2.76 ng/mL</text:p>
          </table:table-cell>
          <table:table-cell office:value-type="string">
            <text:p><text:s/>PSA 2.76 ng/mL</text:p>
          </table:table-cell>
          <table:table-cell/>
          <table:table-cell office:value-type="string">
            <text:p><text:s/>PSA</text:p>
          </table:table-cell>
          <table:table-cell office:value-type="float" office:value="2.76">
            <text:p>2,7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675">
            <text:p>27675</text:p>
          </table:table-cell>
          <table:table-cell office:value-type="float" office:value="124405276">
            <text:p>124405276</text:p>
          </table:table-cell>
          <table:table-cell office:value-type="string">
            <text:p>2012-05-22</text:p>
          </table:table-cell>
          <table:table-cell office:value-type="string">
            <text:p>S</text:p>
          </table:table-cell>
          <table:table-cell office:value-type="string">
            <text:p>2012-04-11</text:p>
          </table:table-cell>
          <table:table-cell office:value-type="float" office:value="39949129126">
            <text:p>3994912912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terooli väärtused normi piires , PSA - 2,76 </text:p>
          </table:table-cell>
          <table:table-cell office:value-type="string">
            <text:p><text:s/>PSA - 2,76 </text:p>
          </table:table-cell>
          <table:table-cell office:value-type="string">
            <text:p>, CEA - 3,13 , D-dimeerid - 0,67</text:p>
          </table:table-cell>
          <table:table-cell office:value-type="string">
            <text:p><text:s/>PSA</text:p>
          </table:table-cell>
          <table:table-cell office:value-type="float" office:value="2.76">
            <text:p>2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18030">
            <text:p>24018030</text:p>
          </table:table-cell>
          <table:table-cell office:value-type="float" office:value="209348075">
            <text:p>209348075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44693695630">
            <text:p>44693695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,8 </text:p>
          </table:table-cell>
          <table:table-cell office:value-type="string">
            <text:p>Flow'l obstruktsioon</text:p>
          </table:table-cell>
          <table:table-cell office:value-type="string">
            <text:p>PSA</text:p>
          </table:table-cell>
          <table:table-cell table:style-name="ce1" office:value-type="float" office:value="2.8">
            <text:p>2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96461">
            <text:p>18296461</text:p>
          </table:table-cell>
          <table:table-cell office:value-type="float" office:value="203245501">
            <text:p>203245501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844140596">
            <text:p>578441405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,73 m2 ; Kreatiniin 76 mkmol/l ; PSA 2.81 </text:p>
          </table:table-cell>
          <table:table-cell office:value-type="string">
            <text:p><text:s/>PSA 2.81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2.81">
            <text:p>2,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10445">
            <text:p>23810445</text:p>
          </table:table-cell>
          <table:table-cell office:value-type="float" office:value="202334934">
            <text:p>202334934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23394580733">
            <text:p>233945807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2,87 </text:p>
          </table:table-cell>
          <table:table-cell office:value-type="string">
            <text:p>PSA 2,87 </text:p>
          </table:table-cell>
          <table:table-cell office:value-type="string">
            <text:p>, USG - prostata5,2x 6,4sm , muu</text:p>
          </table:table-cell>
          <table:table-cell office:value-type="string">
            <text:p>PSA</text:p>
          </table:table-cell>
          <table:table-cell office:value-type="float" office:value="2.87">
            <text:p>2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635733">
            <text:p>20635733</text:p>
          </table:table-cell>
          <table:table-cell office:value-type="float" office:value="197570052">
            <text:p>197570052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447730189">
            <text:p>504477301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mane kontroll 2011 a dets , siis PSA 2,94 </text:p>
          </table:table-cell>
          <table:table-cell office:value-type="string">
            <text:p><text:s/>PSA 2,94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2.94">
            <text:p>2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702983">
            <text:p>3702983</text:p>
          </table:table-cell>
          <table:table-cell office:value-type="float" office:value="147139323">
            <text:p>147139323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559315746">
            <text:p>845593157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\s*(?P&lt;day&gt;([0-3][0-9]))(?P&lt;month&gt;(0[1-9]|1[0-2]))(?P&lt;year&gt;((19[0-9]{2})|(20[0-9]{2})))[-=:.&gt;&lt; ]*(?P&lt;value&gt;([0-9])+(\s?[,.]\s?[0-9]+)?)(\s*(?P&lt;unit&gt;(ng/mL|ng/L|mk(ro)?g/[Ll]|ng/\s*ml|ng7ml|mg/ml|ng\\ml|ng/</text:p>
          </table:table-cell>
          <table:table-cell office:value-type="string">
            <text:p>NULL</text:p>
          </table:table-cell>
          <table:table-cell office:value-type="string">
            <text:p>PSA oli 0,55ng/ml märtsis 2012 PSA 081120122,97ng/ml</text:p>
          </table:table-cell>
          <table:table-cell office:value-type="string">
            <text:p><text:s/>PSA 081120122,97ng/ml</text:p>
          </table:table-cell>
          <table:table-cell/>
          <table:table-cell office:value-type="string">
            <text:p><text:s/>PSA</text:p>
          </table:table-cell>
          <table:table-cell office:value-type="float" office:value="2.97">
            <text:p>2,97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595829">
            <text:p>11595829</text:p>
          </table:table-cell>
          <table:table-cell office:value-type="float" office:value="197210741">
            <text:p>19721074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73039241696">
            <text:p>6730392416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2,98 </text:p>
          </table:table-cell>
          <table:table-cell office:value-type="string">
            <text:p>PSA 2,98 </text:p>
          </table:table-cell>
          <table:table-cell office:value-type="string">
            <text:p>, urea , kreat normis</text:p>
          </table:table-cell>
          <table:table-cell office:value-type="string">
            <text:p>PSA</text:p>
          </table:table-cell>
          <table:table-cell office:value-type="float" office:value="2.98">
            <text:p>2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722366">
            <text:p>10722366</text:p>
          </table:table-cell>
          <table:table-cell office:value-type="float" office:value="167924126">
            <text:p>167924126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11767770116">
            <text:p>117677701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3 </text:p>
          </table:table-cell>
          <table:table-cell office:value-type="string">
            <text:p>aeglase tõusutendentsiga</text:p>
          </table:table-cell>
          <table:table-cell office:value-type="string">
            <text:p>PSA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009120">
            <text:p>9009120</text:p>
          </table:table-cell>
          <table:table-cell office:value-type="float" office:value="179596892">
            <text:p>179596892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862568456">
            <text:p>3486256845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D ANDMED : Uriinis erütrotsüüte PSA 3,0 </text:p>
          </table:table-cell>
          <table:table-cell office:value-type="string">
            <text:p><text:s/>PSA 3,0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89944">
            <text:p>2789944</text:p>
          </table:table-cell>
          <table:table-cell office:value-type="float" office:value="136062036">
            <text:p>136062036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162451391">
            <text:p>511624513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.2012 : Tuli analüüsid vaatama : PSA 3.05 ng/mL</text:p>
          </table:table-cell>
          <table:table-cell office:value-type="string">
            <text:p><text:s/>PSA 3.05 ng/mL</text:p>
          </table:table-cell>
          <table:table-cell office:value-type="string">
            <text:p><text:s/>( võrreldes 14.10.2011 PSA 2.38</text:p>
          </table:table-cell>
          <table:table-cell office:value-type="string">
            <text:p><text:s/>PSA</text:p>
          </table:table-cell>
          <table:table-cell table:style-name="ce1" office:value-type="float" office:value="3.05">
            <text:p>3,0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79795">
            <text:p>4279795</text:p>
          </table:table-cell>
          <table:table-cell office:value-type="float" office:value="96209966">
            <text:p>96209966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47027141207">
            <text:p>470271412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3.100 ( &lt;4.400 µg/L )</text:p>
          </table:table-cell>
          <table:table-cell/>
          <table:table-cell office:value-type="string">
            <text:p>S , P-PSA</text:p>
          </table:table-cell>
          <table:table-cell table:style-name="ce1" office:value-type="float" office:value="3.1">
            <text:p>3,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73509">
            <text:p>21473509</text:p>
          </table:table-cell>
          <table:table-cell office:value-type="float" office:value="215483031">
            <text:p>215483031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54849992039">
            <text:p>548499920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14 </text:p>
          </table:table-cell>
          <table:table-cell office:value-type="string">
            <text:p>, mis selles vanuses normi piiri</text:p>
          </table:table-cell>
          <table:table-cell office:value-type="string">
            <text:p>PSA</text:p>
          </table:table-cell>
          <table:table-cell office:value-type="float" office:value="3.14">
            <text:p>3,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191467">
            <text:p>13191467</text:p>
          </table:table-cell>
          <table:table-cell office:value-type="float" office:value="174116421">
            <text:p>174116421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98602591729">
            <text:p>986025917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\s*(?P&lt;year&gt;((19[0-9]{2})|(20[0-9]{2})))[-=.&gt;&lt; ]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SPSA 20103,15</text:p>
          </table:table-cell>
          <table:table-cell office:value-type="string">
            <text:p>PSA 20103,15</text:p>
          </table:table-cell>
          <table:table-cell office:value-type="string">
            <text:p><text:s/>, 2011 - 4,52 , 2012-3,92 .</text:p>
          </table:table-cell>
          <table:table-cell office:value-type="string">
            <text:p>PSA</text:p>
          </table:table-cell>
          <table:table-cell office:value-type="float" office:value="3.15">
            <text:p>3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70133">
            <text:p>19070133</text:p>
          </table:table-cell>
          <table:table-cell office:value-type="float" office:value="164106949">
            <text:p>164106949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4222684">
            <text:p>6730442226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26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3.26">
            <text:p>3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88706">
            <text:p>2788706</text:p>
          </table:table-cell>
          <table:table-cell office:value-type="float" office:value="152800413">
            <text:p>152800413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64928952879">
            <text:p>649289528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1.12.201213 : 49 : PSA 3.29 ng/mL</text:p>
          </table:table-cell>
          <table:table-cell office:value-type="string">
            <text:p><text:s/>PSA 3.29 ng/mL</text:p>
          </table:table-cell>
          <table:table-cell/>
          <table:table-cell office:value-type="string">
            <text:p><text:s/>PSA</text:p>
          </table:table-cell>
          <table:table-cell office:value-type="float" office:value="3.29">
            <text:p>3,2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341790">
            <text:p>12341790</text:p>
          </table:table-cell>
          <table:table-cell office:value-type="float" office:value="169115929">
            <text:p>169115929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11-16</text:p>
          </table:table-cell>
          <table:table-cell office:value-type="float" office:value="17970193223">
            <text:p>179701932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- 3,29</text:p>
          </table:table-cell>
          <table:table-cell/>
          <table:table-cell office:value-type="string">
            <text:p>PSA</text:p>
          </table:table-cell>
          <table:table-cell office:value-type="float" office:value="3.29">
            <text:p>3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67388">
            <text:p>2067388</text:p>
          </table:table-cell>
          <table:table-cell office:value-type="float" office:value="82451631">
            <text:p>82451631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54225175602">
            <text:p>542251756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3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3.3">
            <text:p>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99200">
            <text:p>4499200</text:p>
          </table:table-cell>
          <table:table-cell office:value-type="float" office:value="88618409">
            <text:p>88618409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1-12-22</text:p>
          </table:table-cell>
          <table:table-cell office:value-type="float" office:value="40829721157">
            <text:p>408297211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2.12.2011 - PSA 3,3</text:p>
          </table:table-cell>
          <table:table-cell office:value-type="string">
            <text:p><text:s/>PSA 3,3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3.3">
            <text:p>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165027">
            <text:p>22165027</text:p>
          </table:table-cell>
          <table:table-cell office:value-type="float" office:value="212053534">
            <text:p>21205353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25973882677">
            <text:p>259738826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3.360 ( &lt;4.400 µg/L )</text:p>
          </table:table-cell>
          <table:table-cell/>
          <table:table-cell office:value-type="string">
            <text:p>PSA</text:p>
          </table:table-cell>
          <table:table-cell office:value-type="float" office:value="3.36">
            <text:p>3,3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792355">
            <text:p>20792355</text:p>
          </table:table-cell>
          <table:table-cell office:value-type="float" office:value="208381522">
            <text:p>208381522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223670322">
            <text:p>562236703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Viimane PSA 3,37 </text:p>
          </table:table-cell>
          <table:table-cell office:value-type="string">
            <text:p><text:s/>PSA 3,37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3.37">
            <text:p>3,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37913">
            <text:p>19737913</text:p>
          </table:table-cell>
          <table:table-cell office:value-type="float" office:value="194406812">
            <text:p>194406812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19065323052">
            <text:p>190653230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6.08.201323 : 19 : 26 : PSA 3.39 </text:p>
          </table:table-cell>
          <table:table-cell office:value-type="string">
            <text:p><text:s/>PSA 3.39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3.39">
            <text:p>3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27700">
            <text:p>4327700</text:p>
          </table:table-cell>
          <table:table-cell office:value-type="float" office:value="123674174">
            <text:p>123674174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30777555888">
            <text:p>307775558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4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3.4">
            <text:p>3,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318406">
            <text:p>3318406</text:p>
          </table:table-cell>
          <table:table-cell office:value-type="float" office:value="79603009">
            <text:p>79603009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20</text:p>
          </table:table-cell>
          <table:table-cell office:value-type="float" office:value="10754657005">
            <text:p>107546570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45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3.45">
            <text:p>3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556079">
            <text:p>14556079</text:p>
          </table:table-cell>
          <table:table-cell office:value-type="float" office:value="169798596">
            <text:p>169798596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95300138557">
            <text:p>953001385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3.470 ( &lt;4.400 µg/L )</text:p>
          </table:table-cell>
          <table:table-cell/>
          <table:table-cell office:value-type="string">
            <text:p>PSA</text:p>
          </table:table-cell>
          <table:table-cell office:value-type="float" office:value="3.47">
            <text:p>3,4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55550">
            <text:p>23455550</text:p>
          </table:table-cell>
          <table:table-cell office:value-type="float" office:value="209282252">
            <text:p>209282252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41864254971">
            <text:p>418642549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n 24 ml * dr <text:s/>kons-n 2012 jaan : PSA 3,48</text:p>
          </table:table-cell>
          <table:table-cell office:value-type="string">
            <text:p><text:s/>PSA 3,48</text:p>
          </table:table-cell>
          <table:table-cell office:value-type="string">
            <text:p>*eesnäärme biopsia teostatud 3-l</text:p>
          </table:table-cell>
          <table:table-cell office:value-type="string">
            <text:p><text:s/>PSA</text:p>
          </table:table-cell>
          <table:table-cell office:value-type="float" office:value="3.48">
            <text:p>3,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441879">
            <text:p>11441879</text:p>
          </table:table-cell>
          <table:table-cell office:value-type="float" office:value="167863990">
            <text:p>167863990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610828896">
            <text:p>806108288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<text:s/>maht 105 cm3 , jääkuriini 30 ml PSA 3,5 ng/ml</text:p>
          </table:table-cell>
          <table:table-cell office:value-type="string">
            <text:p><text:s/>PSA 3,5 ng/ml</text:p>
          </table:table-cell>
          <table:table-cell office:value-type="string">
            <text:p><text:s/>, suhe 29% Jätkab sama ravi</text:p>
          </table:table-cell>
          <table:table-cell office:value-type="string">
            <text:p><text:s/>PSA</text:p>
          </table:table-cell>
          <table:table-cell table:style-name="ce1" office:value-type="float" office:value="3.5">
            <text:p>3,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85063">
            <text:p>22685063</text:p>
          </table:table-cell>
          <table:table-cell office:value-type="float" office:value="206936907">
            <text:p>206936907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10936972887">
            <text:p>109369728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5 </text:p>
          </table:table-cell>
          <table:table-cell office:value-type="string">
            <text:p>, ALAT 84</text:p>
          </table:table-cell>
          <table:table-cell office:value-type="string">
            <text:p>PSA</text:p>
          </table:table-cell>
          <table:table-cell table:style-name="ce1" office:value-type="float" office:value="3.5">
            <text:p>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20645">
            <text:p>22420645</text:p>
          </table:table-cell>
          <table:table-cell office:value-type="float" office:value="165217851">
            <text:p>165217851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29933948757">
            <text:p>299339487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- 3,58 </text:p>
          </table:table-cell>
          <table:table-cell office:value-type="string">
            <text:p>--&gt; oluline langustendents ( okt</text:p>
          </table:table-cell>
          <table:table-cell office:value-type="string">
            <text:p>PSA</text:p>
          </table:table-cell>
          <table:table-cell office:value-type="float" office:value="3.58">
            <text:p>3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41716">
            <text:p>10941716</text:p>
          </table:table-cell>
          <table:table-cell office:value-type="float" office:value="160468196">
            <text:p>160468196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673030304146">
            <text:p>6730303041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6 ng/ml</text:p>
          </table:table-cell>
          <table:table-cell office:value-type="string">
            <text:p><text:s/>( vanuseline mediaan 1,8 ng/ml </text:p>
          </table:table-cell>
          <table:table-cell office:value-type="string">
            <text:p>PSA</text:p>
          </table:table-cell>
          <table:table-cell table:style-name="ce1" office:value-type="float" office:value="3.6">
            <text:p>3,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7800">
            <text:p>2347800</text:p>
          </table:table-cell>
          <table:table-cell office:value-type="float" office:value="90931054">
            <text:p>90931054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042178135">
            <text:p>560421781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i 700ml , eenäärme maht 120ccm , PSA 3,6 ng/ml</text:p>
          </table:table-cell>
          <table:table-cell office:value-type="string">
            <text:p><text:s/>PSA 3,6 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3.6">
            <text:p>3,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743556">
            <text:p>23743556</text:p>
          </table:table-cell>
          <table:table-cell office:value-type="float" office:value="211488810">
            <text:p>211488810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73146242938">
            <text:p>731462429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3,6 </text:p>
          </table:table-cell>
          <table:table-cell office:value-type="string">
            <text:p>PSA 3,6 </text:p>
          </table:table-cell>
          <table:table-cell office:value-type="string">
            <text:p>, uriinis Er 50/ml , muu normis </text:p>
          </table:table-cell>
          <table:table-cell office:value-type="string">
            <text:p>PSA</text:p>
          </table:table-cell>
          <table:table-cell table:style-name="ce1" office:value-type="float" office:value="3.6">
            <text:p>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77289">
            <text:p>5177289</text:p>
          </table:table-cell>
          <table:table-cell office:value-type="float" office:value="144422672">
            <text:p>144422672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2012-10-26</text:p>
          </table:table-cell>
          <table:table-cell office:value-type="float" office:value="40485133401">
            <text:p>404851334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66 </text:p>
          </table:table-cell>
          <table:table-cell office:value-type="string">
            <text:p>, on viimasega võrreldes veidi l</text:p>
          </table:table-cell>
          <table:table-cell office:value-type="string">
            <text:p>PSA</text:p>
          </table:table-cell>
          <table:table-cell office:value-type="float" office:value="3.66">
            <text:p>3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57414">
            <text:p>18557414</text:p>
          </table:table-cell>
          <table:table-cell office:value-type="float" office:value="198526048">
            <text:p>198526048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8584">
            <text:p>6730304185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.10.2010 : S-PSA 3.66 </text:p>
          </table:table-cell>
          <table:table-cell office:value-type="string">
            <text:p>S-PSA 3.66 </text:p>
          </table:table-cell>
          <table:table-cell office:value-type="string">
            <text:p>ug/l</text:p>
          </table:table-cell>
          <table:table-cell office:value-type="string">
            <text:p>S-PSA</text:p>
          </table:table-cell>
          <table:table-cell office:value-type="float" office:value="3.66">
            <text:p>3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99540">
            <text:p>8599540</text:p>
          </table:table-cell>
          <table:table-cell office:value-type="float" office:value="144422672">
            <text:p>144422672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2012-10-26</text:p>
          </table:table-cell>
          <table:table-cell office:value-type="float" office:value="40485133401">
            <text:p>4048513340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66 </text:p>
          </table:table-cell>
          <table:table-cell office:value-type="string">
            <text:p>, on viimasega võrreldes veidi l</text:p>
          </table:table-cell>
          <table:table-cell office:value-type="string">
            <text:p>PSA</text:p>
          </table:table-cell>
          <table:table-cell office:value-type="float" office:value="3.66">
            <text:p>3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259194">
            <text:p>3259194</text:p>
          </table:table-cell>
          <table:table-cell office:value-type="float" office:value="82783465">
            <text:p>82783465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499344297">
            <text:p>494993442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Uriin N PSA 3,69ng/ml</text:p>
          </table:table-cell>
          <table:table-cell office:value-type="string">
            <text:p><text:s/>PSA 3,69ng/ml</text:p>
          </table:table-cell>
          <table:table-cell/>
          <table:table-cell office:value-type="string">
            <text:p><text:s/>PSA</text:p>
          </table:table-cell>
          <table:table-cell office:value-type="float" office:value="3.69">
            <text:p>3,6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985162">
            <text:p>3985162</text:p>
          </table:table-cell>
          <table:table-cell office:value-type="float" office:value="151681420">
            <text:p>151681420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057859457">
            <text:p>930578594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72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3.72">
            <text:p>3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3524">
            <text:p>2403524</text:p>
          </table:table-cell>
          <table:table-cell office:value-type="float" office:value="134547141">
            <text:p>134547141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1-10-27</text:p>
          </table:table-cell>
          <table:table-cell office:value-type="float" office:value="53071152843">
            <text:p>530711528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7.10.201113 : 42 : 22 : PSA 3.74 ng/mL</text:p>
          </table:table-cell>
          <table:table-cell office:value-type="string">
            <text:p><text:s/>PSA 3.74 ng/mL</text:p>
          </table:table-cell>
          <table:table-cell/>
          <table:table-cell office:value-type="string">
            <text:p><text:s/>PSA</text:p>
          </table:table-cell>
          <table:table-cell office:value-type="float" office:value="3.74">
            <text:p>3,7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24647">
            <text:p>18124647</text:p>
          </table:table-cell>
          <table:table-cell office:value-type="float" office:value="182376149">
            <text:p>182376149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48216564338">
            <text:p>482165643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Algne PSA 3,78ng/ml</text:p>
          </table:table-cell>
          <table:table-cell office:value-type="string">
            <text:p><text:s/>PSA 3,78ng/ml</text:p>
          </table:table-cell>
          <table:table-cell/>
          <table:table-cell office:value-type="string">
            <text:p><text:s/>PSA</text:p>
          </table:table-cell>
          <table:table-cell office:value-type="float" office:value="3.78">
            <text:p>3,7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879722">
            <text:p>3879722</text:p>
          </table:table-cell>
          <table:table-cell office:value-type="float" office:value="133789836">
            <text:p>133789836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881613924">
            <text:p>848816139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äre , piir selge , valutu Kordus PSA 3,8 ng/ml</text:p>
          </table:table-cell>
          <table:table-cell office:value-type="string">
            <text:p><text:s/>PSA 3,8 ng/ml</text:p>
          </table:table-cell>
          <table:table-cell office:value-type="string">
            <text:p><text:s/>, suhe 22%UH 22.08.12</text:p>
          </table:table-cell>
          <table:table-cell office:value-type="string">
            <text:p><text:s/>PSA</text:p>
          </table:table-cell>
          <table:table-cell table:style-name="ce1"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783441">
            <text:p>9783441</text:p>
          </table:table-cell>
          <table:table-cell office:value-type="float" office:value="169499081">
            <text:p>169499081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7899418516">
            <text:p>7789941851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662 , PSA 3,83 </text:p>
          </table:table-cell>
          <table:table-cell office:value-type="string">
            <text:p><text:s/>PSA 3,83 </text:p>
          </table:table-cell>
          <table:table-cell office:value-type="string">
            <text:p>, transaminaasid , ALP , P-BNP ,</text:p>
          </table:table-cell>
          <table:table-cell office:value-type="string">
            <text:p><text:s/>PSA</text:p>
          </table:table-cell>
          <table:table-cell office:value-type="float" office:value="3.83">
            <text:p>3,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34094">
            <text:p>21234094</text:p>
          </table:table-cell>
          <table:table-cell office:value-type="float" office:value="170211987">
            <text:p>170211987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7374">
            <text:p>6730303673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d tunnused eesnäärmesekreedis ja PSA 3,88 µg/L</text:p>
          </table:table-cell>
          <table:table-cell office:value-type="string">
            <text:p><text:s/>PSA 3,88 µg/L</text:p>
          </table:table-cell>
          <table:table-cell office:value-type="string">
            <text:p><text:s/>ning kerged düsuurilised kaebus</text:p>
          </table:table-cell>
          <table:table-cell office:value-type="string">
            <text:p><text:s/>PSA</text:p>
          </table:table-cell>
          <table:table-cell office:value-type="float" office:value="3.88">
            <text:p>3,8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50282">
            <text:p>19050282</text:p>
          </table:table-cell>
          <table:table-cell office:value-type="float" office:value="199070006">
            <text:p>199070006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082483684">
            <text:p>330824836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kreat 104 ; LDL 3,3 ; TSH 1,83 ; PSA 3,89 </text:p>
          </table:table-cell>
          <table:table-cell office:value-type="string">
            <text:p><text:s/>PSA 3,89 </text:p>
          </table:table-cell>
          <table:table-cell office:value-type="string">
            <text:p>; HBA1C 5,6 ; INR 2,72</text:p>
          </table:table-cell>
          <table:table-cell office:value-type="string">
            <text:p><text:s/>PSA</text:p>
          </table:table-cell>
          <table:table-cell office:value-type="float" office:value="3.89">
            <text:p>3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67793">
            <text:p>6967793</text:p>
          </table:table-cell>
          <table:table-cell office:value-type="float" office:value="100922213">
            <text:p>100922213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906918214">
            <text:p>5690691821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9 </text:p>
          </table:table-cell>
          <table:table-cell office:value-type="string">
            <text:p>ng</text:p>
          </table:table-cell>
          <table:table-cell office:value-type="string">
            <text:p>PSA</text:p>
          </table:table-cell>
          <table:table-cell table:style-name="ce1" office:value-type="float" office:value="3.9">
            <text:p>3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25781">
            <text:p>7025781</text:p>
          </table:table-cell>
          <table:table-cell office:value-type="float" office:value="123659445">
            <text:p>123659445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47761779602">
            <text:p>4776177960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3.93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3.93">
            <text:p>3,93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47849">
            <text:p>6947849</text:p>
          </table:table-cell>
          <table:table-cell office:value-type="float" office:value="100629585">
            <text:p>100629585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862147297">
            <text:p>648621472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,96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3.96">
            <text:p>3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92717">
            <text:p>22492717</text:p>
          </table:table-cell>
          <table:table-cell office:value-type="float" office:value="176207029">
            <text:p>176207029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673031428189">
            <text:p>6730314281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 ng/ml</text:p>
          </table:table-cell>
          <table:table-cell/>
          <table:table-cell office:value-type="string">
            <text:p>PSA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877475">
            <text:p>9877475</text:p>
          </table:table-cell>
          <table:table-cell office:value-type="float" office:value="200468641">
            <text:p>200468641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042092">
            <text:p>67303104209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ng/ml</text:p>
          </table:table-cell>
          <table:table-cell/>
          <table:table-cell office:value-type="string">
            <text:p>PSA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371186">
            <text:p>20371186</text:p>
          </table:table-cell>
          <table:table-cell office:value-type="float" office:value="168245655">
            <text:p>168245655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879681707">
            <text:p>368796817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009 a oli PSA 4 , </text:p>
          </table:table-cell>
          <table:table-cell office:value-type="string">
            <text:p><text:s/>PSA 4 , </text:p>
          </table:table-cell>
          <table:table-cell office:value-type="string">
            <text:p>oli biopteeritud , kus pahaloomu</text:p>
          </table:table-cell>
          <table:table-cell office:value-type="string">
            <text:p><text:s/>PSA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41995">
            <text:p>19641995</text:p>
          </table:table-cell>
          <table:table-cell office:value-type="float" office:value="216057371">
            <text:p>216057371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701620652">
            <text:p>887016206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<text:s/>, saanud PSA retsidiivi tõttu ( PSA 4</text:p>
          </table:table-cell>
          <table:table-cell office:value-type="string">
            <text:p><text:s/>PSA 4</text:p>
          </table:table-cell>
          <table:table-cell office:value-type="string">
            <text:p>-5ng/ml vahel ) intermiteeruvat </text:p>
          </table:table-cell>
          <table:table-cell office:value-type="string">
            <text:p><text:s/>PSA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278091">
            <text:p>13278091</text:p>
          </table:table-cell>
          <table:table-cell office:value-type="float" office:value="201855932">
            <text:p>201855932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98543179907">
            <text:p>985431799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4.010 ( &lt;4.400 µg/L )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4.01">
            <text:p>4,0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301158">
            <text:p>19301158</text:p>
          </table:table-cell>
          <table:table-cell office:value-type="float" office:value="211729064">
            <text:p>211729064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6384">
            <text:p>6730303863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.03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4.03">
            <text:p>4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217067">
            <text:p>20217067</text:p>
          </table:table-cell>
          <table:table-cell office:value-type="float" office:value="210164084">
            <text:p>210164084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673034664283">
            <text:p>6730346642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,150 ng/ml</text:p>
          </table:table-cell>
          <table:table-cell/>
          <table:table-cell office:value-type="string">
            <text:p>PSA</text:p>
          </table:table-cell>
          <table:table-cell office:value-type="float" office:value="4.15">
            <text:p>4,1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2482">
            <text:p>652482</text:p>
          </table:table-cell>
          <table:table-cell office:value-type="float" office:value="137439754">
            <text:p>137439754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office:value-type="string">
            <text:p>2012-08-17</text:p>
          </table:table-cell>
          <table:table-cell office:value-type="float" office:value="68624241990">
            <text:p>686242419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4.15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4.15">
            <text:p>4,1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55626">
            <text:p>23155626</text:p>
          </table:table-cell>
          <table:table-cell office:value-type="float" office:value="179438041">
            <text:p>179438041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99661271067">
            <text:p>996612710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,16 </text:p>
          </table:table-cell>
          <table:table-cell office:value-type="string">
            <text:p>Kasutab Combodarti</text:p>
          </table:table-cell>
          <table:table-cell office:value-type="string">
            <text:p>PSA</text:p>
          </table:table-cell>
          <table:table-cell office:value-type="float" office:value="4.16">
            <text:p>4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514706">
            <text:p>17514706</text:p>
          </table:table-cell>
          <table:table-cell office:value-type="float" office:value="206377710">
            <text:p>206377710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1842825">
            <text:p>6730318428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31.10.13TRUS 28cc , jääki pole , PSA 4.2ng/ml</text:p>
          </table:table-cell>
          <table:table-cell office:value-type="string">
            <text:p><text:s/>PSA 4.2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17629">
            <text:p>21017629</text:p>
          </table:table-cell>
          <table:table-cell office:value-type="float" office:value="168244574">
            <text:p>168244574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027089164">
            <text:p>170270891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Nüüd PSA 4,24 ng/ml</text:p>
          </table:table-cell>
          <table:table-cell office:value-type="string">
            <text:p><text:s/>PSA 4,24 ng/ml</text:p>
          </table:table-cell>
          <table:table-cell/>
          <table:table-cell office:value-type="string">
            <text:p><text:s/>PSA</text:p>
          </table:table-cell>
          <table:table-cell office:value-type="float" office:value="4.24">
            <text:p>4,2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03173">
            <text:p>5003173</text:p>
          </table:table-cell>
          <table:table-cell office:value-type="float" office:value="151920226">
            <text:p>151920226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86314320365">
            <text:p>863143203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atud täiendavateks uuringuteks , PSA 4,3 ng/ml</text:p>
          </table:table-cell>
          <table:table-cell office:value-type="string">
            <text:p><text:s/>PSA 4,3 ng/ml</text:p>
          </table:table-cell>
          <table:table-cell office:value-type="string">
            <text:p><text:s/>, lisaks düsuuria , nüktuuria j</text:p>
          </table:table-cell>
          <table:table-cell office:value-type="string">
            <text:p><text:s/>PSA</text:p>
          </table:table-cell>
          <table:table-cell table:style-name="ce1"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36788">
            <text:p>24436788</text:p>
          </table:table-cell>
          <table:table-cell office:value-type="float" office:value="187078464">
            <text:p>187078464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5250420703">
            <text:p>652504207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Urea 110,2 CREA 122 PSA 4,34 </text:p>
          </table:table-cell>
          <table:table-cell office:value-type="string">
            <text:p><text:s/>PSA 4,34 </text:p>
          </table:table-cell>
          <table:table-cell office:value-type="string">
            <text:p>soovitav uroloogi konsultatsioon</text:p>
          </table:table-cell>
          <table:table-cell office:value-type="string">
            <text:p><text:s/>PSA</text:p>
          </table:table-cell>
          <table:table-cell office:value-type="float" office:value="4.34">
            <text:p>4,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55328">
            <text:p>7255328</text:p>
          </table:table-cell>
          <table:table-cell office:value-type="float" office:value="122367637">
            <text:p>122367637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32964172164">
            <text:p>3296417216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4.38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4.38">
            <text:p>4,3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974289">
            <text:p>11974289</text:p>
          </table:table-cell>
          <table:table-cell office:value-type="float" office:value="204370628">
            <text:p>204370628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65047614419">
            <text:p>650476144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,4 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2010">
            <text:p>2010</text:p>
          </table:table-cell>
          <table:table-cell table:number-columns-repeated="5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584291">
            <text:p>11584291</text:p>
          </table:table-cell>
          <table:table-cell office:value-type="float" office:value="167134577">
            <text:p>167134577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18796223336">
            <text:p>187962233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,4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table:style-name="ce1" office:value-type="float" office:value="4.4">
            <text:p>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97390">
            <text:p>2197390</text:p>
          </table:table-cell>
          <table:table-cell office:value-type="float" office:value="86960234">
            <text:p>86960234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748448039">
            <text:p>527484480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Aeg-ajalt paha tunne alakõhus PSA 4,5ng/ml</text:p>
          </table:table-cell>
          <table:table-cell office:value-type="string">
            <text:p><text:s/>PSA 4,5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453355">
            <text:p>14453355</text:p>
          </table:table-cell>
          <table:table-cell office:value-type="float" office:value="155912816">
            <text:p>155912816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997510680">
            <text:p>849975106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SA kenasti langenud ( iPSA 4,5ng/ml</text:p>
          </table:table-cell>
          <table:table-cell office:value-type="string">
            <text:p>PSA 4,5ng/ml</text:p>
          </table:table-cell>
          <table:table-cell office:value-type="string">
            <text:p><text:s/>)</text:p>
          </table:table-cell>
          <table:table-cell office:value-type="string">
            <text:p>PSA</text:p>
          </table:table-cell>
          <table:table-cell table:style-name="ce1"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0689">
            <text:p>810689</text:p>
          </table:table-cell>
          <table:table-cell office:value-type="float" office:value="90036891">
            <text:p>90036891</text:p>
          </table:table-cell>
          <table:table-cell office:value-type="string">
            <text:p>2012-03-22</text:p>
          </table:table-cell>
          <table:table-cell office:value-type="string">
            <text:p>S</text:p>
          </table:table-cell>
          <table:table-cell office:value-type="string">
            <text:p>2012-03-13</text:p>
          </table:table-cell>
          <table:table-cell office:value-type="float" office:value="15361267533">
            <text:p>1536126753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4.500 ( &lt;4.400 µg/L )</text:p>
          </table:table-cell>
          <table:table-cell/>
          <table:table-cell office:value-type="string">
            <text:p>S , P-PSA</text:p>
          </table:table-cell>
          <table:table-cell table:style-name="ce1"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60982">
            <text:p>16560982</text:p>
          </table:table-cell>
          <table:table-cell office:value-type="float" office:value="206923745">
            <text:p>206923745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0-29</text:p>
          </table:table-cell>
          <table:table-cell office:value-type="float" office:value="93062072914">
            <text:p>930620729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.520 </text:p>
          </table:table-cell>
          <table:table-cell office:value-type="string">
            <text:p>↑ ( &lt;4.400 µg/L )</text:p>
          </table:table-cell>
          <table:table-cell office:value-type="string">
            <text:p>PSA</text:p>
          </table:table-cell>
          <table:table-cell office:value-type="float" office:value="4.52">
            <text:p>4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693721">
            <text:p>3693721</text:p>
          </table:table-cell>
          <table:table-cell office:value-type="float" office:value="145389906">
            <text:p>145389906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78865820429">
            <text:p>788658204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On saanud Xatrali mille foonil PSA 4,6 </text:p>
          </table:table-cell>
          <table:table-cell office:value-type="string">
            <text:p><text:s/>PSA 4,6 </text:p>
          </table:table-cell>
          <table:table-cell office:value-type="string">
            <text:p>--&gt; 3,9 ng/ml</text:p>
          </table:table-cell>
          <table:table-cell office:value-type="string">
            <text:p><text:s/>PSA</text:p>
          </table:table-cell>
          <table:table-cell table:style-name="ce1" office:value-type="float" office:value="4.6">
            <text:p>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395558">
            <text:p>20395558</text:p>
          </table:table-cell>
          <table:table-cell office:value-type="float" office:value="179779852">
            <text:p>179779852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673030408009">
            <text:p>6730304080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13 - Olulist düsuuriat ei kaeba PSA 4,62 </text:p>
          </table:table-cell>
          <table:table-cell office:value-type="string">
            <text:p><text:s/>PSA 4,62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4.62">
            <text:p>4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609740">
            <text:p>21609740</text:p>
          </table:table-cell>
          <table:table-cell office:value-type="float" office:value="192225574">
            <text:p>192225574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64934230004">
            <text:p>649342300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fPSA % 3.7 ( null % ) , PSA 4.640 </text:p>
          </table:table-cell>
          <table:table-cell office:value-type="string">
            <text:p><text:s/>PSA 4.640 </text:p>
          </table:table-cell>
          <table:table-cell office:value-type="string">
            <text:p>↑ ( &lt;4.400 µg/L ) , PSA 0.17 ( µ</text:p>
          </table:table-cell>
          <table:table-cell office:value-type="string">
            <text:p><text:s/>PSA</text:p>
          </table:table-cell>
          <table:table-cell office:value-type="float" office:value="4.64">
            <text:p>4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485208">
            <text:p>3485208</text:p>
          </table:table-cell>
          <table:table-cell office:value-type="float" office:value="140836611">
            <text:p>140836611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034236759">
            <text:p>750342367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,67ng/ml</text:p>
          </table:table-cell>
          <table:table-cell/>
          <table:table-cell office:value-type="string">
            <text:p>PSA</text:p>
          </table:table-cell>
          <table:table-cell office:value-type="float" office:value="4.67">
            <text:p>4,67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41264">
            <text:p>18541264</text:p>
          </table:table-cell>
          <table:table-cell office:value-type="float" office:value="180668077">
            <text:p>180668077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70305867110">
            <text:p>703058671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30.04.2013 : PSA 4,68</text:p>
          </table:table-cell>
          <table:table-cell office:value-type="string">
            <text:p><text:s/>PSA 4,68</text:p>
          </table:table-cell>
          <table:table-cell/>
          <table:table-cell office:value-type="string">
            <text:p><text:s/>PSA</text:p>
          </table:table-cell>
          <table:table-cell office:value-type="float" office:value="4.68">
            <text:p>4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83733">
            <text:p>19583733</text:p>
          </table:table-cell>
          <table:table-cell office:value-type="float" office:value="159809218">
            <text:p>159809218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445822912">
            <text:p>694458229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* 31.01.2013 : PSA 4,72 </text:p>
          </table:table-cell>
          <table:table-cell office:value-type="string">
            <text:p><text:s/>PSA 4,72 </text:p>
          </table:table-cell>
          <table:table-cell office:value-type="string">
            <text:p>ja 3,25 INR marevani 1+1+1</text:p>
          </table:table-cell>
          <table:table-cell office:value-type="string">
            <text:p><text:s/>PSA</text:p>
          </table:table-cell>
          <table:table-cell office:value-type="float" office:value="4.72">
            <text:p>4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13736">
            <text:p>8313736</text:p>
          </table:table-cell>
          <table:table-cell office:value-type="float" office:value="140159977">
            <text:p>140159977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499349884">
            <text:p>1749934988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- 4,72</text:p>
          </table:table-cell>
          <table:table-cell/>
          <table:table-cell office:value-type="string">
            <text:p>PSA</text:p>
          </table:table-cell>
          <table:table-cell office:value-type="float" office:value="4.72">
            <text:p>4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46578">
            <text:p>17946578</text:p>
          </table:table-cell>
          <table:table-cell office:value-type="float" office:value="160947229">
            <text:p>160947229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744832947">
            <text:p>537448329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t 2011a PSA 4.76 </text:p>
          </table:table-cell>
          <table:table-cell office:value-type="string">
            <text:p><text:s/>PSA 4.76 </text:p>
          </table:table-cell>
          <table:table-cell office:value-type="string">
            <text:p>IPSS 21 p pt sai suunatud uroloo</text:p>
          </table:table-cell>
          <table:table-cell office:value-type="string">
            <text:p><text:s/>PSA</text:p>
          </table:table-cell>
          <table:table-cell office:value-type="float" office:value="4.76">
            <text:p>4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82707">
            <text:p>17982707</text:p>
          </table:table-cell>
          <table:table-cell office:value-type="float" office:value="186139729">
            <text:p>186139729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97516369016">
            <text:p>975163690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,78</text:p>
          </table:table-cell>
          <table:table-cell office:value-type="string">
            <text:p>PSA dünaamikata</text:p>
          </table:table-cell>
          <table:table-cell office:value-type="string">
            <text:p>PSA</text:p>
          </table:table-cell>
          <table:table-cell office:value-type="float" office:value="4.78">
            <text:p>4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60699">
            <text:p>4960699</text:p>
          </table:table-cell>
          <table:table-cell office:value-type="float" office:value="143409011">
            <text:p>143409011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67074627849">
            <text:p>670746278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4.82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4.82">
            <text:p>4,8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61472">
            <text:p>19161472</text:p>
          </table:table-cell>
          <table:table-cell office:value-type="float" office:value="199815894">
            <text:p>199815894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95831543007">
            <text:p>958315430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5.09.201311 : 05 : PSA 4.84 </text:p>
          </table:table-cell>
          <table:table-cell office:value-type="string">
            <text:p><text:s/>PSA 4.84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4.84">
            <text:p>4,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64832">
            <text:p>4664832</text:p>
          </table:table-cell>
          <table:table-cell office:value-type="float" office:value="86477829">
            <text:p>86477829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55430421650">
            <text:p>554304216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4,9ng/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n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830604">
            <text:p>3830604</text:p>
          </table:table-cell>
          <table:table-cell office:value-type="float" office:value="150878854">
            <text:p>150878854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080630085">
            <text:p>500806300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\s*(?P&lt;day&gt;([0-3][0-9]))(?P&lt;month&gt;(0[1-9]|1[0-2]))(?P&lt;year&gt;((19[0-9]{2})|(20[0-9]{2})))[-=:.&gt;&lt; ]*(?P&lt;value&gt;([0-9])+(\s?[,.]\s?[0-9]+)?)(\s*(?P&lt;unit&gt;(ng/mL|ng/L|mk(ro)?g/[Ll]|ng/\s*ml|ng7ml|mg/ml|ng\\ml|ng/</text:p>
          </table:table-cell>
          <table:table-cell office:value-type="string">
            <text:p>NULL</text:p>
          </table:table-cell>
          <table:table-cell table:number-columns-repeated="2" office:value-type="string">
            <text:p>PSA 27062012 -4,9ng/ml</text:p>
          </table:table-cell>
          <table:table-cell office:value-type="string">
            <text:p><text:s/>( oli 28022012 - 5,1ng/ml ) Võt</text:p>
          </table:table-cell>
          <table:table-cell office:value-type="string">
            <text:p>PSA</text:p>
          </table:table-cell>
          <table:table-cell table:style-name="ce1"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473438">
            <text:p>17473438</text:p>
          </table:table-cell>
          <table:table-cell office:value-type="float" office:value="183258357">
            <text:p>183258357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99996141036">
            <text:p>999961410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3.06.201317 : 12 : PSA 4.93 </text:p>
          </table:table-cell>
          <table:table-cell office:value-type="string">
            <text:p><text:s/>PSA 4.93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4.93">
            <text:p>4,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33315">
            <text:p>18833315</text:p>
          </table:table-cell>
          <table:table-cell office:value-type="float" office:value="195003230">
            <text:p>195003230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95839772236">
            <text:p>958397722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9.07.201320 : 08 : 04 : PSA 4.95 </text:p>
          </table:table-cell>
          <table:table-cell office:value-type="string">
            <text:p><text:s/>PSA 4.95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4.95">
            <text:p>4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04564">
            <text:p>13504564</text:p>
          </table:table-cell>
          <table:table-cell office:value-type="float" office:value="181461145">
            <text:p>181461145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34757527825">
            <text:p>347575278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SPSA oli 4,95</text:p>
          </table:table-cell>
          <table:table-cell office:value-type="string">
            <text:p>PSA oli 4,95</text:p>
          </table:table-cell>
          <table:table-cell office:value-type="string">
            <text:p><text:s/>. + Nolicin 10 päeva + Prostami</text:p>
          </table:table-cell>
          <table:table-cell office:value-type="string">
            <text:p>PSA</text:p>
          </table:table-cell>
          <table:table-cell office:value-type="float" office:value="4.95">
            <text:p>4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19943">
            <text:p>21719943</text:p>
          </table:table-cell>
          <table:table-cell office:value-type="float" office:value="209085623">
            <text:p>209085623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673030552546">
            <text:p>6730305525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5,0 ng/ml</text:p>
          </table:table-cell>
          <table:table-cell/>
          <table:table-cell office:value-type="string">
            <text:p>PS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35720">
            <text:p>6335720</text:p>
          </table:table-cell>
          <table:table-cell office:value-type="float" office:value="149874902">
            <text:p>149874902</text:p>
          </table:table-cell>
          <table:table-cell office:value-type="string">
            <text:p>2012-11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053248373">
            <text:p>4905324837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5 ng/ml</text:p>
          </table:table-cell>
          <table:table-cell/>
          <table:table-cell office:value-type="string">
            <text:p>PS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71399">
            <text:p>5371399</text:p>
          </table:table-cell>
          <table:table-cell office:value-type="float" office:value="122673665">
            <text:p>122673665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498992524">
            <text:p>4649899252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5 </text:p>
          </table:table-cell>
          <table:table-cell office:value-type="string">
            <text:p>ng</text:p>
          </table:table-cell>
          <table:table-cell office:value-type="string">
            <text:p>PSA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0750">
            <text:p>180750</text:p>
          </table:table-cell>
          <table:table-cell office:value-type="float" office:value="80052536">
            <text:p>80052536</text:p>
          </table:table-cell>
          <table:table-cell office:value-type="string">
            <text:p>2011-12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8763036512">
            <text:p>287630365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TSH - 1,93 , FT4 - 12,1 , PSA - 5,02 </text:p>
          </table:table-cell>
          <table:table-cell office:value-type="string">
            <text:p><text:s/>PSA - 5,02 </text:p>
          </table:table-cell>
          <table:table-cell office:value-type="string">
            <text:p>, vaba PSA - 1,1 ( 21,9 % üldise</text:p>
          </table:table-cell>
          <table:table-cell office:value-type="string">
            <text:p><text:s/>PSA</text:p>
          </table:table-cell>
          <table:table-cell table:style-name="ce1" office:value-type="float" office:value="5.02">
            <text:p>5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019246">
            <text:p>18019246</text:p>
          </table:table-cell>
          <table:table-cell office:value-type="float" office:value="184800316">
            <text:p>184800316</text:p>
          </table:table-cell>
          <table:table-cell office:value-type="string">
            <text:p>2013-06-23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20638692341">
            <text:p>20638692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ineerib veidi saganenud öösiti . PSA 5.08 </text:p>
          </table:table-cell>
          <table:table-cell office:value-type="string">
            <text:p><text:s/>PSA 5.08 </text:p>
          </table:table-cell>
          <table:table-cell office:value-type="string">
            <text:p>. ng/ml pats</text:p>
          </table:table-cell>
          <table:table-cell office:value-type="string">
            <text:p><text:s/>PSA</text:p>
          </table:table-cell>
          <table:table-cell table:style-name="ce1" office:value-type="float" office:value="5.08">
            <text:p>5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799340">
            <text:p>10799340</text:p>
          </table:table-cell>
          <table:table-cell office:value-type="float" office:value="203499294">
            <text:p>203499294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131187642">
            <text:p>661311876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Viimane PSA 5,1 ng/ml</text:p>
          </table:table-cell>
          <table:table-cell office:value-type="string">
            <text:p><text:s/>PSA 5,1 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471501">
            <text:p>5471501</text:p>
          </table:table-cell>
          <table:table-cell office:value-type="float" office:value="80930330">
            <text:p>80930330</text:p>
          </table:table-cell>
          <table:table-cell office:value-type="string">
            <text:p>2011-0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736099282">
            <text:p>9473609928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5.16 </text:p>
          </table:table-cell>
          <table:table-cell office:value-type="string">
            <text:p>krea 80 vaj UHD</text:p>
          </table:table-cell>
          <table:table-cell office:value-type="string">
            <text:p>PSA</text:p>
          </table:table-cell>
          <table:table-cell office:value-type="float" office:value="5.16">
            <text:p>5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812259">
            <text:p>2812259</text:p>
          </table:table-cell>
          <table:table-cell office:value-type="float" office:value="146891459">
            <text:p>146891459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693140986">
            <text:p>986931409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\s*(?P&lt;year&gt;((19[0-9]{2})|(20[0-9]{2})))[-=.&gt;&lt; ]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table:number-columns-repeated="2" office:value-type="string">
            <text:p>PSA 2010 -5,2</text:p>
          </table:table-cell>
          <table:table-cell office:value-type="string">
            <text:p><text:s/>, nüüd tõus 7,29-ni , Ei suitse</text:p>
          </table:table-cell>
          <table:table-cell office:value-type="string">
            <text:p>PSA</text:p>
          </table:table-cell>
          <table:table-cell table:style-name="ce1"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140235">
            <text:p>24140235</text:p>
          </table:table-cell>
          <table:table-cell office:value-type="float" office:value="157604508">
            <text:p>157604508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68321669174">
            <text:p>683216691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5,29 ng/ml</text:p>
          </table:table-cell>
          <table:table-cell office:value-type="string">
            <text:p><text:s/>( 20.11.2012 )</text:p>
          </table:table-cell>
          <table:table-cell office:value-type="string">
            <text:p>PSA</text:p>
          </table:table-cell>
          <table:table-cell office:value-type="float" office:value="5.29">
            <text:p>5,2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48965">
            <text:p>21348965</text:p>
          </table:table-cell>
          <table:table-cell office:value-type="float" office:value="162575873">
            <text:p>162575873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091282214">
            <text:p>510912822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oma Gleason 4p ( ühes sagaras ). PSA 5,3 ng/ml</text:p>
          </table:table-cell>
          <table:table-cell office:value-type="string">
            <text:p><text:s/>PSA 5,3 ng/ml</text:p>
          </table:table-cell>
          <table:table-cell office:value-type="string">
            <text:p>Varasemalt patsienti opereeritud</text:p>
          </table:table-cell>
          <table:table-cell office:value-type="string">
            <text:p><text:s/>PSA</text:p>
          </table:table-cell>
          <table:table-cell table:style-name="ce1"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58914">
            <text:p>18658914</text:p>
          </table:table-cell>
          <table:table-cell office:value-type="float" office:value="207766493">
            <text:p>207766493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351397442">
            <text:p>713513974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D , KUNA EESNÄÄRME SUURENEMINE , PSA-5,3 </text:p>
          </table:table-cell>
          <table:table-cell office:value-type="string">
            <text:p><text:s/>PSA-5,3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table:style-name="ce1"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765452">
            <text:p>9765452</text:p>
          </table:table-cell>
          <table:table-cell office:value-type="float" office:value="179385519">
            <text:p>179385519</text:p>
          </table:table-cell>
          <table:table-cell office:value-type="string">
            <text:p>2013-05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233870">
            <text:p>67304223387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rebiopsia PSA 5,39 </text:p>
          </table:table-cell>
          <table:table-cell office:value-type="string">
            <text:p><text:s/>PSA 5,39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5.39">
            <text:p>5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44260">
            <text:p>5244260</text:p>
          </table:table-cell>
          <table:table-cell office:value-type="float" office:value="145823535">
            <text:p>145823535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0-05-19</text:p>
          </table:table-cell>
          <table:table-cell office:value-type="float" office:value="47703264366">
            <text:p>477032643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?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5.42 ( µg/L )</text:p>
          </table:table-cell>
          <table:table-cell/>
          <table:table-cell office:value-type="string">
            <text:p>PSA</text:p>
          </table:table-cell>
          <table:table-cell office:value-type="float" office:value="5.42">
            <text:p>5,4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68301">
            <text:p>4568301</text:p>
          </table:table-cell>
          <table:table-cell office:value-type="float" office:value="80973367">
            <text:p>80973367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1-12-28</text:p>
          </table:table-cell>
          <table:table-cell office:value-type="float" office:value="85956326080">
            <text:p>859563260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5.56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5.56">
            <text:p>5,56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21600">
            <text:p>22021600</text:p>
          </table:table-cell>
          <table:table-cell office:value-type="float" office:value="168761180">
            <text:p>168761180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23417164997">
            <text:p>23417164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5.58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5.58">
            <text:p>5,5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0236">
            <text:p>2080236</text:p>
          </table:table-cell>
          <table:table-cell office:value-type="float" office:value="85130273">
            <text:p>85130273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815043288">
            <text:p>628150432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Biopsiatel beniigsed muutused PSA 5,6 ng/ml</text:p>
          </table:table-cell>
          <table:table-cell office:value-type="string">
            <text:p><text:s/>PSA 5,6 ng/ml</text:p>
          </table:table-cell>
          <table:table-cell office:value-type="string">
            <text:p><text:s/>; varasemalt 6,9 ng/ml</text:p>
          </table:table-cell>
          <table:table-cell office:value-type="string">
            <text:p><text:s/>PSA</text:p>
          </table:table-cell>
          <table:table-cell table:style-name="ce1"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779039">
            <text:p>15779039</text:p>
          </table:table-cell>
          <table:table-cell office:value-type="float" office:value="212621430">
            <text:p>212621430</text:p>
          </table:table-cell>
          <table:table-cell office:value-type="string">
            <text:p>2013-11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1820649269">
            <text:p>118206492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5.670 </text:p>
          </table:table-cell>
          <table:table-cell office:value-type="string">
            <text:p>↑ tõusnud ( &lt;4.400 µg/L ) , pats</text:p>
          </table:table-cell>
          <table:table-cell office:value-type="string">
            <text:p>PSA</text:p>
          </table:table-cell>
          <table:table-cell office:value-type="float" office:value="5.67">
            <text:p>5,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4063">
            <text:p>454063</text:p>
          </table:table-cell>
          <table:table-cell office:value-type="float" office:value="90040084">
            <text:p>90040084</text:p>
          </table:table-cell>
          <table:table-cell office:value-type="string">
            <text:p>2012-03-23</text:p>
          </table:table-cell>
          <table:table-cell office:value-type="string">
            <text:p>S</text:p>
          </table:table-cell>
          <table:table-cell office:value-type="string">
            <text:p>2012-03-14</text:p>
          </table:table-cell>
          <table:table-cell office:value-type="float" office:value="16648883818">
            <text:p>166488838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5.72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5.72">
            <text:p>5,7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073989">
            <text:p>10073989</text:p>
          </table:table-cell>
          <table:table-cell office:value-type="float" office:value="168938198">
            <text:p>168938198</text:p>
          </table:table-cell>
          <table:table-cell office:value-type="string">
            <text:p>2013-03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2757419843">
            <text:p>6275741984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Juhuleiuna jaanuaris 2013 PSA 5.8 </text:p>
          </table:table-cell>
          <table:table-cell office:value-type="string">
            <text:p><text:s/>PSA 5.8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table:style-name="ce1"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248685">
            <text:p>11248685</text:p>
          </table:table-cell>
          <table:table-cell office:value-type="float" office:value="177810667">
            <text:p>177810667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36438583519">
            <text:p>364385835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5.810 ( &lt;3.100 µg/L )</text:p>
          </table:table-cell>
          <table:table-cell/>
          <table:table-cell office:value-type="string">
            <text:p>PSA</text:p>
          </table:table-cell>
          <table:table-cell office:value-type="float" office:value="5.81">
            <text:p>5,8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988071">
            <text:p>21988071</text:p>
          </table:table-cell>
          <table:table-cell office:value-type="float" office:value="213054734">
            <text:p>213054734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673030469851">
            <text:p>6730304698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5,82 </text:p>
          </table:table-cell>
          <table:table-cell office:value-type="string">
            <text:p>pT2c , 38cm3 , kg - 112 , biokee</text:p>
          </table:table-cell>
          <table:table-cell office:value-type="string">
            <text:p>PSA</text:p>
          </table:table-cell>
          <table:table-cell office:value-type="float" office:value="5.82">
            <text:p>5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15488">
            <text:p>23215488</text:p>
          </table:table-cell>
          <table:table-cell office:value-type="float" office:value="178823440">
            <text:p>178823440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59730633309">
            <text:p>59730633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5.840 µg/L</text:p>
          </table:table-cell>
          <table:table-cell/>
          <table:table-cell office:value-type="string">
            <text:p>PSA</text:p>
          </table:table-cell>
          <table:table-cell office:value-type="float" office:value="5.84">
            <text:p>5,8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237589">
            <text:p>3237589</text:p>
          </table:table-cell>
          <table:table-cell office:value-type="float" office:value="90166717">
            <text:p>90166717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871469901">
            <text:p>548714699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011 PSA 5,9ng/ml</text:p>
          </table:table-cell>
          <table:table-cell office:value-type="string">
            <text:p><text:s/>PSA 5,9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25881">
            <text:p>4025881</text:p>
          </table:table-cell>
          <table:table-cell office:value-type="float" office:value="144868982">
            <text:p>144868982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374559601">
            <text:p>793745596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Nüüd PSA 6 ng/ml</text:p>
          </table:table-cell>
          <table:table-cell office:value-type="string">
            <text:p><text:s/>PSA 6 ng/ml</text:p>
          </table:table-cell>
          <table:table-cell/>
          <table:table-cell office:value-type="string">
            <text:p><text:s/>PSA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554917">
            <text:p>20554917</text:p>
          </table:table-cell>
          <table:table-cell office:value-type="float" office:value="196933904">
            <text:p>196933904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885185572">
            <text:p>528851855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ool aastat tagasi PSA 6 ng/mL</text:p>
          </table:table-cell>
          <table:table-cell office:value-type="string">
            <text:p><text:s/>PSA 6 ng/mL</text:p>
          </table:table-cell>
          <table:table-cell office:value-type="string">
            <text:p><text:s/>Siis järtud jälgimisele</text:p>
          </table:table-cell>
          <table:table-cell office:value-type="string">
            <text:p><text:s/>PSA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71881">
            <text:p>23671881</text:p>
          </table:table-cell>
          <table:table-cell office:value-type="float" office:value="171863476">
            <text:p>171863476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89806119077">
            <text:p>898061190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6,1 </text:p>
          </table:table-cell>
          <table:table-cell table:style-name="ce1" office:value-type="string">
            <text:p>-- - 4,1</text:p>
          </table:table-cell>
          <table:table-cell office:value-type="string">
            <text:p>PSA</text:p>
          </table:table-cell>
          <table:table-cell table:style-name="ce1"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87162">
            <text:p>22787162</text:p>
          </table:table-cell>
          <table:table-cell office:value-type="float" office:value="179957751">
            <text:p>179957751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25620263112">
            <text:p>256202631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010 SPSA 6,12 </text:p>
          </table:table-cell>
          <table:table-cell office:value-type="string">
            <text:p>PSA 6,12 </text:p>
          </table:table-cell>
          <table:table-cell office:value-type="string">
            <text:p>- PB - n40 , 2011 SPSA 5,97 - PB</text:p>
          </table:table-cell>
          <table:table-cell office:value-type="string">
            <text:p>PSA</text:p>
          </table:table-cell>
          <table:table-cell table:style-name="ce1" office:value-type="float" office:value="6.12">
            <text:p>6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807444">
            <text:p>17807444</text:p>
          </table:table-cell>
          <table:table-cell office:value-type="float" office:value="169532931">
            <text:p>169532931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627769011">
            <text:p>876277690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nalüüsidele 14.03.201312 : 12 : S-PSA 6.15 </text:p>
          </table:table-cell>
          <table:table-cell office:value-type="string">
            <text:p>S-PSA 6.15 </text:p>
          </table:table-cell>
          <table:table-cell office:value-type="string">
            <text:p>ug/l</text:p>
          </table:table-cell>
          <table:table-cell office:value-type="string">
            <text:p>S-PSA</text:p>
          </table:table-cell>
          <table:table-cell office:value-type="float" office:value="6.15">
            <text:p>6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343927">
            <text:p>11343927</text:p>
          </table:table-cell>
          <table:table-cell office:value-type="float" office:value="201645066">
            <text:p>201645066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58123058474">
            <text:p>581230584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on 14.17 ( 9.47 . 28.30 nmol/L ) PSA 6.250 </text:p>
          </table:table-cell>
          <table:table-cell office:value-type="string">
            <text:p><text:s/>PSA 6.250 </text:p>
          </table:table-cell>
          <table:table-cell office:value-type="string">
            <text:p>↑ ( &lt;4.400 µg/L )</text:p>
          </table:table-cell>
          <table:table-cell office:value-type="string">
            <text:p><text:s/>PSA</text:p>
          </table:table-cell>
          <table:table-cell office:value-type="float" office:value="6.25">
            <text:p>6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49285">
            <text:p>13549285</text:p>
          </table:table-cell>
          <table:table-cell office:value-type="float" office:value="181423346">
            <text:p>181423346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48800259893">
            <text:p>488002598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6.260 </text:p>
          </table:table-cell>
          <table:table-cell office:value-type="string">
            <text:p>↑ ( &lt;4.400 µg/L )</text:p>
          </table:table-cell>
          <table:table-cell office:value-type="string">
            <text:p>PSA</text:p>
          </table:table-cell>
          <table:table-cell office:value-type="float" office:value="6.26">
            <text:p>6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431170">
            <text:p>20431170</text:p>
          </table:table-cell>
          <table:table-cell office:value-type="float" office:value="207619319">
            <text:p>207619319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673030451703">
            <text:p>6730304517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1 : 34 Kutustud PSA kontrolli : PSA 6,27 ng/ml</text:p>
          </table:table-cell>
          <table:table-cell office:value-type="string">
            <text:p><text:s/>PSA 6,27 ng/ml</text:p>
          </table:table-cell>
          <table:table-cell office:value-type="string">
            <text:p><text:s/>; K a veebruaris oli 6,66 ng/ml</text:p>
          </table:table-cell>
          <table:table-cell office:value-type="string">
            <text:p><text:s/>PSA</text:p>
          </table:table-cell>
          <table:table-cell office:value-type="float" office:value="6.27">
            <text:p>6,27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4312">
            <text:p>434312</text:p>
          </table:table-cell>
          <table:table-cell office:value-type="float" office:value="135235910">
            <text:p>135235910</text:p>
          </table:table-cell>
          <table:table-cell office:value-type="string">
            <text:p>2012-08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7720174813">
            <text:p>577201748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6.34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6.34">
            <text:p>6,3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19440">
            <text:p>23319440</text:p>
          </table:table-cell>
          <table:table-cell office:value-type="float" office:value="174125911">
            <text:p>174125911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673030429757">
            <text:p>6730304297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6,42 </text:p>
          </table:table-cell>
          <table:table-cell office:value-type="string">
            <text:p>PSA 6,42 </text:p>
          </table:table-cell>
          <table:table-cell office:value-type="string">
            <text:p>. + S-FPSA , uriini an</text:p>
          </table:table-cell>
          <table:table-cell office:value-type="string">
            <text:p>PSA</text:p>
          </table:table-cell>
          <table:table-cell office:value-type="float" office:value="6.42">
            <text:p>6,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881468">
            <text:p>17881468</text:p>
          </table:table-cell>
          <table:table-cell office:value-type="float" office:value="205782126">
            <text:p>205782126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994943788">
            <text:p>589949437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<text:s/>kahtlus eesnäärme kartsinoomile PSA oli 6,5 ng/ml</text:p>
          </table:table-cell>
          <table:table-cell office:value-type="string">
            <text:p><text:s/>PSA oli 6,5 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805657">
            <text:p>2805657</text:p>
          </table:table-cell>
          <table:table-cell office:value-type="float" office:value="139443536">
            <text:p>139443536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256493791">
            <text:p>762564937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jääkuriini eiole , nükturia 1-3x PSA 6,5 ng/ml</text:p>
          </table:table-cell>
          <table:table-cell office:value-type="string">
            <text:p><text:s/>PSA 6,5 ng/ml</text:p>
          </table:table-cell>
          <table:table-cell office:value-type="string">
            <text:p><text:s/>fPSA/PSA 26 % 2008 a eesnäärme </text:p>
          </table:table-cell>
          <table:table-cell office:value-type="string">
            <text:p><text:s/>PSA</text:p>
          </table:table-cell>
          <table:table-cell table:style-name="ce1"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19008">
            <text:p>24419008</text:p>
          </table:table-cell>
          <table:table-cell office:value-type="float" office:value="167748346">
            <text:p>167748346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673032156375">
            <text:p>6730321563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6,5 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12035">
            <text:p>23112035</text:p>
          </table:table-cell>
          <table:table-cell office:value-type="float" office:value="159068877">
            <text:p>159068877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92583947077">
            <text:p>925839470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PSA 6.620 ( &lt;4.100 µg/L )</text:p>
          </table:table-cell>
          <table:table-cell/>
          <table:table-cell office:value-type="string">
            <text:p>PSA</text:p>
          </table:table-cell>
          <table:table-cell office:value-type="float" office:value="6.62">
            <text:p>6,6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17442">
            <text:p>19517442</text:p>
          </table:table-cell>
          <table:table-cell office:value-type="float" office:value="159620637">
            <text:p>159620637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40939574190">
            <text:p>409395741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4.12.201219 : 36 : PSA 6.66 ng/mL</text:p>
          </table:table-cell>
          <table:table-cell office:value-type="string">
            <text:p><text:s/>PSA 6.66 ng/mL</text:p>
          </table:table-cell>
          <table:table-cell/>
          <table:table-cell office:value-type="string">
            <text:p><text:s/>PSA</text:p>
          </table:table-cell>
          <table:table-cell office:value-type="float" office:value="6.66">
            <text:p>6,6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86712">
            <text:p>21386712</text:p>
          </table:table-cell>
          <table:table-cell office:value-type="float" office:value="187133640">
            <text:p>187133640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434321469">
            <text:p>654343214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6,71ng/ml</text:p>
          </table:table-cell>
          <table:table-cell office:value-type="string">
            <text:p><text:s/>, suhe 25%Eesnääre rektaalselt </text:p>
          </table:table-cell>
          <table:table-cell office:value-type="string">
            <text:p>PSA</text:p>
          </table:table-cell>
          <table:table-cell office:value-type="float" office:value="6.71">
            <text:p>6,71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436576">
            <text:p>15436576</text:p>
          </table:table-cell>
          <table:table-cell office:value-type="float" office:value="215145113">
            <text:p>215145113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605230">
            <text:p>673033605230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6,8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table:style-name="ce1" office:value-type="float" office:value="6.8">
            <text:p>6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088526">
            <text:p>6088526</text:p>
          </table:table-cell>
          <table:table-cell office:value-type="float" office:value="150315006">
            <text:p>150315006</text:p>
          </table:table-cell>
          <table:table-cell office:value-type="string">
            <text:p>2012-12-03</text:p>
          </table:table-cell>
          <table:table-cell office:value-type="string">
            <text:p>S</text:p>
          </table:table-cell>
          <table:table-cell office:value-type="string">
            <text:p>2012-07-11</text:p>
          </table:table-cell>
          <table:table-cell office:value-type="float" office:value="52132679759">
            <text:p>5213267975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i eesnäärme näitaja kerge tõus , PSA 6,96 </text:p>
          </table:table-cell>
          <table:table-cell office:value-type="string">
            <text:p><text:s/>PSA 6,96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6.96">
            <text:p>6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25530">
            <text:p>1725530</text:p>
          </table:table-cell>
          <table:table-cell office:value-type="float" office:value="152084550">
            <text:p>152084550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182446750">
            <text:p>7818244675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LISED ANDMED : 4 kuud tagasi oli PSA 7,09 ng/ml</text:p>
          </table:table-cell>
          <table:table-cell office:value-type="string">
            <text:p><text:s/>PSA 7,09 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7.09">
            <text:p>7,0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889">
            <text:p>53889</text:p>
          </table:table-cell>
          <table:table-cell office:value-type="float" office:value="145151064">
            <text:p>145151064</text:p>
          </table:table-cell>
          <table:table-cell office:value-type="string">
            <text:p>2012-11-06</text:p>
          </table:table-cell>
          <table:table-cell office:value-type="string">
            <text:p>S</text:p>
          </table:table-cell>
          <table:table-cell office:value-type="string">
            <text:p>2012-10-04</text:p>
          </table:table-cell>
          <table:table-cell office:value-type="float" office:value="34425354164">
            <text:p>3442535416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Anamnees : kaebusteta , PSA 7,1 </text:p>
          </table:table-cell>
          <table:table-cell office:value-type="string">
            <text:p><text:s/>PSA 7,1 </text:p>
          </table:table-cell>
          <table:table-cell office:value-type="string">
            <text:p>ng / mL , 14.08.12 eesnäärme bio</text:p>
          </table:table-cell>
          <table:table-cell office:value-type="string">
            <text:p><text:s/>PSA</text:p>
          </table:table-cell>
          <table:table-cell table:style-name="ce1" office:value-type="float" office:value="7.1">
            <text:p>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58817">
            <text:p>18658817</text:p>
          </table:table-cell>
          <table:table-cell office:value-type="float" office:value="170330415">
            <text:p>170330415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693140986">
            <text:p>98693140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liigsuse kahtlust siis ei jäänud PSA oli 7,2</text:p>
          </table:table-cell>
          <table:table-cell office:value-type="string">
            <text:p><text:s/>PSA oli 7,2</text:p>
          </table:table-cell>
          <table:table-cell office:value-type="string">
            <text:p><text:s/>, eesnääre oli veidi tihedama s</text:p>
          </table:table-cell>
          <table:table-cell office:value-type="string">
            <text:p><text:s/>PSA</text:p>
          </table:table-cell>
          <table:table-cell table:style-name="ce1" office:value-type="float" office:value="7.2">
            <text:p>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45632">
            <text:p>18945632</text:p>
          </table:table-cell>
          <table:table-cell office:value-type="float" office:value="202577287">
            <text:p>202577287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302044432">
            <text:p>433020444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7,3 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269404">
            <text:p>12269404</text:p>
          </table:table-cell>
          <table:table-cell office:value-type="float" office:value="189482156">
            <text:p>189482156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office:value-type="string">
            <text:p>2013-07-16</text:p>
          </table:table-cell>
          <table:table-cell office:value-type="float" office:value="78919889716">
            <text:p>789198897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Veebruaris SPSA oli 7,3</text:p>
          </table:table-cell>
          <table:table-cell office:value-type="string">
            <text:p>PSA oli 7,3</text:p>
          </table:table-cell>
          <table:table-cell office:value-type="string">
            <text:p><text:s/>. + PSA vastus 24.07 .</text:p>
          </table:table-cell>
          <table:table-cell office:value-type="string">
            <text:p>PSA</text:p>
          </table:table-cell>
          <table:table-cell table:style-name="ce1" office:value-type="float" office:value="7.3">
            <text:p>7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11947">
            <text:p>5611947</text:p>
          </table:table-cell>
          <table:table-cell office:value-type="float" office:value="141154828">
            <text:p>141154828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office:value-type="string">
            <text:p>2012-10-10</text:p>
          </table:table-cell>
          <table:table-cell office:value-type="float" office:value="44271578904">
            <text:p>4427157890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7,32ng\ml</text:p>
          </table:table-cell>
          <table:table-cell/>
          <table:table-cell office:value-type="string">
            <text:p>PSA</text:p>
          </table:table-cell>
          <table:table-cell office:value-type="float" office:value="7.32">
            <text:p>7,32</text:p>
          </table:table-cell>
          <table:table-cell table:number-columns-repeated="2" office:value-type="string">
            <text:p>NULL</text:p>
          </table:table-cell>
          <table:table-cell office:value-type="string">
            <text:p>ng\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05168">
            <text:p>2605168</text:p>
          </table:table-cell>
          <table:table-cell office:value-type="float" office:value="142969310">
            <text:p>142969310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26062558866">
            <text:p>260625588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7,35ng/ml</text:p>
          </table:table-cell>
          <table:table-cell/>
          <table:table-cell office:value-type="string">
            <text:p>PSA</text:p>
          </table:table-cell>
          <table:table-cell office:value-type="float" office:value="7.35">
            <text:p>7,3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884978">
            <text:p>2884978</text:p>
          </table:table-cell>
          <table:table-cell office:value-type="float" office:value="124108481">
            <text:p>124108481</text:p>
          </table:table-cell>
          <table:table-cell office:value-type="string">
            <text:p>2012-05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058788885">
            <text:p>650587888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raviks saanud Flosini , augustis PSA 7,6</text:p>
          </table:table-cell>
          <table:table-cell office:value-type="string">
            <text:p><text:s/>PSA 7,6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7.6">
            <text:p>7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288069">
            <text:p>20288069</text:p>
          </table:table-cell>
          <table:table-cell office:value-type="float" office:value="174448749">
            <text:p>174448749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9170140">
            <text:p>6730391701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7,7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table:style-name="ce1" office:value-type="float" office:value="7.7">
            <text:p>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470181">
            <text:p>20470181</text:p>
          </table:table-cell>
          <table:table-cell office:value-type="float" office:value="190412182">
            <text:p>190412182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1494325">
            <text:p>6730314943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7,73</text:p>
          </table:table-cell>
          <table:table-cell office:value-type="string">
            <text:p>ng</text:p>
          </table:table-cell>
          <table:table-cell office:value-type="string">
            <text:p>PSA</text:p>
          </table:table-cell>
          <table:table-cell office:value-type="float" office:value="7.73">
            <text:p>7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227412">
            <text:p>17227412</text:p>
          </table:table-cell>
          <table:table-cell office:value-type="float" office:value="184615255">
            <text:p>184615255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673030530127">
            <text:p>6730305301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bus Urin endiselt raskendatud , PSA 7,76 ng/ml</text:p>
          </table:table-cell>
          <table:table-cell office:value-type="string">
            <text:p><text:s/>PSA 7,76 ng/ml</text:p>
          </table:table-cell>
          <table:table-cell/>
          <table:table-cell office:value-type="string">
            <text:p><text:s/>PSA</text:p>
          </table:table-cell>
          <table:table-cell office:value-type="float" office:value="7.76">
            <text:p>7,76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109850">
            <text:p>20109850</text:p>
          </table:table-cell>
          <table:table-cell office:value-type="float" office:value="172528487">
            <text:p>172528487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30476779">
            <text:p>6730304767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ääret Tarvitab diabeedi ravimeid PSA 7,79 </text:p>
          </table:table-cell>
          <table:table-cell office:value-type="string">
            <text:p><text:s/>PSA 7,79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7.79">
            <text:p>7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29375">
            <text:p>6129375</text:p>
          </table:table-cell>
          <table:table-cell office:value-type="float" office:value="80810967">
            <text:p>80810967</text:p>
          </table:table-cell>
          <table:table-cell office:value-type="string">
            <text:p>2012-01-19</text:p>
          </table:table-cell>
          <table:table-cell office:value-type="string">
            <text:p>S</text:p>
          </table:table-cell>
          <table:table-cell office:value-type="string">
            <text:p>2012-01-11</text:p>
          </table:table-cell>
          <table:table-cell office:value-type="float" office:value="91284336932">
            <text:p>9128433693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011 aasta augustis PSA 8ng/ml</text:p>
          </table:table-cell>
          <table:table-cell office:value-type="string">
            <text:p><text:s/>PSA 8ng/ml</text:p>
          </table:table-cell>
          <table:table-cell/>
          <table:table-cell office:value-type="string">
            <text:p><text:s/>PS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439433">
            <text:p>18439433</text:p>
          </table:table-cell>
          <table:table-cell office:value-type="float" office:value="159336654">
            <text:p>159336654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6085">
            <text:p>6730305360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ooniriski eesnäärme vähk , algne PSA 8ng/ml</text:p>
          </table:table-cell>
          <table:table-cell office:value-type="string">
            <text:p><text:s/>PSA 8ng/ml</text:p>
          </table:table-cell>
          <table:table-cell/>
          <table:table-cell office:value-type="string">
            <text:p><text:s/>PS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50371">
            <text:p>2650371</text:p>
          </table:table-cell>
          <table:table-cell office:value-type="float" office:value="148281378">
            <text:p>148281378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070658520">
            <text:p>180706585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rme biopsiaks androloogi poolt , PSA oli 8,1 ng/ml</text:p>
          </table:table-cell>
          <table:table-cell office:value-type="string">
            <text:p><text:s/>PSA oli 8,1 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8.1">
            <text:p>8,1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997875">
            <text:p>9997875</text:p>
          </table:table-cell>
          <table:table-cell office:value-type="float" office:value="189378410">
            <text:p>189378410</text:p>
          </table:table-cell>
          <table:table-cell office:value-type="string">
            <text:p>2013-07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655426">
            <text:p>6730316554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8.1 ng/ml</text:p>
          </table:table-cell>
          <table:table-cell office:value-type="string">
            <text:p><text:s/>, PB alusel kolm posit bioptaat</text:p>
          </table:table-cell>
          <table:table-cell office:value-type="string">
            <text:p>PSA</text:p>
          </table:table-cell>
          <table:table-cell table:style-name="ce1" office:value-type="float" office:value="8.1">
            <text:p>8,1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3527">
            <text:p>423527</text:p>
          </table:table-cell>
          <table:table-cell office:value-type="float" office:value="81629788">
            <text:p>81629788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office:value-type="string">
            <text:p>2012-01-18</text:p>
          </table:table-cell>
          <table:table-cell office:value-type="float" office:value="43996982018">
            <text:p>439969820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8.110 ( &lt;4.100 µg/L )</text:p>
          </table:table-cell>
          <table:table-cell/>
          <table:table-cell office:value-type="string">
            <text:p>S , P-PSA</text:p>
          </table:table-cell>
          <table:table-cell table:style-name="ce1" office:value-type="float" office:value="8.11">
            <text:p>8,11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573166">
            <text:p>12573166</text:p>
          </table:table-cell>
          <table:table-cell office:value-type="float" office:value="177352963">
            <text:p>177352963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49992170265">
            <text:p>499921702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8,17 </text:p>
          </table:table-cell>
          <table:table-cell office:value-type="string">
            <text:p>, suhe 27,4%.+USG+TRUS 14.05 k 1</text:p>
          </table:table-cell>
          <table:table-cell office:value-type="string">
            <text:p>PSA</text:p>
          </table:table-cell>
          <table:table-cell office:value-type="float" office:value="8.17">
            <text:p>8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759968">
            <text:p>21759968</text:p>
          </table:table-cell>
          <table:table-cell office:value-type="float" office:value="181483776">
            <text:p>181483776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90012484161">
            <text:p>900124841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8.240 </text:p>
          </table:table-cell>
          <table:table-cell office:value-type="string">
            <text:p>↑ ( &lt;4.400 µg/L )</text:p>
          </table:table-cell>
          <table:table-cell office:value-type="string">
            <text:p>PSA</text:p>
          </table:table-cell>
          <table:table-cell office:value-type="float" office:value="8.24">
            <text:p>8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56570">
            <text:p>21356570</text:p>
          </table:table-cell>
          <table:table-cell office:value-type="float" office:value="201484270">
            <text:p>201484270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131567946">
            <text:p>771315679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snäärme kartsinoomi tõttu Algne PSA 8,5 ng/ml</text:p>
          </table:table-cell>
          <table:table-cell office:value-type="string">
            <text:p><text:s/>PSA 8,5 ng/ml</text:p>
          </table:table-cell>
          <table:table-cell office:value-type="string">
            <text:p><text:s/>, biopsiatel Gleason 5p 3/12</text:p>
          </table:table-cell>
          <table:table-cell office:value-type="string">
            <text:p><text:s/>PSA</text:p>
          </table:table-cell>
          <table:table-cell table:style-name="ce1" office:value-type="float" office:value="8.5">
            <text:p>8,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01504">
            <text:p>12101504</text:p>
          </table:table-cell>
          <table:table-cell office:value-type="float" office:value="192254717">
            <text:p>192254717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91589221476">
            <text:p>915892214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PSA 8,540</text:p>
          </table:table-cell>
          <table:table-cell/>
          <table:table-cell office:value-type="string">
            <text:p>PSA</text:p>
          </table:table-cell>
          <table:table-cell office:value-type="float" office:value="8.54">
            <text:p>8,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30805">
            <text:p>12730805</text:p>
          </table:table-cell>
          <table:table-cell office:value-type="float" office:value="203338658">
            <text:p>203338658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31582160599">
            <text:p>315821605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8,69 </text:p>
          </table:table-cell>
          <table:table-cell office:value-type="string">
            <text:p>PSA 8,69 </text:p>
          </table:table-cell>
          <table:table-cell office:value-type="string">
            <text:p>, suhe 8,5 %</text:p>
          </table:table-cell>
          <table:table-cell office:value-type="string">
            <text:p>PSA</text:p>
          </table:table-cell>
          <table:table-cell office:value-type="float" office:value="8.69">
            <text:p>8,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477939">
            <text:p>14477939</text:p>
          </table:table-cell>
          <table:table-cell office:value-type="float" office:value="214785767">
            <text:p>214785767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673030414199">
            <text:p>6730304141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Düsuuria , nüktuuria , PSA 9.2 ng/ml</text:p>
          </table:table-cell>
          <table:table-cell office:value-type="string">
            <text:p><text:s/>PSA 9.2 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9.2">
            <text:p>9,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997087">
            <text:p>8997087</text:p>
          </table:table-cell>
          <table:table-cell office:value-type="float" office:value="163994150">
            <text:p>163994150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58217">
            <text:p>67303045821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-9,24</text:p>
          </table:table-cell>
          <table:table-cell/>
          <table:table-cell office:value-type="string">
            <text:p>PSA</text:p>
          </table:table-cell>
          <table:table-cell office:value-type="float" office:value="9.24">
            <text:p>9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262685">
            <text:p>10262685</text:p>
          </table:table-cell>
          <table:table-cell office:value-type="float" office:value="212190318">
            <text:p>212190318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3594440257">
            <text:p>7359444025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9,5 </text:p>
          </table:table-cell>
          <table:table-cell office:value-type="string">
            <text:p>- varasemalt teada prostata hüpe</text:p>
          </table:table-cell>
          <table:table-cell office:value-type="string">
            <text:p>PSA</text:p>
          </table:table-cell>
          <table:table-cell table:style-name="ce1" office:value-type="float" office:value="9.5">
            <text:p>9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18543">
            <text:p>21018543</text:p>
          </table:table-cell>
          <table:table-cell office:value-type="float" office:value="189595572">
            <text:p>189595572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4230">
            <text:p>6730303942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9,7ng/L , kaebusdetakardioloogil PSA 9,7ng/L</text:p>
          </table:table-cell>
          <table:table-cell office:value-type="string">
            <text:p><text:s/>PSA 9,7ng/L</text:p>
          </table:table-cell>
          <table:table-cell office:value-type="string">
            <text:p><text:s/>, kaebusdeta</text:p>
          </table:table-cell>
          <table:table-cell office:value-type="string">
            <text:p><text:s/>PSA</text:p>
          </table:table-cell>
          <table:table-cell table:style-name="ce1" office:value-type="float" office:value="9.7">
            <text:p>9,7</text:p>
          </table:table-cell>
          <table:table-cell table:number-columns-repeated="2" office:value-type="string">
            <text:p>NULL</text:p>
          </table:table-cell>
          <table:table-cell office:value-type="string">
            <text:p>n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43191">
            <text:p>18143191</text:p>
          </table:table-cell>
          <table:table-cell office:value-type="float" office:value="198516684">
            <text:p>198516684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473847857">
            <text:p>914738478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* 19.09.2013 : PSA 9,7 </text:p>
          </table:table-cell>
          <table:table-cell office:value-type="string">
            <text:p><text:s/>PSA 9,7 </text:p>
          </table:table-cell>
          <table:table-cell office:value-type="string">
            <text:p>- saatekiri uroloogile</text:p>
          </table:table-cell>
          <table:table-cell office:value-type="string">
            <text:p><text:s/>PSA</text:p>
          </table:table-cell>
          <table:table-cell table:style-name="ce1" office:value-type="float" office:value="9.7">
            <text:p>9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650540">
            <text:p>9650540</text:p>
          </table:table-cell>
          <table:table-cell office:value-type="float" office:value="206926945">
            <text:p>206926945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892846">
            <text:p>67303389284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0 ng/ml</text:p>
          </table:table-cell>
          <table:table-cell office:value-type="string">
            <text:p><text:s/>, IPSS 12 , jääkuriin 324 ml , </text:p>
          </table:table-cell>
          <table:table-cell office:value-type="string">
            <text:p>PSA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97623">
            <text:p>18997623</text:p>
          </table:table-cell>
          <table:table-cell office:value-type="float" office:value="207526448">
            <text:p>207526448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038511784">
            <text:p>76038511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rvita Nüktuuria 1 x 2013 kevadel PSA 10 </text:p>
          </table:table-cell>
          <table:table-cell office:value-type="string">
            <text:p><text:s/>PSA 10 </text:p>
          </table:table-cell>
          <table:table-cell office:value-type="string">
            <text:p>ja planeeritud Bx , kuid 3 kuu p</text:p>
          </table:table-cell>
          <table:table-cell office:value-type="string">
            <text:p><text:s/>PSA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647420">
            <text:p>13647420</text:p>
          </table:table-cell>
          <table:table-cell office:value-type="float" office:value="186707279">
            <text:p>186707279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4</text:p>
          </table:table-cell>
          <table:table-cell office:value-type="float" office:value="46552796020">
            <text:p>465527960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10 , </text:p>
          </table:table-cell>
          <table:table-cell office:value-type="string">
            <text:p>PSA 10 , </text:p>
          </table:table-cell>
          <table:table-cell office:value-type="string">
            <text:p>suhe 22 %</text:p>
          </table:table-cell>
          <table:table-cell office:value-type="string">
            <text:p>PSA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26467">
            <text:p>7026467</text:p>
          </table:table-cell>
          <table:table-cell office:value-type="float" office:value="122355549">
            <text:p>122355549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34034116614">
            <text:p>3403411661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10.080 ( &lt;4.100 µg/L )</text:p>
          </table:table-cell>
          <table:table-cell/>
          <table:table-cell office:value-type="string">
            <text:p>S , P-PSA</text:p>
          </table:table-cell>
          <table:table-cell table:style-name="ce1" office:value-type="float" office:value="10.08">
            <text:p>10,0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818251">
            <text:p>13818251</text:p>
          </table:table-cell>
          <table:table-cell office:value-type="float" office:value="176099318">
            <text:p>176099318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673030372492">
            <text:p>6730303724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10,2 </text:p>
          </table:table-cell>
          <table:table-cell office:value-type="string">
            <text:p>PSA 10,2 </text:p>
          </table:table-cell>
          <table:table-cell office:value-type="string">
            <text:p>, veebruaris oli&gt; 16 .</text:p>
          </table:table-cell>
          <table:table-cell office:value-type="string">
            <text:p>PSA</text:p>
          </table:table-cell>
          <table:table-cell table:style-name="ce1" office:value-type="float" office:value="10.2">
            <text:p>10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99021">
            <text:p>8599021</text:p>
          </table:table-cell>
          <table:table-cell office:value-type="float" office:value="135257047">
            <text:p>135257047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47786353304">
            <text:p>4778635330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10.340 ( &lt;4.400 µg/L )</text:p>
          </table:table-cell>
          <table:table-cell/>
          <table:table-cell office:value-type="string">
            <text:p>S , P-PSA</text:p>
          </table:table-cell>
          <table:table-cell office:value-type="float" office:value="10.34">
            <text:p>10,34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190553">
            <text:p>9190553</text:p>
          </table:table-cell>
          <table:table-cell office:value-type="float" office:value="200622790">
            <text:p>20062279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015278023">
            <text:p>9301527802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CRV 87 , PSA 10,53 </text:p>
          </table:table-cell>
          <table:table-cell office:value-type="string">
            <text:p><text:s/>PSA 10,53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10.53">
            <text:p>10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654847">
            <text:p>21654847</text:p>
          </table:table-cell>
          <table:table-cell office:value-type="float" office:value="184389276">
            <text:p>184389276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73037515803">
            <text:p>6730375158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10,65 </text:p>
          </table:table-cell>
          <table:table-cell office:value-type="string">
            <text:p>PSA 10,65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10.65">
            <text:p>10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49960">
            <text:p>24249960</text:p>
          </table:table-cell>
          <table:table-cell office:value-type="float" office:value="176272748">
            <text:p>176272748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30320156006">
            <text:p>303201560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- 10.9 </text:p>
          </table:table-cell>
          <table:table-cell office:value-type="string">
            <text:p>PSA - 10.9 </text:p>
          </table:table-cell>
          <table:table-cell office:value-type="string">
            <text:p>. 2009a-l enne PB-t SPSA oli 7,9</text:p>
          </table:table-cell>
          <table:table-cell office:value-type="string">
            <text:p>PSA</text:p>
          </table:table-cell>
          <table:table-cell table:style-name="ce1" office:value-type="float" office:value="10.9">
            <text:p>10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79978">
            <text:p>21379978</text:p>
          </table:table-cell>
          <table:table-cell office:value-type="float" office:value="202714464">
            <text:p>202714464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756198387">
            <text:p>26756198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Lähte PSA 11ng/ml</text:p>
          </table:table-cell>
          <table:table-cell office:value-type="string">
            <text:p><text:s/>PSA 11ng/ml</text:p>
          </table:table-cell>
          <table:table-cell office:value-type="string">
            <text:p>Eesnäärme biopsiatel Gleason 3+2</text:p>
          </table:table-cell>
          <table:table-cell office:value-type="string">
            <text:p><text:s/>PSA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9802">
            <text:p>1989802</text:p>
          </table:table-cell>
          <table:table-cell office:value-type="float" office:value="128585068">
            <text:p>128585068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008683067">
            <text:p>100086830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* 04.01.201218 : 10 : 20 : PSA 11.13 ng/mL</text:p>
          </table:table-cell>
          <table:table-cell office:value-type="string">
            <text:p><text:s/>PSA 11.13 ng/mL</text:p>
          </table:table-cell>
          <table:table-cell/>
          <table:table-cell office:value-type="string">
            <text:p><text:s/>PSA</text:p>
          </table:table-cell>
          <table:table-cell office:value-type="float" office:value="11.13">
            <text:p>11,1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65949">
            <text:p>19965949</text:p>
          </table:table-cell>
          <table:table-cell office:value-type="float" office:value="183234489">
            <text:p>183234489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980022209">
            <text:p>689800222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12.2011 teostatud op : castratio PSA oli 11,2 ng/ml</text:p>
          </table:table-cell>
          <table:table-cell office:value-type="string">
            <text:p><text:s/>PSA oli 11,2 ng/ml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11.2">
            <text:p>11,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42458">
            <text:p>6342458</text:p>
          </table:table-cell>
          <table:table-cell office:value-type="float" office:value="130873710">
            <text:p>130873710</text:p>
          </table:table-cell>
          <table:table-cell office:value-type="string">
            <text:p>2012-08-01</text:p>
          </table:table-cell>
          <table:table-cell office:value-type="string">
            <text:p>S</text:p>
          </table:table-cell>
          <table:table-cell office:value-type="string">
            <text:p>2012-07-10</text:p>
          </table:table-cell>
          <table:table-cell office:value-type="float" office:value="88503540954">
            <text:p>8850354095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näärme pahaloomulist kasvajat ( PSA 11,5 ng/l</text:p>
          </table:table-cell>
          <table:table-cell office:value-type="string">
            <text:p><text:s/>PSA 11,5 ng/l</text:p>
          </table:table-cell>
          <table:table-cell office:value-type="string">
            <text:p><text:s/>)</text:p>
          </table:table-cell>
          <table:table-cell office:value-type="string">
            <text:p><text:s/>PSA</text:p>
          </table:table-cell>
          <table:table-cell table:style-name="ce1" office:value-type="float" office:value="11.5">
            <text:p>11,5</text:p>
          </table:table-cell>
          <table:table-cell table:number-columns-repeated="2" office:value-type="string">
            <text:p>NULL</text:p>
          </table:table-cell>
          <table:table-cell office:value-type="string">
            <text:p>n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129394">
            <text:p>16129394</text:p>
          </table:table-cell>
          <table:table-cell office:value-type="float" office:value="191446473">
            <text:p>191446473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office:value-type="string">
            <text:p>2013-08-07</text:p>
          </table:table-cell>
          <table:table-cell office:value-type="float" office:value="673042772968">
            <text:p>6730427729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eiuna prostata adenokartsinoom , PSA oli 12 ng/ml</text:p>
          </table:table-cell>
          <table:table-cell office:value-type="string">
            <text:p><text:s/>PSA oli 12 ng/ml</text:p>
          </table:table-cell>
          <table:table-cell office:value-type="string">
            <text:p><text:s/>, 2011 aPSA 2.370</text:p>
          </table:table-cell>
          <table:table-cell office:value-type="string">
            <text:p><text:s/>PSA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28497">
            <text:p>1428497</text:p>
          </table:table-cell>
          <table:table-cell office:value-type="float" office:value="134348566">
            <text:p>134348566</text:p>
          </table:table-cell>
          <table:table-cell office:value-type="string">
            <text:p>2012-08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8030060651">
            <text:p>78030060651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raegu prostata adenoom , PSA &gt; 12 </text:p>
          </table:table-cell>
          <table:table-cell office:value-type="string">
            <text:p><text:s/>PSA &gt; 12 </text:p>
          </table:table-cell>
          <table:table-cell office:value-type="string">
            <text:p>Kirjeldus : KLIINILINE LEID</text:p>
          </table:table-cell>
          <table:table-cell office:value-type="string">
            <text:p><text:s/>PSA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047623">
            <text:p>6047623</text:p>
          </table:table-cell>
          <table:table-cell office:value-type="float" office:value="146630207">
            <text:p>146630207</text:p>
          </table:table-cell>
          <table:table-cell office:value-type="string">
            <text:p>2012-11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5025847389">
            <text:p>550258473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table:number-columns-repeated="2" office:value-type="string">
            <text:p>PSA oli 12,2 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12.2">
            <text:p>12,2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58025">
            <text:p>4658025</text:p>
          </table:table-cell>
          <table:table-cell office:value-type="float" office:value="84646796">
            <text:p>84646796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92829992805">
            <text:p>928299928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uunatud perearsti poolt , kuna PSA 12,43 ng/ml</text:p>
          </table:table-cell>
          <table:table-cell office:value-type="string">
            <text:p><text:s/>PSA 12,43 ng/ml</text:p>
          </table:table-cell>
          <table:table-cell/>
          <table:table-cell office:value-type="string">
            <text:p><text:s/>PSA</text:p>
          </table:table-cell>
          <table:table-cell office:value-type="float" office:value="12.43">
            <text:p>12,4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876864">
            <text:p>9876864</text:p>
          </table:table-cell>
          <table:table-cell office:value-type="float" office:value="194942527">
            <text:p>194942527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9339415783">
            <text:p>5933941578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rti 6 kuud , selle foonil uuesti PSA 13 ng/mL</text:p>
          </table:table-cell>
          <table:table-cell office:value-type="string">
            <text:p><text:s/>PSA 13 ng/mL</text:p>
          </table:table-cell>
          <table:table-cell office:value-type="string">
            <text:p><text:s/>Biopteeritud uuesti - histoloog</text:p>
          </table:table-cell>
          <table:table-cell office:value-type="string">
            <text:p><text:s/>PSA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62347">
            <text:p>19462347</text:p>
          </table:table-cell>
          <table:table-cell office:value-type="float" office:value="218881960">
            <text:p>218881960</text:p>
          </table:table-cell>
          <table:table-cell office:value-type="string">
            <text:p>2013-12-28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673034614749">
            <text:p>673034614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1.11.201314 : 36 : PSA 13.38 </text:p>
          </table:table-cell>
          <table:table-cell office:value-type="string">
            <text:p><text:s/>PSA 13.38 </text:p>
          </table:table-cell>
          <table:table-cell office:value-type="string">
            <text:p>ug/l [ norm .. - 2.80 ]</text:p>
          </table:table-cell>
          <table:table-cell office:value-type="string">
            <text:p><text:s/>PSA</text:p>
          </table:table-cell>
          <table:table-cell office:value-type="float" office:value="13.38">
            <text:p>13,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166807793">
            <text:p>166807793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44082484">
            <text:p>6730440824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roststiiti , aug 2012 perearstil PSA 13,57ng/L</text:p>
          </table:table-cell>
          <table:table-cell office:value-type="string">
            <text:p><text:s/>PSA 13,57ng/L</text:p>
          </table:table-cell>
          <table:table-cell office:value-type="string">
            <text:p><text:s/>, tehtud eesnäärme biopsia paha</text:p>
          </table:table-cell>
          <table:table-cell office:value-type="string">
            <text:p><text:s/>PSA</text:p>
          </table:table-cell>
          <table:table-cell office:value-type="float" office:value="13.57">
            <text:p>13,57</text:p>
          </table:table-cell>
          <table:table-cell table:number-columns-repeated="2" office:value-type="string">
            <text:p>NULL</text:p>
          </table:table-cell>
          <table:table-cell office:value-type="string">
            <text:p>n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83196">
            <text:p>2583196</text:p>
          </table:table-cell>
          <table:table-cell office:value-type="float" office:value="137940459">
            <text:p>137940459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050883253">
            <text:p>710508832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* 28.06.2012 : PSA 13,74 </text:p>
          </table:table-cell>
          <table:table-cell office:value-type="string">
            <text:p><text:s/>PSA 13,74 </text:p>
          </table:table-cell>
          <table:table-cell office:value-type="string">
            <text:p>Kreatiniin 810,7 , uurea 28,02 U</text:p>
          </table:table-cell>
          <table:table-cell office:value-type="string">
            <text:p><text:s/>PSA</text:p>
          </table:table-cell>
          <table:table-cell office:value-type="float" office:value="13.74">
            <text:p>13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175798">
            <text:p>21175798</text:p>
          </table:table-cell>
          <table:table-cell office:value-type="float" office:value="165301481">
            <text:p>165301481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422996093">
            <text:p>104229960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tu Läänemaa haiglas , juhuleiuna PSA 14ng/mL</text:p>
          </table:table-cell>
          <table:table-cell office:value-type="string">
            <text:p><text:s/>PSA 14ng/mL</text:p>
          </table:table-cell>
          <table:table-cell office:value-type="string">
            <text:p><text:s/>TRUS 38cc , DRE selgepiiriline </text:p>
          </table:table-cell>
          <table:table-cell office:value-type="string">
            <text:p><text:s/>PSA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914787">
            <text:p>8914787</text:p>
          </table:table-cell>
          <table:table-cell office:value-type="float" office:value="162807681">
            <text:p>162807681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187659349">
            <text:p>2918765934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office:value-type="string">
            <text:p>Põhjendus : Psa 14</text:p>
          </table:table-cell>
          <table:table-cell office:value-type="string">
            <text:p>Psa 14</text:p>
          </table:table-cell>
          <table:table-cell/>
          <table:table-cell office:value-type="string">
            <text:p>Psa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44778">
            <text:p>1844778</text:p>
          </table:table-cell>
          <table:table-cell office:value-type="float" office:value="127119386">
            <text:p>127119386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010916548">
            <text:p>200109165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kut ja MTS-e ei näe Nüüd 3 kuuga PSA 14 </text:p>
          </table:table-cell>
          <table:table-cell office:value-type="string">
            <text:p><text:s/>PSA 14 </text:p>
          </table:table-cell>
          <table:table-cell office:value-type="string">
            <text:p>-24 ng/ml , Keemiaravi arstidega</text:p>
          </table:table-cell>
          <table:table-cell office:value-type="string">
            <text:p><text:s/>PSA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56809">
            <text:p>22056809</text:p>
          </table:table-cell>
          <table:table-cell office:value-type="float" office:value="176592056">
            <text:p>176592056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95744398735">
            <text:p>957443987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- 14,3 </text:p>
          </table:table-cell>
          <table:table-cell office:value-type="string">
            <text:p>PSA - 14,3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table:style-name="ce1" office:value-type="float" office:value="14.3">
            <text:p>1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79897">
            <text:p>23579897</text:p>
          </table:table-cell>
          <table:table-cell office:value-type="float" office:value="180953774">
            <text:p>180953774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63693381393">
            <text:p>636933813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5 ng/ml</text:p>
          </table:table-cell>
          <table:table-cell office:value-type="string">
            <text:p><text:s/>, biopsiast Gleason 3+3 .</text:p>
          </table:table-cell>
          <table:table-cell office:value-type="string">
            <text:p>PS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748090">
            <text:p>23748090</text:p>
          </table:table-cell>
          <table:table-cell office:value-type="float" office:value="190676937">
            <text:p>190676937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office:value-type="string">
            <text:p>2013-08-01</text:p>
          </table:table-cell>
          <table:table-cell office:value-type="float" office:value="39212475033">
            <text:p>392124750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Nüüd PSA 15 .</text:p>
          </table:table-cell>
          <table:table-cell office:value-type="string">
            <text:p><text:s/>PSA 15 .</text:p>
          </table:table-cell>
          <table:table-cell/>
          <table:table-cell office:value-type="string">
            <text:p><text:s/>PSA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819">
            <text:p>231819</text:p>
          </table:table-cell>
          <table:table-cell office:value-type="float" office:value="83841554">
            <text:p>83841554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158044602">
            <text:p>7115804460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kendatud urineerimise tõttu kuna PSA 15,15 </text:p>
          </table:table-cell>
          <table:table-cell office:value-type="string">
            <text:p><text:s/>PSA 15,15 </text:p>
          </table:table-cell>
          <table:table-cell office:value-type="string">
            <text:p>, siis näidustatud biopsia prost</text:p>
          </table:table-cell>
          <table:table-cell office:value-type="string">
            <text:p><text:s/>PSA</text:p>
          </table:table-cell>
          <table:table-cell office:value-type="float" office:value="15.15">
            <text:p>15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848886">
            <text:p>21848886</text:p>
          </table:table-cell>
          <table:table-cell office:value-type="float" office:value="216553052">
            <text:p>216553052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72640789474">
            <text:p>726407894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se tsüst ? muu ? Aprillis 2013 SPSA oli 17</text:p>
          </table:table-cell>
          <table:table-cell office:value-type="string">
            <text:p>PSA oli 17</text:p>
          </table:table-cell>
          <table:table-cell office:value-type="string">
            <text:p><text:s/>, tehtud PB - n40 , n41.1 , aga</text:p>
          </table:table-cell>
          <table:table-cell office:value-type="string">
            <text:p>PSA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97422">
            <text:p>9497422</text:p>
          </table:table-cell>
          <table:table-cell office:value-type="float" office:value="155606804">
            <text:p>155606804</text:p>
          </table:table-cell>
          <table:table-cell office:value-type="string">
            <text:p>2013-01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619617649">
            <text:p>3361961764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0 Gl 8p Uuritud ambulatoorselt , PSA -17,08 ng/ml</text:p>
          </table:table-cell>
          <table:table-cell office:value-type="string">
            <text:p><text:s/>PSA -17,08 ng/ml</text:p>
          </table:table-cell>
          <table:table-cell office:value-type="string">
            <text:p><text:s/>Urineerimine vähe sagenenud , ö</text:p>
          </table:table-cell>
          <table:table-cell office:value-type="string">
            <text:p><text:s/>PSA</text:p>
          </table:table-cell>
          <table:table-cell table:style-name="ce1" office:value-type="float" office:value="17.08">
            <text:p>17,0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58292">
            <text:p>18858292</text:p>
          </table:table-cell>
          <table:table-cell office:value-type="float" office:value="177974394">
            <text:p>177974394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29483993951">
            <text:p>294839939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3.05.201317 : 02 : PSA 17.84 </text:p>
          </table:table-cell>
          <table:table-cell office:value-type="string">
            <text:p><text:s/>PSA 17.84 </text:p>
          </table:table-cell>
          <table:table-cell office:value-type="string">
            <text:p>ug/l</text:p>
          </table:table-cell>
          <table:table-cell office:value-type="string">
            <text:p><text:s/>PSA</text:p>
          </table:table-cell>
          <table:table-cell office:value-type="float" office:value="17.84">
            <text:p>17,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22955">
            <text:p>10122955</text:p>
          </table:table-cell>
          <table:table-cell office:value-type="float" office:value="210960142">
            <text:p>210960142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office:value-type="string">
            <text:p>2013-03-28</text:p>
          </table:table-cell>
          <table:table-cell office:value-type="float" office:value="88150070088">
            <text:p>881500700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28.03.2013 PSA 17.9 </text:p>
          </table:table-cell>
          <table:table-cell office:value-type="string">
            <text:p><text:s/>PSA 17.9 </text:p>
          </table:table-cell>
          <table:table-cell office:value-type="string">
            <text:p>NG/ML</text:p>
          </table:table-cell>
          <table:table-cell office:value-type="string">
            <text:p><text:s/>PSA</text:p>
          </table:table-cell>
          <table:table-cell table:style-name="ce1" office:value-type="float" office:value="17.9">
            <text:p>17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35319">
            <text:p>20935319</text:p>
          </table:table-cell>
          <table:table-cell office:value-type="float" office:value="210282690">
            <text:p>210282690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571152889">
            <text:p>285711528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8ng/ml</text:p>
          </table:table-cell>
          <table:table-cell/>
          <table:table-cell office:value-type="string">
            <text:p>PSA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551054">
            <text:p>20551054</text:p>
          </table:table-cell>
          <table:table-cell office:value-type="float" office:value="165297641">
            <text:p>165297641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173244683">
            <text:p>211732446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8ng/ml</text:p>
          </table:table-cell>
          <table:table-cell/>
          <table:table-cell office:value-type="string">
            <text:p>PSA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636115">
            <text:p>9636115</text:p>
          </table:table-cell>
          <table:table-cell office:value-type="float" office:value="179913042">
            <text:p>179913042</text:p>
          </table:table-cell>
          <table:table-cell office:value-type="string">
            <text:p>2013-05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051187">
            <text:p>6730460511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noktuuria , perearstilokt 2012 iPSA 18,38 </text:p>
          </table:table-cell>
          <table:table-cell office:value-type="string">
            <text:p>PSA 18,38 </text:p>
          </table:table-cell>
          <table:table-cell office:value-type="string">
            <text:p>.</text:p>
          </table:table-cell>
          <table:table-cell office:value-type="string">
            <text:p>PSA</text:p>
          </table:table-cell>
          <table:table-cell office:value-type="float" office:value="18.38">
            <text:p>18,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2010">
            <text:p>2010</text:p>
          </table:table-cell>
          <table:table-cell table:number-columns-repeated="5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749176">
            <text:p>20749176</text:p>
          </table:table-cell>
          <table:table-cell office:value-type="float" office:value="206371461">
            <text:p>206371461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383896034">
            <text:p>763838960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<text:s/>PERHis eesnäärme kartsinoom ( iPSA 20,43 ng/ml</text:p>
          </table:table-cell>
          <table:table-cell office:value-type="string">
            <text:p>PSA 20,43 ng/ml</text:p>
          </table:table-cell>
          <table:table-cell office:value-type="string">
            <text:p><text:s/>, Gleason 3+4 , Bx 3/12 )</text:p>
          </table:table-cell>
          <table:table-cell office:value-type="string">
            <text:p>PSA</text:p>
          </table:table-cell>
          <table:table-cell office:value-type="float" office:value="20.43">
            <text:p>20,4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97096">
            <text:p>597096</text:p>
          </table:table-cell>
          <table:table-cell office:value-type="float" office:value="145794583">
            <text:p>145794583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0-20</text:p>
          </table:table-cell>
          <table:table-cell office:value-type="float" office:value="88740431265">
            <text:p>8874043126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20.700 ( &lt;4.100 µg/L )</text:p>
          </table:table-cell>
          <table:table-cell/>
          <table:table-cell office:value-type="string">
            <text:p>S , P-PSA</text:p>
          </table:table-cell>
          <table:table-cell table:style-name="ce1" office:value-type="float" office:value="20.7">
            <text:p>20,7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971947">
            <text:p>9971947</text:p>
          </table:table-cell>
          <table:table-cell office:value-type="float" office:value="200563860">
            <text:p>200563860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4611214482">
            <text:p>646112144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Viimasel visiidil PSA 21 , </text:p>
          </table:table-cell>
          <table:table-cell office:value-type="string">
            <text:p><text:s/>PSA 21 , </text:p>
          </table:table-cell>
          <table:table-cell office:value-type="string">
            <text:p>testosteroon madal</text:p>
          </table:table-cell>
          <table:table-cell office:value-type="string">
            <text:p><text:s/>PSA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871396">
            <text:p>8871396</text:p>
          </table:table-cell>
          <table:table-cell office:value-type="float" office:value="181193706">
            <text:p>181193706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714640">
            <text:p>67304171464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office:value-type="string">
            <text:p>Põhjendus : psa 21</text:p>
          </table:table-cell>
          <table:table-cell office:value-type="string">
            <text:p>psa 21</text:p>
          </table:table-cell>
          <table:table-cell/>
          <table:table-cell office:value-type="string">
            <text:p>psa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60163">
            <text:p>22660163</text:p>
          </table:table-cell>
          <table:table-cell office:value-type="float" office:value="180737961">
            <text:p>180737961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673030319370">
            <text:p>6730303193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es kuni 1,5*1,2sm suurused l/s SPSA 21,31 </text:p>
          </table:table-cell>
          <table:table-cell office:value-type="string">
            <text:p>PSA 21,31 </text:p>
          </table:table-cell>
          <table:table-cell office:value-type="string">
            <text:p>, FPSA 1,53 , Suhe 7,41 %</text:p>
          </table:table-cell>
          <table:table-cell office:value-type="string">
            <text:p>PSA</text:p>
          </table:table-cell>
          <table:table-cell office:value-type="float" office:value="21.31">
            <text:p>21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294987">
            <text:p>6294987</text:p>
          </table:table-cell>
          <table:table-cell office:value-type="float" office:value="123386875">
            <text:p>123386875</text:p>
          </table:table-cell>
          <table:table-cell office:value-type="string">
            <text:p>2012-05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631813024">
            <text:p>6163181302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Diagnoos ambulatoorselt : PSA 22 , </text:p>
          </table:table-cell>
          <table:table-cell office:value-type="string">
            <text:p><text:s/>PSA 22 , </text:p>
          </table:table-cell>
          <table:table-cell office:value-type="string">
            <text:p>biopsia 28.02.12 - Gleaso3+3==6 </text:p>
          </table:table-cell>
          <table:table-cell office:value-type="string">
            <text:p><text:s/>PSA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389912">
            <text:p>13389912</text:p>
          </table:table-cell>
          <table:table-cell office:value-type="float" office:value="174286609">
            <text:p>174286609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027198641">
            <text:p>900271986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* 19.04.2013 PSA 22.04</text:p>
          </table:table-cell>
          <table:table-cell office:value-type="string">
            <text:p><text:s/>PSA 22.04</text:p>
          </table:table-cell>
          <table:table-cell/>
          <table:table-cell office:value-type="string">
            <text:p><text:s/>PSA</text:p>
          </table:table-cell>
          <table:table-cell table:style-name="ce1" office:value-type="float" office:value="22.04">
            <text:p>22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54142">
            <text:p>14354142</text:p>
          </table:table-cell>
          <table:table-cell office:value-type="float" office:value="211027958">
            <text:p>211027958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228117925">
            <text:p>342281179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Mai 2013 PSA 22,4 </text:p>
          </table:table-cell>
          <table:table-cell office:value-type="string">
            <text:p><text:s/>PSA 22,4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table:style-name="ce1" office:value-type="float" office:value="22.4">
            <text:p>22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763117">
            <text:p>3763117</text:p>
          </table:table-cell>
          <table:table-cell office:value-type="float" office:value="136966592">
            <text:p>136966592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532522373">
            <text:p>645325223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3 .</text:p>
          </table:table-cell>
          <table:table-cell/>
          <table:table-cell office:value-type="string">
            <text:p>PSA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989482">
            <text:p>9989482</text:p>
          </table:table-cell>
          <table:table-cell office:value-type="float" office:value="161951614">
            <text:p>161951614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office:value-type="string">
            <text:p>2013-02-01</text:p>
          </table:table-cell>
          <table:table-cell office:value-type="float" office:value="10112142696">
            <text:p>1011214269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rtemagnyl 150mg x 1 . 31.12.2012 PSA 23,5 </text:p>
          </table:table-cell>
          <table:table-cell office:value-type="string">
            <text:p><text:s/>PSA 23,5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table:style-name="ce1" office:value-type="float" office:value="23.5">
            <text:p>2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479830">
            <text:p>8479830</text:p>
          </table:table-cell>
          <table:table-cell office:value-type="float" office:value="151430632">
            <text:p>151430632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202667148">
            <text:p>692026671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JU 200 , PR N-s , PSA 24 </text:p>
          </table:table-cell>
          <table:table-cell office:value-type="string">
            <text:p><text:s/>PSA 24 </text:p>
          </table:table-cell>
          <table:table-cell office:value-type="string">
            <text:p>ng ,</text:p>
          </table:table-cell>
          <table:table-cell office:value-type="string">
            <text:p><text:s/>PSA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89221">
            <text:p>1289221</text:p>
          </table:table-cell>
          <table:table-cell office:value-type="float" office:value="95484554">
            <text:p>95484554</text:p>
          </table:table-cell>
          <table:table-cell office:value-type="string">
            <text:p>2012-05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2545037382">
            <text:p>2254503738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v põletik+onkomarkerit tõusnud / PSA-24 </text:p>
          </table:table-cell>
          <table:table-cell office:value-type="string">
            <text:p><text:s/>PSA-24 </text:p>
          </table:table-cell>
          <table:table-cell office:value-type="string">
            <text:p>/</text:p>
          </table:table-cell>
          <table:table-cell office:value-type="string">
            <text:p><text:s/>PSA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159674">
            <text:p>13159674</text:p>
          </table:table-cell>
          <table:table-cell office:value-type="float" office:value="161136320">
            <text:p>161136320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302071707">
            <text:p>353020717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4 ng/ml ( ilma hormoonita ) , iPSA 24,7ng/ml</text:p>
          </table:table-cell>
          <table:table-cell office:value-type="string">
            <text:p>PSA 24,7ng/ml</text:p>
          </table:table-cell>
          <table:table-cell/>
          <table:table-cell office:value-type="string">
            <text:p>PSA</text:p>
          </table:table-cell>
          <table:table-cell table:style-name="ce1" office:value-type="float" office:value="24.7">
            <text:p>24,7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209545">
            <text:p>15209545</text:p>
          </table:table-cell>
          <table:table-cell office:value-type="float" office:value="163479673">
            <text:p>163479673</text:p>
          </table:table-cell>
          <table:table-cell office:value-type="string">
            <text:p>2013-02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086952661">
            <text:p>5308695266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([0-9]+([ ,.]+[0-9]{3})|[0-9]{2}))</text:p>
          </table:table-cell>
          <table:table-cell office:value-type="string">
            <text:p>NULL</text:p>
          </table:table-cell>
          <table:table-cell office:value-type="string">
            <text:p>Põhjendus : psa 25</text:p>
          </table:table-cell>
          <table:table-cell office:value-type="string">
            <text:p>psa 25</text:p>
          </table:table-cell>
          <table:table-cell/>
          <table:table-cell office:value-type="string">
            <text:p>psa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891734">
            <text:p>22891734</text:p>
          </table:table-cell>
          <table:table-cell office:value-type="float" office:value="181299191">
            <text:p>181299191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19355845991">
            <text:p>193558459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PSA &gt; 25 </text:p>
          </table:table-cell>
          <table:table-cell office:value-type="string">
            <text:p>PSA &gt; 25 </text:p>
          </table:table-cell>
          <table:table-cell office:value-type="string">
            <text:p>umbes 6-7aastat</text:p>
          </table:table-cell>
          <table:table-cell office:value-type="string">
            <text:p>PSA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12284">
            <text:p>21412284</text:p>
          </table:table-cell>
          <table:table-cell office:value-type="float" office:value="179389517">
            <text:p>179389517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5419589">
            <text:p>6730454195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AD adenocartinoma NAS gs 6 lähtepsa 26 </text:p>
          </table:table-cell>
          <table:table-cell office:value-type="string">
            <text:p>psa 26 </text:p>
          </table:table-cell>
          <table:table-cell office:value-type="string">
            <text:p>vajalik MRT .-teeb 5.6.13 luude </text:p>
          </table:table-cell>
          <table:table-cell office:value-type="string">
            <text:p>psa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14579">
            <text:p>19714579</text:p>
          </table:table-cell>
          <table:table-cell office:value-type="float" office:value="199728547">
            <text:p>199728547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944690845">
            <text:p>259446908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7 .</text:p>
          </table:table-cell>
          <table:table-cell/>
          <table:table-cell office:value-type="string">
            <text:p>PSA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4573">
            <text:p>434573</text:p>
          </table:table-cell>
          <table:table-cell office:value-type="float" office:value="81626592">
            <text:p>81626592</text:p>
          </table:table-cell>
          <table:table-cell office:value-type="string">
            <text:p>2012-01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8305193212">
            <text:p>283051932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28.350 ( &lt;2.000 µg/L )</text:p>
          </table:table-cell>
          <table:table-cell/>
          <table:table-cell office:value-type="string">
            <text:p>S , P-PSA</text:p>
          </table:table-cell>
          <table:table-cell office:value-type="float" office:value="28.35">
            <text:p>28,35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243994">
            <text:p>15243994</text:p>
          </table:table-cell>
          <table:table-cell office:value-type="float" office:value="216675804">
            <text:p>216675804</text:p>
          </table:table-cell>
          <table:table-cell office:value-type="string">
            <text:p>2013-12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3990885179">
            <text:p>7399088517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 : 6A , prostata hüpertroofia , PSA 28,81</text:p>
          </table:table-cell>
          <table:table-cell office:value-type="string">
            <text:p><text:s/>PSA 28,81</text:p>
          </table:table-cell>
          <table:table-cell/>
          <table:table-cell office:value-type="string">
            <text:p><text:s/>PSA</text:p>
          </table:table-cell>
          <table:table-cell office:value-type="float" office:value="28.81">
            <text:p>28,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544138">
            <text:p>15544138</text:p>
          </table:table-cell>
          <table:table-cell office:value-type="float" office:value="191085758">
            <text:p>191085758</text:p>
          </table:table-cell>
          <table:table-cell office:value-type="string">
            <text:p>2013-08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160122">
            <text:p>673036160122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nev jämenõelabiopsia Põhjendus : PSA 35 </text:p>
          </table:table-cell>
          <table:table-cell office:value-type="string">
            <text:p><text:s/>PSA 35 </text:p>
          </table:table-cell>
          <table:table-cell office:value-type="string">
            <text:p>Kirjeldus : ZXD10</text:p>
          </table:table-cell>
          <table:table-cell office:value-type="string">
            <text:p><text:s/>PSA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2865">
            <text:p>2352865</text:p>
          </table:table-cell>
          <table:table-cell office:value-type="float" office:value="84160095">
            <text:p>84160095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31673216682">
            <text:p>316732166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7ng\ml</text:p>
          </table:table-cell>
          <table:table-cell office:value-type="string">
            <text:p><text:s/>histoloogiliselt Gleason 3+5=8 </text:p>
          </table:table-cell>
          <table:table-cell office:value-type="string">
            <text:p>PSA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ng\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55464">
            <text:p>24655464</text:p>
          </table:table-cell>
          <table:table-cell office:value-type="float" office:value="163449882">
            <text:p>163449882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1-10-26</text:p>
          </table:table-cell>
          <table:table-cell office:value-type="float" office:value="64494842644">
            <text:p>644948426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office:value-type="string">
            <text:p>VASTUSED : S , P-PSA 38.020 ( &lt;3.100 µg/L )</text:p>
          </table:table-cell>
          <table:table-cell office:value-type="string">
            <text:p>S , P-PSA 38.020 ( &lt;3.100 µg/L )</text:p>
          </table:table-cell>
          <table:table-cell/>
          <table:table-cell office:value-type="string">
            <text:p>S , P-PSA</text:p>
          </table:table-cell>
          <table:table-cell office:value-type="float" office:value="38.02">
            <text:p>38,02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206271">
            <text:p>9206271</text:p>
          </table:table-cell>
          <table:table-cell office:value-type="float" office:value="170072156">
            <text:p>170072156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6788434">
            <text:p>67303678843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Prostatitis chr ? 13,9 - PSA 44,25 ng/ml</text:p>
          </table:table-cell>
          <table:table-cell office:value-type="string">
            <text:p><text:s/>PSA 44,25 ng/ml</text:p>
          </table:table-cell>
          <table:table-cell/>
          <table:table-cell office:value-type="string">
            <text:p><text:s/>PSA</text:p>
          </table:table-cell>
          <table:table-cell office:value-type="float" office:value="44.25">
            <text:p>44,25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009826">
            <text:p>6009826</text:p>
          </table:table-cell>
          <table:table-cell office:value-type="float" office:value="79227801">
            <text:p>79227801</text:p>
          </table:table-cell>
          <table:table-cell office:value-type="string">
            <text:p>2012-01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4930436066">
            <text:p>9493043606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1.12.11 PSA 57,510 </text:p>
          </table:table-cell>
          <table:table-cell office:value-type="string">
            <text:p><text:s/>PSA 57,510 </text:p>
          </table:table-cell>
          <table:table-cell office:value-type="string">
            <text:p>.</text:p>
          </table:table-cell>
          <table:table-cell office:value-type="string">
            <text:p><text:s/>PSA</text:p>
          </table:table-cell>
          <table:table-cell office:value-type="float" office:value="57.51">
            <text:p>57,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016710">
            <text:p>10016710</text:p>
          </table:table-cell>
          <table:table-cell office:value-type="float" office:value="162526201">
            <text:p>162526201</text:p>
          </table:table-cell>
          <table:table-cell office:value-type="string">
            <text:p>2013-02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099694627">
            <text:p>5309969462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Testosteroon 0,7 , PSA 77 .</text:p>
          </table:table-cell>
          <table:table-cell office:value-type="string">
            <text:p><text:s/>PSA 77 .</text:p>
          </table:table-cell>
          <table:table-cell/>
          <table:table-cell office:value-type="string">
            <text:p><text:s/>PSA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42378">
            <text:p>6142378</text:p>
          </table:table-cell>
          <table:table-cell office:value-type="float" office:value="92294569">
            <text:p>92294569</text:p>
          </table:table-cell>
          <table:table-cell office:value-type="string">
            <text:p>2012-03-09</text:p>
          </table:table-cell>
          <table:table-cell office:value-type="string">
            <text:p>S</text:p>
          </table:table-cell>
          <table:table-cell office:value-type="string">
            <text:p>2012-03-06</text:p>
          </table:table-cell>
          <table:table-cell office:value-type="float" office:value="22679156649">
            <text:p>2267915664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78,8 ng/ml</text:p>
          </table:table-cell>
          <table:table-cell/>
          <table:table-cell office:value-type="string">
            <text:p>PSA</text:p>
          </table:table-cell>
          <table:table-cell office:value-type="float" office:value="78.8">
            <text:p>78,8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638959">
            <text:p>9638959</text:p>
          </table:table-cell>
          <table:table-cell office:value-type="float" office:value="186625754">
            <text:p>186625754</text:p>
          </table:table-cell>
          <table:table-cell office:value-type="string">
            <text:p>2013-07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065338">
            <text:p>6730330653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on|oli)\s*(?P&lt;value&gt;([0-9])+(\s?[,.]\s?[0-9]+)?)(\s*(?P&lt;unit&gt;(ng/mL|ng/L|mk(ro)?g/[Ll]|ng/\s*ml|ng7ml|mg/ml|ng\\ml|ng/l|ug/L|ngIml|µg/L|mcg/L|ng/mg)))?</text:p>
          </table:table-cell>
          <table:table-cell office:value-type="string">
            <text:p>NULL</text:p>
          </table:table-cell>
          <table:table-cell office:value-type="string">
            <text:p>Korduv PSA oli 89ng/ml</text:p>
          </table:table-cell>
          <table:table-cell office:value-type="string">
            <text:p><text:s/>PSA oli 89ng/ml</text:p>
          </table:table-cell>
          <table:table-cell/>
          <table:table-cell office:value-type="string">
            <text:p><text:s/>PSA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560767">
            <text:p>20560767</text:p>
          </table:table-cell>
          <table:table-cell office:value-type="float" office:value="198840659">
            <text:p>198840659</text:p>
          </table:table-cell>
          <table:table-cell office:value-type="string">
            <text:p>2013-09-21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14697498421">
            <text:p>146974984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97ng/ml</text:p>
          </table:table-cell>
          <table:table-cell/>
          <table:table-cell office:value-type="string">
            <text:p>PSA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930098">
            <text:p>12930098</text:p>
          </table:table-cell>
          <table:table-cell office:value-type="float" office:value="219547408">
            <text:p>219547408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office:value-type="string">
            <text:p>2013-12-17</text:p>
          </table:table-cell>
          <table:table-cell office:value-type="float" office:value="91753330554">
            <text:p>917533305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102.100 </text:p>
          </table:table-cell>
          <table:table-cell office:value-type="string">
            <text:p>↑ ( &lt;4.400 µg/L )</text:p>
          </table:table-cell>
          <table:table-cell office:value-type="string">
            <text:p>PSA</text:p>
          </table:table-cell>
          <table:table-cell office:value-type="float" office:value="102.1">
            <text:p>10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217234">
            <text:p>3217234</text:p>
          </table:table-cell>
          <table:table-cell office:value-type="float" office:value="84643588">
            <text:p>84643588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052035269">
            <text:p>200520352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sust ei leitud , kuid praeguseks PSA 124 .</text:p>
          </table:table-cell>
          <table:table-cell office:value-type="string">
            <text:p><text:s/>PSA 124 .</text:p>
          </table:table-cell>
          <table:table-cell/>
          <table:table-cell office:value-type="string">
            <text:p><text:s/>PSA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55131">
            <text:p>21355131</text:p>
          </table:table-cell>
          <table:table-cell office:value-type="float" office:value="179732393">
            <text:p>179732393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5808596">
            <text:p>6730458085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<text:s/>4+3=7 , G2 ( mõlemas sagaras ). PSA 140ng/ml</text:p>
          </table:table-cell>
          <table:table-cell office:value-type="string">
            <text:p><text:s/>PSA 140ng/ml</text:p>
          </table:table-cell>
          <table:table-cell office:value-type="string">
            <text:p><text:s/>CT - l vasaku kopsu ülasagaras </text:p>
          </table:table-cell>
          <table:table-cell office:value-type="string">
            <text:p><text:s/>PSA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29494">
            <text:p>10929494</text:p>
          </table:table-cell>
          <table:table-cell office:value-type="float" office:value="196943627">
            <text:p>196943627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53037793297">
            <text:p>530377932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office:value-type="string">
            <text:p>Analüüsid rahuldavad , PSA 227 .</text:p>
          </table:table-cell>
          <table:table-cell office:value-type="string">
            <text:p><text:s/>PSA 227 .</text:p>
          </table:table-cell>
          <table:table-cell/>
          <table:table-cell office:value-type="string">
            <text:p><text:s/>PSA</text:p>
          </table:table-cell>
          <table:table-cell office:value-type="float" office:value="227">
            <text:p>2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2053">
            <text:p>2122053</text:p>
          </table:table-cell>
          <table:table-cell office:value-type="float" office:value="88403589">
            <text:p>88403589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775010163">
            <text:p>557750101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254 .</text:p>
          </table:table-cell>
          <table:table-cell/>
          <table:table-cell office:value-type="string">
            <text:p>PSA</text:p>
          </table:table-cell>
          <table:table-cell office:value-type="float" office:value="254">
            <text:p>2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88889">
            <text:p>9488889</text:p>
          </table:table-cell>
          <table:table-cell office:value-type="float" office:value="182904291">
            <text:p>182904291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603881">
            <text:p>6730396038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33ng/ml</text:p>
          </table:table-cell>
          <table:table-cell office:value-type="string">
            <text:p><text:s/>, neerudes paisu pole , jääkuri</text:p>
          </table:table-cell>
          <table:table-cell office:value-type="string">
            <text:p>PSA</text:p>
          </table:table-cell>
          <table:table-cell office:value-type="float" office:value="333">
            <text:p>333</text:p>
          </table:table-cell>
          <table:table-cell table:number-columns-repeated="2" office:value-type="string">
            <text:p>NULL</text:p>
          </table:table-cell>
          <table:table-cell office:value-type="string">
            <text:p>ng/m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66671">
            <text:p>1466671</text:p>
          </table:table-cell>
          <table:table-cell office:value-type="float" office:value="127840759">
            <text:p>127840759</text:p>
          </table:table-cell>
          <table:table-cell office:value-type="string">
            <text:p>2012-07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051354781">
            <text:p>95051354781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600</text:p>
          </table:table-cell>
          <table:table-cell/>
          <table:table-cell office:value-type="string">
            <text:p>PSA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12">
            <text:p>2012</text:p>
          </table:table-cell>
          <table:table-cell table:number-columns-repeated="5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459452">
            <text:p>8459452</text:p>
          </table:table-cell>
          <table:table-cell office:value-type="float" office:value="151140203">
            <text:p>151140203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07-02</text:p>
          </table:table-cell>
          <table:table-cell office:value-type="float" office:value="57214459998">
            <text:p>572144599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\(\s*[&gt;&lt;][0-9]*[ ,.][0-9]*\s*(?P&lt;unit&gt;.g/L)\s*\)?</text:p>
          </table:table-cell>
          <table:table-cell office:value-type="string">
            <text:p>NULL</text:p>
          </table:table-cell>
          <table:table-cell table:number-columns-repeated="2" office:value-type="string">
            <text:p>S , P-PSA 1678.000 ( &lt;4.100 µg/L )</text:p>
          </table:table-cell>
          <table:table-cell/>
          <table:table-cell office:value-type="string">
            <text:p>S , P-PSA</text:p>
          </table:table-cell>
          <table:table-cell office:value-type="float" office:value="1678">
            <text:p>1678</text:p>
          </table:table-cell>
          <table:table-cell table:number-columns-repeated="2" office:value-type="string">
            <text:p>NULL</text:p>
          </table:table-cell>
          <table:table-cell office:value-type="string">
            <text:p>µ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08606">
            <text:p>1708606</text:p>
          </table:table-cell>
          <table:table-cell office:value-type="float" office:value="152142784">
            <text:p>152142784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711519440">
            <text:p>3071151944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PSA</text:p>
          </table:table-cell>
          <table:table-cell office:value-type="string">
            <text:p>(?P&lt;key&gt;(psa|Psa|S-PSA|PSA|(S\s*,\s*P-)?(\s*PSA)))[-=.&gt;&lt; ]*(?P&lt;value&gt;[0-9]+([ ,.]*[0-9]*)?)\s*(?P&lt;unit&gt;(ng/mL|ng/L|mk(ro)?g/[Ll]|ng/\s*ml|ng7ml|mg/ml|ng\\ml|ng/l|ug/L|ngIml|µg/L|mcg/L|ng/mg))?</text:p>
          </table:table-cell>
          <table:table-cell office:value-type="string">
            <text:p>NULL</text:p>
          </table:table-cell>
          <table:table-cell table:number-columns-repeated="2" office:value-type="string">
            <text:p>PSA 3679 </text:p>
          </table:table-cell>
          <table:table-cell office:value-type="string">
            <text:p>MTS ?</text:p>
          </table:table-cell>
          <table:table-cell office:value-type="string">
            <text:p>PSA</text:p>
          </table:table-cell>
          <table:table-cell office:value-type="float" office:value="3679">
            <text:p>36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7:46:51.55</dc:date>
    <meta:document-statistic meta:table-count="1" meta:cell-count="14788" meta:object-count="0"/>
    <meta:generator>LibreOffice/4.0.0.3$Windows_x86 LibreOffice_project/7545bee9c2a0782548772a21bc84a9dcc583b89</meta:generator>
  </office:meta>
</office:document-meta>
</file>